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13cm"/>
    </style:style>
    <style:style style:name="co2" style:family="table-column">
      <style:table-column-properties fo:break-before="auto" style:column-width="4.91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325cm"/>
    </style:style>
    <style:style style:name="co5" style:family="table-column">
      <style:table-column-properties fo:break-before="auto" style:column-width="3.41cm"/>
    </style:style>
    <style:style style:name="co6" style:family="table-column">
      <style:table-column-properties fo:break-before="auto" style:column-width="4.196cm"/>
    </style:style>
    <style:style style:name="co7" style:family="table-column">
      <style:table-column-properties fo:break-before="auto" style:column-width="4.856cm"/>
    </style:style>
    <style:style style:name="co8" style:family="table-column">
      <style:table-column-properties fo:break-before="auto" style:column-width="2.581cm"/>
    </style:style>
    <style:style style:name="co9" style:family="table-column">
      <style:table-column-properties fo:break-before="auto" style:column-width="4.039cm"/>
    </style:style>
    <style:style style:name="co10" style:family="table-column">
      <style:table-column-properties fo:break-before="auto" style:column-width="3.985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60"/>
    <style:style style:name="ce6" style:family="table-cell" style:parent-style-name="Default" style:data-style-name="N0"/>
    <style:style style:name="ce7" style:family="table-cell" style:parent-style-name="Default" style:data-style-name="N61"/>
    <style:style style:name="gr1" style:family="graphic">
      <style:graphic-properties draw:stroke="none" draw:fill="none" draw:ole-draw-aspect="1"/>
    </style:style>
  </office:automatic-styles>
  <office:body>
    <office:spreadsheet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5"/>
        <table:table-column table:style-name="co3" table:number-columns-repeated="2" table:default-cell-style-name="Default"/>
        <table:table-column table:style-name="co3" table:default-cell-style-name="ce6"/>
        <table:table-column table:style-name="co3" table:number-columns-repeated="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2" table:default-cell-style-name="ce7"/>
        <table:table-column table:style-name="co8" table:number-columns-repeated="2" table:default-cell-style-name="ce7"/>
        <table:table-column table:style-name="co9" table:default-cell-style-name="ce6"/>
        <table:table-column table:style-name="co9" table:default-cell-style-name="ce7"/>
        <table:table-column table:style-name="co10" table:default-cell-style-name="ce6"/>
        <table:table-column table:style-name="co3" table:default-cell-style-name="ce6"/>
        <table:table-column table:style-name="co3" table:default-cell-style-name="ce5"/>
        <table:table-column table:style-name="co3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office:value-type="string" calcext:value-type="string">
            <text:p>Source (wikipedia)</text:p>
          </table:table-cell>
          <table:table-cell/>
          <table:table-cell office:value-type="string" calcext:value-type="string">
            <text:p>Cac</text:p>
          </table:table-cell>
          <table:table-cell table:number-columns-repeated="2"/>
          <table:table-cell office:value-type="string" calcext:value-type="string">
            <text:p>Temp (oc)</text:p>
          </table:table-cell>
          <table:table-cell office:value-type="string" calcext:value-type="string">
            <text:p>Electron mobility</text:p>
          </table:table-cell>
          <table:table-cell office:value-type="string" calcext:value-type="string">
            <text:p>Hole mobility</text:p>
          </table:table-cell>
          <table:table-cell office:value-type="string" calcext:value-type="string">
            <text:p>Band Gap</text:p>
          </table:table-cell>
          <table:table-cell office:value-type="string" calcext:value-type="string">
            <text:p>Half Band Gap (eV)</text:p>
          </table:table-cell>
          <table:table-cell office:value-type="string" calcext:value-type="string">
            <text:p>Intrinsic Fermi Level</text:p>
          </table:table-cell>
          <table:table-cell office:value-type="string" calcext:value-type="string">
            <text:p>Intrinsic Fermi Level (eV)</text:p>
          </table:table-cell>
          <table:table-cell office:value-type="string" calcext:value-type="string">
            <text:p>Extrinsic Fermi Level (high)</text:p>
          </table:table-cell>
          <table:table-cell office:value-type="string" calcext:value-type="string">
            <text:p>Extrinsic Fermi Level (eV)</text:p>
          </table:table-cell>
          <table:table-cell office:value-type="string" calcext:value-type="string">
            <text:p>Extrinsic</text:p>
          </table:table-cell>
          <table:table-cell office:value-type="string" calcext:value-type="string">
            <text:p>Seebeck (V/K)</text:p>
          </table:table-cell>
          <table:table-cell office:value-type="string" calcext:value-type="string">
            <text:p>Seebeck (mV/K)</text:p>
          </table:table-cell>
          <table:table-cell office:value-type="string" calcext:value-type="string">
            <text:p>Conductivity (S/m)</text:p>
          </table:table-cell>
          <table:table-cell office:value-type="string" calcext:value-type="string">
            <text:p>Conductivity (Tera-S/M)</text:p>
          </table:table-cell>
          <table:table-cell office:value-type="string" calcext:value-type="string">
            <text:p>Power factor</text:p>
          </table:table-cell>
          <table:table-cell office:value-type="string" calcext:value-type="string">
            <text:p>Thermal Conductivity</text:p>
          </table:table-cell>
          <table:table-cell/>
        </table:table-row>
        <table:table-row table:style-name="ro1">
          <table:table-cell office:value-type="string" calcext:value-type="string">
            <text:p>Electron effective mass</text:p>
          </table:table-cell>
          <table:table-cell office:value-type="string" calcext:value-type="string">
            <text:p>0.01m_e</text:p>
          </table:table-cell>
          <table:table-cell/>
          <table:table-cell office:value-type="float" office:value="9.10938215E-033" calcext:value-type="float">
            <text:p>9.11E-0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160000000+[.G2]*(600000000-160000000)/300" office:value-type="float" office:value="160000000" calcext:value-type="float">
            <text:p>1.60E+08</text:p>
          </table:table-cell>
          <table:table-cell table:formula="of:=60000000+[.G2]*(400000000-60000000)/300" office:value-type="float" office:value="60000000" calcext:value-type="float">
            <text:p>6.00E+07</text:p>
          </table:table-cell>
          <table:table-cell table:formula="of:=0.25*1.602176565E-019+[.G2]*(0.32*1.602176565E-019-0.25*1.602176565E-019)/300" office:value-type="float" office:value="4.0054414125E-020" calcext:value-type="float">
            <text:p>4.01E-20</text:p>
          </table:table-cell>
          <table:table-cell table:formula="of:=([.J2]*1.6E+019)/2" office:value-type="float" office:value="0.320435313" calcext:value-type="float">
            <text:p>3.20E-01</text:p>
          </table:table-cell>
          <table:table-cell table:formula="of:=[.J2]/2+0.75*[.G2]*1.3806488E-023*(LN(3))" office:value-type="float" office:value="2.00272070625E-020" calcext:value-type="float">
            <text:p>2.00E-20</text:p>
          </table:table-cell>
          <table:table-cell table:formula="of:=[.L2]*1.6E+019" office:value-type="float" office:value="0.320435313" calcext:value-type="float">
            <text:p>3.20E-01</text:p>
          </table:table-cell>
          <table:table-cell table:formula="of:=[.L2]+1.3806488E-023*[.G2]*ASINH(0.000000001/4*EXP(-([.J2]/2)/(2*1.381E-023*[.G2]))*(2*PI()*SQRT(3)*1.3806488E-023*[.G2]/6.62606957E-034))" office:value-type="string" office:string-value="#DIV/0!" calcext:value-type="error">
            <text:p>#DIV/0!</text:p>
          </table:table-cell>
          <table:table-cell table:formula="of:=[.N2]*1.6E+019" office:value-type="string" office:string-value="#DIV/0!" calcext:value-type="error">
            <text:p>#DIV/0!</text:p>
          </table:table-cell>
          <table:table-cell/>
          <table:table-cell table:formula="of:=1.3806488E-023/1.602176565E-019*(2-[.L2]/(1.3806488E-023*[.G2]))" office:value-type="string" office:string-value="#DIV/0!" calcext:value-type="error">
            <text:p>#DIV/0!</text:p>
          </table:table-cell>
          <table:table-cell table:formula="of:=[.Q2]*1000" office:value-type="string" office:string-value="#DIV/0!" calcext:value-type="error">
            <text:p>#DIV/0!</text:p>
          </table:table-cell>
          <table:table-cell table:formula="of:=(SQRT(PI())*1.602176565E-019)/(4*(PI())^2)*((2*1.3806488E-023*[.G2])/(1.054571E-034)^2)^(1.5)*(9.11E-033*9.11E-031)^(0.75)*([.H2]+[.I2])*EXP(-[.J2]/2)" office:value-type="float" office:value="0" calcext:value-type="float">
            <text:p>0.00E+00</text:p>
          </table:table-cell>
          <table:table-cell table:formula="of:=[.S2]/1000000000000" office:value-type="float" office:value="0" calcext:value-type="float">
            <text:p>0</text:p>
          </table:table-cell>
          <table:table-cell table:formula="of:=[.Q2]^2*[.S2]" office:value-type="string" office:string-value="#DIV/0!" calcext:value-type="error">
            <text:p>#DIV/0!</text:p>
          </table:table-cell>
          <table:table-cell table:formula="of:=(2*[.D$15]^2*[.S2]*[.G2])/(1.602176565E-019)^2" office:value-type="float" office:value="0" calcext:value-type="float">
            <text:p>0.00E+000</text:p>
          </table:table-cell>
          <table:table-cell table:formula="of:=[.V2]/10000000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le effective mass</text:p>
          </table:table-cell>
          <table:table-cell office:value-type="string" calcext:value-type="string">
            <text:p>1.03me</text:p>
          </table:table-cell>
          <table:table-cell/>
          <table:table-cell office:value-type="float" office:value="9.10938215E-031" calcext:value-type="float">
            <text:p>9.11E-03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160000000+[.G3]*(600000000-160000000)/300" office:value-type="float" office:value="189333333.333333" calcext:value-type="float">
            <text:p>1.89E+08</text:p>
          </table:table-cell>
          <table:table-cell table:formula="of:=60000000+[.G3]*(400000000-60000000)/300" office:value-type="float" office:value="82666666.6666667" calcext:value-type="float">
            <text:p>8.27E+07</text:p>
          </table:table-cell>
          <table:table-cell table:formula="of:=0.25*1.602176565E-019+[.G3]*(0.32*1.602176565E-019-0.25*1.602176565E-019)/300" office:value-type="float" office:value="4.0802096522E-020" calcext:value-type="float">
            <text:p>4.08E-20</text:p>
          </table:table-cell>
          <table:table-cell table:formula="of:=([.J3]*1.6E+019)/2" office:value-type="float" office:value="0.326416772176" calcext:value-type="float">
            <text:p>3.26E-01</text:p>
          </table:table-cell>
          <table:table-cell table:formula="of:=[.J3]/2+0.75*[.G3]*1.3806488E-023*(LN(3))" office:value-type="float" office:value="2.06285679217022E-020" calcext:value-type="float">
            <text:p>2.06E-20</text:p>
          </table:table-cell>
          <table:table-cell table:formula="of:=[.L3]*1.6E+019" office:value-type="float" office:value="0.330057086747236" calcext:value-type="float">
            <text:p>3.30E-01</text:p>
          </table:table-cell>
          <table:table-cell table:formula="of:=[.L3]+1.3806488E-023*[.G3]*ASINH(1E-019/4*EXP(-([.J3]/2)/(2*1.381E-023*[.G3]))*(2*PI()*SQRT(3)*1.3806488E-023*[.G3]/6.62606957E-034))" office:value-type="float" office:value="2.06285679217022E-020" calcext:value-type="float">
            <text:p>2.06E-20</text:p>
          </table:table-cell>
          <table:table-cell table:formula="of:=[.N3]*1.6E+019" office:value-type="float" office:value="0.330057086747236" calcext:value-type="float">
            <text:p>3.30E-01</text:p>
          </table:table-cell>
          <table:table-cell/>
          <table:table-cell table:formula="of:=(-1.3806488E-023/1.602176565E-019)*(2-[.L3]/(1.3806488E-023*[.G3]))" office:value-type="float" office:value="0.00626532332336987" calcext:value-type="float">
            <text:p>6.27E-03</text:p>
          </table:table-cell>
          <table:table-cell table:formula="of:=[.Q3]*1000" office:value-type="float" office:value="6.26532332336987" calcext:value-type="float">
            <text:p>6.2653233234</text:p>
          </table:table-cell>
          <table:table-cell table:formula="of:=(SQRT(PI())*1.602176565E-019)/(4*(PI())^2)*((2*1.3806488E-023*[.G3])/(1.054571E-034)^2)^(1.5)*(9.11E-033*9.11E-031)^(0.75)*([.H3]+[.I3])*EXP(-[.J3]/2)" office:value-type="float" office:value="595332220120.726" calcext:value-type="float">
            <text:p>5.95E+11</text:p>
          </table:table-cell>
          <table:table-cell table:formula="of:=[.S3]/1000000000000" office:value-type="float" office:value="0.595332220120726" calcext:value-type="float">
            <text:p>0.5953322201</text:p>
          </table:table-cell>
          <table:table-cell table:formula="of:=[.Q3]^2*[.S3]/10000000" office:value-type="float" office:value="2.33693354865125" calcext:value-type="float">
            <text:p>2.3369335487</text:p>
          </table:table-cell>
          <table:table-cell table:formula="of:=(2*[.D$15]^2*[.S3]*[.G3])/(1.602176565E-019)^2" office:value-type="float" office:value="176833.714051912" calcext:value-type="float">
            <text:p>1.77E+005</text:p>
          </table:table-cell>
          <table:table-cell table:formula="of:=[.V3]/1000000000" office:value-type="float" office:value="0.000176833714051912" calcext:value-type="float">
            <text:p>0.0001768337</text:p>
          </table:table-cell>
        </table:table-row>
        <table:table-row table:style-name="ro1">
          <table:table-cell office:value-type="string" calcext:value-type="string">
            <text:p>Electron mobility</text:p>
          </table:table-cell>
          <table:table-cell table:style-name="ce2" office:value-type="string" calcext:value-type="string">
            <text:p>1600 cm2 V−1 s−1 (0 K)</text:p>
          </table:table-cell>
          <table:table-cell/>
          <table:table-cell table:formula="of:=1600*100000" office:value-type="float" office:value="160000000" calcext:value-type="float">
            <text:p>1.60E+008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160000000+[.G4]*(600000000-160000000)/300" office:value-type="float" office:value="218666666.666667" calcext:value-type="float">
            <text:p>2.19E+08</text:p>
          </table:table-cell>
          <table:table-cell table:formula="of:=60000000+[.G4]*(400000000-60000000)/300" office:value-type="float" office:value="105333333.333333" calcext:value-type="float">
            <text:p>1.05E+08</text:p>
          </table:table-cell>
          <table:table-cell table:formula="of:=0.25*1.602176565E-019+[.G4]*(0.32*1.602176565E-019-0.25*1.602176565E-019)/300" office:value-type="float" office:value="4.1549778919E-020" calcext:value-type="float">
            <text:p>4.15E-20</text:p>
          </table:table-cell>
          <table:table-cell table:formula="of:=([.J4]*1.6E+019)/2" office:value-type="float" office:value="0.332398231352" calcext:value-type="float">
            <text:p>3.32E-01</text:p>
          </table:table-cell>
          <table:table-cell table:formula="of:=[.J4]/2+0.75*[.G4]*1.3806488E-023*(LN(3))" office:value-type="float" office:value="2.12299287809045E-020" calcext:value-type="float">
            <text:p>2.12E-20</text:p>
          </table:table-cell>
          <table:table-cell table:formula="of:=[.L4]*1.6E+019" office:value-type="float" office:value="0.339678860494471" calcext:value-type="float">
            <text:p>3.40E-01</text:p>
          </table:table-cell>
          <table:table-cell table:formula="of:=[.L4]+1.3806488E-023*[.G4]*ASINH(1E-019/4*EXP(-([.J4]/2)/(2*1.381E-023*[.G4]))*(2*PI()*SQRT(3)*1.3806488E-023*[.G4]/6.62606957E-034))" office:value-type="float" office:value="2.12299287809045E-020" calcext:value-type="float">
            <text:p>2.12E-20</text:p>
          </table:table-cell>
          <table:table-cell table:formula="of:=[.N4]*1.6E+019" office:value-type="float" office:value="0.339678860494471" calcext:value-type="float">
            <text:p>3.40E-01</text:p>
          </table:table-cell>
          <table:table-cell/>
          <table:table-cell table:formula="of:=(-1.3806488E-023/1.602176565E-019)*(2-[.L4]/(1.3806488E-023*[.G4]))" office:value-type="float" office:value="0.00314032332336987" calcext:value-type="float">
            <text:p>3.14E-03</text:p>
          </table:table-cell>
          <table:table-cell table:formula="of:=[.Q4]*1000" office:value-type="float" office:value="3.14032332336987" calcext:value-type="float">
            <text:p>3.1403233234</text:p>
          </table:table-cell>
          <table:table-cell table:formula="of:=(SQRT(PI())*1.602176565E-019)/(4*(PI())^2)*((2*1.3806488E-023*[.G4])/(1.054571E-034)^2)^(1.5)*(9.11E-033*9.11E-031)^(0.75)*([.H4]+[.I4])*EXP(-[.J4]/2)" office:value-type="float" office:value="2005767026023.7" calcext:value-type="float">
            <text:p>2.01E+12</text:p>
          </table:table-cell>
          <table:table-cell table:formula="of:=[.S4]/1000000000000" office:value-type="float" office:value="2.0057670260237" calcext:value-type="float">
            <text:p>2.005767026</text:p>
          </table:table-cell>
          <table:table-cell table:formula="of:=[.Q4]^2*[.S4]/10000000" office:value-type="float" office:value="1.97801334307655" calcext:value-type="float">
            <text:p>1.9780133431</text:p>
          </table:table-cell>
          <table:table-cell table:formula="of:=(2*[.D$15]^2*[.S4]*[.G4])/(1.602176565E-019)^2" office:value-type="float" office:value="1191560.68073286" calcext:value-type="float">
            <text:p>1.19E+006</text:p>
          </table:table-cell>
          <table:table-cell table:formula="of:=[.V4]/1000000000" office:value-type="float" office:value="0.00119156068073286" calcext:value-type="float">
            <text:p>0.0011915607</text:p>
          </table:table-cell>
        </table:table-row>
        <table:table-row table:style-name="ro1">
          <table:table-cell/>
          <table:table-cell table:style-name="ce2" office:value-type="string" calcext:value-type="string">
            <text:p>6000 cm2 V−1 s−1 (300 K) </text:p>
          </table:table-cell>
          <table:table-cell/>
          <table:table-cell table:formula="of:=6000*100000" office:value-type="float" office:value="600000000" calcext:value-type="float">
            <text:p>6.00E+008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160000000+[.G5]*(600000000-160000000)/300" office:value-type="float" office:value="248000000" calcext:value-type="float">
            <text:p>2.48E+08</text:p>
          </table:table-cell>
          <table:table-cell table:formula="of:=60000000+[.G5]*(400000000-60000000)/300" office:value-type="float" office:value="128000000" calcext:value-type="float">
            <text:p>1.28E+08</text:p>
          </table:table-cell>
          <table:table-cell table:formula="of:=0.25*1.602176565E-019+[.G5]*(0.32*1.602176565E-019-0.25*1.602176565E-019)/300" office:value-type="float" office:value="4.2297461316E-020" calcext:value-type="float">
            <text:p>4.23E-20</text:p>
          </table:table-cell>
          <table:table-cell table:formula="of:=([.J5]*1.6E+019)/2" office:value-type="float" office:value="0.338379690528" calcext:value-type="float">
            <text:p>3.38E-01</text:p>
          </table:table-cell>
          <table:table-cell table:formula="of:=[.J5]/2+0.75*[.G5]*1.3806488E-023*(LN(3))" office:value-type="float" office:value="2.18312896401067E-020" calcext:value-type="float">
            <text:p>2.18E-20</text:p>
          </table:table-cell>
          <table:table-cell table:formula="of:=[.L5]*1.6E+019" office:value-type="float" office:value="0.349300634241707" calcext:value-type="float">
            <text:p>3.49E-01</text:p>
          </table:table-cell>
          <table:table-cell table:formula="of:=[.L5]+1.3806488E-023*[.G5]*ASINH(1E-019/4*EXP(-([.J5]/2)/(2*1.381E-023*[.G5]))*(2*PI()*SQRT(3)*1.3806488E-023*[.G5]/6.62606957E-034))" office:value-type="float" office:value="2.18312896401075E-020" calcext:value-type="float">
            <text:p>2.18E-20</text:p>
          </table:table-cell>
          <table:table-cell table:formula="of:=[.N5]*1.6E+019" office:value-type="float" office:value="0.34930063424172" calcext:value-type="float">
            <text:p>3.49E-01</text:p>
          </table:table-cell>
          <table:table-cell/>
          <table:table-cell table:formula="of:=(-1.3806488E-023/1.602176565E-019)*(2-[.L5]/(1.3806488E-023*[.G5]))" office:value-type="float" office:value="0.0020986566567032" calcext:value-type="float">
            <text:p>2.10E-03</text:p>
          </table:table-cell>
          <table:table-cell table:formula="of:=[.Q5]*1000" office:value-type="float" office:value="2.0986566567032" calcext:value-type="float">
            <text:p>2.0986566567</text:p>
          </table:table-cell>
          <table:table-cell table:formula="of:=(SQRT(PI())*1.602176565E-019)/(4*(PI())^2)*((2*1.3806488E-023*[.G5])/(1.054571E-034)^2)^(1.5)*(9.11E-033*9.11E-031)^(0.75)*([.H5]+[.I5])*EXP(-[.J5]/2)" office:value-type="float" office:value="4276221677091.02" calcext:value-type="float">
            <text:p>4.28E+12</text:p>
          </table:table-cell>
          <table:table-cell table:formula="of:=[.S5]/1000000000000" office:value-type="float" office:value="4.27622167709102" calcext:value-type="float">
            <text:p>4.2762216771</text:p>
          </table:table-cell>
          <table:table-cell table:formula="of:=[.Q5]^2*[.S5]/10000000" office:value-type="float" office:value="1.88340186910706" calcext:value-type="float">
            <text:p>1.8834018691</text:p>
          </table:table-cell>
          <table:table-cell table:formula="of:=(2*[.D$15]^2*[.S5]*[.G5])/(1.602176565E-019)^2" office:value-type="float" office:value="3810545.45199632" calcext:value-type="float">
            <text:p>3.81E+006</text:p>
          </table:table-cell>
          <table:table-cell table:formula="of:=[.V5]/1000000000" office:value-type="float" office:value="0.00381054545199632" calcext:value-type="float">
            <text:p>0.0038105455</text:p>
          </table:table-cell>
        </table:table-row>
        <table:table-row table:style-name="ro1">
          <table:table-cell table:style-name="ce2" office:value-type="string" calcext:value-type="string">
            <text:p>Hole mobility</text:p>
          </table:table-cell>
          <table:table-cell office:value-type="string" calcext:value-type="string">
            <text:p>600 cm2 V−1 s−1 (0 K)</text:p>
          </table:table-cell>
          <table:table-cell/>
          <table:table-cell table:formula="of:=600*100000" office:value-type="float" office:value="60000000" calcext:value-type="float">
            <text:p>6.00E+007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160000000+[.G6]*(600000000-160000000)/300" office:value-type="float" office:value="277333333.333333" calcext:value-type="float">
            <text:p>2.77E+08</text:p>
          </table:table-cell>
          <table:table-cell table:formula="of:=60000000+[.G6]*(400000000-60000000)/300" office:value-type="float" office:value="150666666.666667" calcext:value-type="float">
            <text:p>1.51E+08</text:p>
          </table:table-cell>
          <table:table-cell table:formula="of:=0.25*1.602176565E-019+[.G6]*(0.32*1.602176565E-019-0.25*1.602176565E-019)/300" office:value-type="float" office:value="4.3045143713E-020" calcext:value-type="float">
            <text:p>4.30E-20</text:p>
          </table:table-cell>
          <table:table-cell table:formula="of:=([.J6]*1.6E+019)/2" office:value-type="float" office:value="0.344361149704" calcext:value-type="float">
            <text:p>3.44E-01</text:p>
          </table:table-cell>
          <table:table-cell table:formula="of:=[.J6]/2+0.75*[.G6]*1.3806488E-023*(LN(3))" office:value-type="float" office:value="2.24326504993089E-020" calcext:value-type="float">
            <text:p>2.24E-20</text:p>
          </table:table-cell>
          <table:table-cell table:formula="of:=[.L6]*1.6E+019" office:value-type="float" office:value="0.358922407988943" calcext:value-type="float">
            <text:p>3.59E-01</text:p>
          </table:table-cell>
          <table:table-cell table:formula="of:=[.L6]+1.3806488E-023*[.G6]*ASINH(1E-019/4*EXP(-([.J6]/2)/(2*1.381E-023*[.G6]))*(2*PI()*SQRT(3)*1.3806488E-023*[.G6]/6.62606957E-034))" office:value-type="float" office:value="2.24326504993384E-020" calcext:value-type="float">
            <text:p>2.24E-20</text:p>
          </table:table-cell>
          <table:table-cell table:formula="of:=[.N6]*1.6E+019" office:value-type="float" office:value="0.358922407989415" calcext:value-type="float">
            <text:p>3.59E-01</text:p>
          </table:table-cell>
          <table:table-cell/>
          <table:table-cell table:formula="of:=(-1.3806488E-023/1.602176565E-019)*(2-[.L6]/(1.3806488E-023*[.G6]))" office:value-type="float" office:value="0.00157782332336987" calcext:value-type="float">
            <text:p>1.58E-03</text:p>
          </table:table-cell>
          <table:table-cell table:formula="of:=[.Q6]*1000" office:value-type="float" office:value="1.57782332336987" calcext:value-type="float">
            <text:p>1.5778233234</text:p>
          </table:table-cell>
          <table:table-cell table:formula="of:=(SQRT(PI())*1.602176565E-019)/(4*(PI())^2)*((2*1.3806488E-023*[.G6])/(1.054571E-034)^2)^(1.5)*(9.11E-033*9.11E-031)^(0.75)*([.H6]+[.I6])*EXP(-[.J6]/2)" office:value-type="float" office:value="7494182065049.14" calcext:value-type="float">
            <text:p>7.49E+12</text:p>
          </table:table-cell>
          <table:table-cell table:formula="of:=[.S6]/1000000000000" office:value-type="float" office:value="7.49418206504914" calcext:value-type="float">
            <text:p>7.494182065</text:p>
          </table:table-cell>
          <table:table-cell table:formula="of:=[.Q6]^2*[.S6]/10000000" office:value-type="float" office:value="1.86569643953895" calcext:value-type="float">
            <text:p>1.8656964395</text:p>
          </table:table-cell>
          <table:table-cell table:formula="of:=(2*[.D$15]^2*[.S6]*[.G6])/(1.602176565E-019)^2" office:value-type="float" office:value="8904097.60167277" calcext:value-type="float">
            <text:p>8.90E+006</text:p>
          </table:table-cell>
          <table:table-cell table:formula="of:=[.V6]/1000000000" office:value-type="float" office:value="0.00890409760167277" calcext:value-type="float">
            <text:p>0.0089040976</text:p>
          </table:table-cell>
        </table:table-row>
        <table:table-row table:style-name="ro1">
          <table:table-cell/>
          <table:table-cell office:value-type="string" calcext:value-type="string">
            <text:p>4000 cm2 V−1 s−1 (300 K) </text:p>
          </table:table-cell>
          <table:table-cell/>
          <table:table-cell table:formula="of:=4000*100000" office:value-type="float" office:value="400000000" calcext:value-type="float">
            <text:p>4.00E+00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160000000+[.G7]*(600000000-160000000)/300" office:value-type="float" office:value="306666666.666667" calcext:value-type="float">
            <text:p>3.07E+08</text:p>
          </table:table-cell>
          <table:table-cell table:formula="of:=60000000+[.G7]*(400000000-60000000)/300" office:value-type="float" office:value="173333333.333333" calcext:value-type="float">
            <text:p>1.73E+08</text:p>
          </table:table-cell>
          <table:table-cell table:formula="of:=0.25*1.602176565E-019+[.G7]*(0.32*1.602176565E-019-0.25*1.602176565E-019)/300" office:value-type="float" office:value="4.379282611E-020" calcext:value-type="float">
            <text:p>4.38E-20</text:p>
          </table:table-cell>
          <table:table-cell table:formula="of:=([.J7]*1.6E+019)/2" office:value-type="float" office:value="0.35034260888" calcext:value-type="float">
            <text:p>3.50E-01</text:p>
          </table:table-cell>
          <table:table-cell table:formula="of:=[.J7]/2+0.75*[.G7]*1.3806488E-023*(LN(3))" office:value-type="float" office:value="2.30340113585112E-020" calcext:value-type="float">
            <text:p>2.30E-20</text:p>
          </table:table-cell>
          <table:table-cell table:formula="of:=[.L7]*1.6E+019" office:value-type="float" office:value="0.368544181736179" calcext:value-type="float">
            <text:p>3.69E-01</text:p>
          </table:table-cell>
          <table:table-cell table:formula="of:=[.L7]+1.3806488E-023*[.G7]*ASINH(1E-019/4*EXP(-([.J7]/2)/(2*1.381E-023*[.G7]))*(2*PI()*SQRT(3)*1.3806488E-023*[.G7]/6.62606957E-034))" office:value-type="float" office:value="2.30340113587934E-020" calcext:value-type="float">
            <text:p>2.30E-20</text:p>
          </table:table-cell>
          <table:table-cell table:formula="of:=[.N7]*1.6E+019" office:value-type="float" office:value="0.368544181740694" calcext:value-type="float">
            <text:p>3.69E-01</text:p>
          </table:table-cell>
          <table:table-cell/>
          <table:table-cell table:formula="of:=(-1.3806488E-023/1.602176565E-019)*(2-[.L7]/(1.3806488E-023*[.G7]))" office:value-type="float" office:value="0.00126532332336987" calcext:value-type="float">
            <text:p>1.27E-03</text:p>
          </table:table-cell>
          <table:table-cell table:formula="of:=[.Q7]*1000" office:value-type="float" office:value="1.26532332336987" calcext:value-type="float">
            <text:p>1.2653233234</text:p>
          </table:table-cell>
          <table:table-cell table:formula="of:=(SQRT(PI())*1.602176565E-019)/(4*(PI())^2)*((2*1.3806488E-023*[.G7])/(1.054571E-034)^2)^(1.5)*(9.11E-033*9.11E-031)^(0.75)*([.H7]+[.I7])*EXP(-[.J7]/2)" office:value-type="float" office:value="11745911588698.3" calcext:value-type="float">
            <text:p>1.17E+13</text:p>
          </table:table-cell>
          <table:table-cell table:formula="of:=[.S7]/1000000000000" office:value-type="float" office:value="11.7459115886983" calcext:value-type="float">
            <text:p>11.7459115887</text:p>
          </table:table-cell>
          <table:table-cell table:formula="of:=[.Q7]^2*[.S7]/10000000" office:value-type="float" office:value="1.8805710851043" calcext:value-type="float">
            <text:p>1.8805710851</text:p>
          </table:table-cell>
          <table:table-cell table:formula="of:=(2*[.D$15]^2*[.S7]*[.G7])/(1.602176565E-019)^2" office:value-type="float" office:value="17444656.1176692" calcext:value-type="float">
            <text:p>1.74E+007</text:p>
          </table:table-cell>
          <table:table-cell table:formula="of:=[.V7]/1000000000" office:value-type="float" office:value="0.0174446561176692" calcext:value-type="float">
            <text:p>0.0174446561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Band_gap" xlink:type="simple">Band gap</text:a></text:p>
          </table:table-cell>
          <table:table-cell table:style-name="ce2" office:value-type="string" calcext:value-type="string">
            <text:p>0.25 eV (0 K)</text:p>
          </table:table-cell>
          <table:table-cell/>
          <table:table-cell table:formula="of:=0.25*1.602176565E-019" office:value-type="float" office:value="4.0054414125E-020" calcext:value-type="float">
            <text:p>4.01E-02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formula="of:=160000000+[.G8]*(600000000-160000000)/300" office:value-type="float" office:value="336000000" calcext:value-type="float">
            <text:p>3.36E+08</text:p>
          </table:table-cell>
          <table:table-cell table:formula="of:=60000000+[.G8]*(400000000-60000000)/300" office:value-type="float" office:value="196000000" calcext:value-type="float">
            <text:p>1.96E+08</text:p>
          </table:table-cell>
          <table:table-cell table:formula="of:=0.25*1.602176565E-019+[.G8]*(0.32*1.602176565E-019-0.25*1.602176565E-019)/300" office:value-type="float" office:value="4.4540508507E-020" calcext:value-type="float">
            <text:p>4.45E-20</text:p>
          </table:table-cell>
          <table:table-cell table:formula="of:=([.J8]*1.6E+019)/2" office:value-type="float" office:value="0.356324068056" calcext:value-type="float">
            <text:p>3.56E-01</text:p>
          </table:table-cell>
          <table:table-cell table:formula="of:=[.J8]/2+0.75*[.G8]*1.3806488E-023*(LN(3))" office:value-type="float" office:value="2.36353722177134E-020" calcext:value-type="float">
            <text:p>2.36E-20</text:p>
          </table:table-cell>
          <table:table-cell table:formula="of:=[.L8]*1.6E+019" office:value-type="float" office:value="0.378165955483414" calcext:value-type="float">
            <text:p>3.78E-01</text:p>
          </table:table-cell>
          <table:table-cell table:formula="of:=[.L8]+1.3806488E-023*[.G8]*ASINH(1E-019/4*EXP(-([.J8]/2)/(2*1.381E-023*[.G8]))*(2*PI()*SQRT(3)*1.3806488E-023*[.G8]/6.62606957E-034))" office:value-type="float" office:value="2.36353722190743E-020" calcext:value-type="float">
            <text:p>2.36E-20</text:p>
          </table:table-cell>
          <table:table-cell table:formula="of:=[.N8]*1.6E+019" office:value-type="float" office:value="0.378165955505189" calcext:value-type="float">
            <text:p>3.78E-01</text:p>
          </table:table-cell>
          <table:table-cell/>
          <table:table-cell table:formula="of:=(-1.3806488E-023/1.602176565E-019)*(2-[.L8]/(1.3806488E-023*[.G8]))" office:value-type="float" office:value="0.00105698999003653" calcext:value-type="float">
            <text:p>1.06E-03</text:p>
          </table:table-cell>
          <table:table-cell table:formula="of:=[.Q8]*1000" office:value-type="float" office:value="1.05698999003653" calcext:value-type="float">
            <text:p>1.05698999</text:p>
          </table:table-cell>
          <table:table-cell table:formula="of:=(SQRT(PI())*1.602176565E-019)/(4*(PI())^2)*((2*1.3806488E-023*[.G8])/(1.054571E-034)^2)^(1.5)*(9.11E-033*9.11E-031)^(0.75)*([.H8]+[.I8])*EXP(-[.J8]/2)" office:value-type="float" office:value="17113111956673.2" calcext:value-type="float">
            <text:p>1.71E+13</text:p>
          </table:table-cell>
          <table:table-cell table:formula="of:=[.S8]/1000000000000" office:value-type="float" office:value="17.1131119566732" calcext:value-type="float">
            <text:p>17.1131119567</text:p>
          </table:table-cell>
          <table:table-cell table:formula="of:=[.Q8]^2*[.S8]/10000000" office:value-type="float" office:value="1.91192450905595" calcext:value-type="float">
            <text:p>1.9119245091</text:p>
          </table:table-cell>
          <table:table-cell table:formula="of:=(2*[.D$15]^2*[.S8]*[.G8])/(1.602176565E-019)^2" office:value-type="float" office:value="30499022.6701089" calcext:value-type="float">
            <text:p>3.05E+007</text:p>
          </table:table-cell>
          <table:table-cell table:formula="of:=[.V8]/1000000000" office:value-type="float" office:value="0.0304990226701089" calcext:value-type="float">
            <text:p>0.0304990227</text:p>
          </table:table-cell>
        </table:table-row>
        <table:table-row table:style-name="ro1">
          <table:table-cell/>
          <table:table-cell office:value-type="string" calcext:value-type="string">
            <text:p>0.32 eV (300 K)</text:p>
          </table:table-cell>
          <table:table-cell/>
          <table:table-cell table:formula="of:=0.32*1.602176565E-019" office:value-type="float" office:value="5.126965008E-020" calcext:value-type="float">
            <text:p>5.13E-020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formula="of:=160000000+[.G9]*(600000000-160000000)/300" office:value-type="float" office:value="365333333.333333" calcext:value-type="float">
            <text:p>3.65E+08</text:p>
          </table:table-cell>
          <table:table-cell table:formula="of:=60000000+[.G9]*(400000000-60000000)/300" office:value-type="float" office:value="218666666.666667" calcext:value-type="float">
            <text:p>2.19E+08</text:p>
          </table:table-cell>
          <table:table-cell table:formula="of:=0.25*1.602176565E-019+[.G9]*(0.32*1.602176565E-019-0.25*1.602176565E-019)/300" office:value-type="float" office:value="4.5288190904E-020" calcext:value-type="float">
            <text:p>4.53E-20</text:p>
          </table:table-cell>
          <table:table-cell table:formula="of:=([.J9]*1.6E+019)/2" office:value-type="float" office:value="0.362305527232" calcext:value-type="float">
            <text:p>3.62E-01</text:p>
          </table:table-cell>
          <table:table-cell table:formula="of:=[.J9]/2+0.75*[.G9]*1.3806488E-023*(LN(3))" office:value-type="float" office:value="2.42367330769156E-020" calcext:value-type="float">
            <text:p>2.42E-20</text:p>
          </table:table-cell>
          <table:table-cell table:formula="of:=[.L9]*1.6E+019" office:value-type="float" office:value="0.38778772923065" calcext:value-type="float">
            <text:p>3.88E-01</text:p>
          </table:table-cell>
          <table:table-cell table:formula="of:=[.L9]+1.3806488E-023*[.G9]*ASINH(1E-019/4*EXP(-([.J9]/2)/(2*1.381E-023*[.G9]))*(2*PI()*SQRT(3)*1.3806488E-023*[.G9]/6.62606957E-034))" office:value-type="float" office:value="2.42367330813071E-020" calcext:value-type="float">
            <text:p>2.42E-20</text:p>
          </table:table-cell>
          <table:table-cell table:formula="of:=[.N9]*1.6E+019" office:value-type="float" office:value="0.387787729300913" calcext:value-type="float">
            <text:p>3.88E-01</text:p>
          </table:table-cell>
          <table:table-cell/>
          <table:table-cell table:formula="of:=(-1.3806488E-023/1.602176565E-019)*(2-[.L9]/(1.3806488E-023*[.G9]))" office:value-type="float" office:value="0.000908180466227009" calcext:value-type="float">
            <text:p>9.08E-04</text:p>
          </table:table-cell>
          <table:table-cell table:formula="of:=[.Q9]*1000" office:value-type="float" office:value="0.908180466227009" calcext:value-type="float">
            <text:p>0.9081804662</text:p>
          </table:table-cell>
          <table:table-cell table:formula="of:=(SQRT(PI())*1.602176565E-019)/(4*(PI())^2)*((2*1.3806488E-023*[.G9])/(1.054571E-034)^2)^(1.5)*(9.11E-033*9.11E-031)^(0.75)*([.H9]+[.I9])*EXP(-[.J9]/2)" office:value-type="float" office:value="23672841528607.1" calcext:value-type="float">
            <text:p>2.37E+13</text:p>
          </table:table-cell>
          <table:table-cell table:formula="of:=[.S9]/1000000000000" office:value-type="float" office:value="23.6728415286071" calcext:value-type="float">
            <text:p>23.6728415286</text:p>
          </table:table-cell>
          <table:table-cell table:formula="of:=[.Q9]^2*[.S9]/10000000" office:value-type="float" office:value="1.95251646105022" calcext:value-type="float">
            <text:p>1.9525164611</text:p>
          </table:table-cell>
          <table:table-cell table:formula="of:=(2*[.D$15]^2*[.S9]*[.G9])/(1.602176565E-019)^2" office:value-type="float" office:value="49221416.9455154" calcext:value-type="float">
            <text:p>4.92E+007</text:p>
          </table:table-cell>
          <table:table-cell table:formula="of:=[.V9]/1000000000" office:value-type="float" office:value="0.0492214169455154" calcext:value-type="float">
            <text:p>0.0492214169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Melting_point" xlink:type="simple">Melting point</text:a></text:p>
          </table:table-cell>
          <table:table-cell table:style-name="ce2" office:value-type="string" calcext:value-type="string">
            <text:p>924°C</text:p>
          </table:table-cell>
          <table:table-cell table:number-columns-repeated="4"/>
          <table:table-cell office:value-type="float" office:value="160" calcext:value-type="float">
            <text:p>160</text:p>
          </table:table-cell>
          <table:table-cell table:formula="of:=160000000+[.G10]*(600000000-160000000)/300" office:value-type="float" office:value="394666666.666667" calcext:value-type="float">
            <text:p>3.95E+08</text:p>
          </table:table-cell>
          <table:table-cell table:formula="of:=60000000+[.G10]*(400000000-60000000)/300" office:value-type="float" office:value="241333333.333333" calcext:value-type="float">
            <text:p>2.41E+08</text:p>
          </table:table-cell>
          <table:table-cell table:formula="of:=0.25*1.602176565E-019+[.G10]*(0.32*1.602176565E-019-0.25*1.602176565E-019)/300" office:value-type="float" office:value="4.6035873301E-020" calcext:value-type="float">
            <text:p>4.60E-20</text:p>
          </table:table-cell>
          <table:table-cell table:formula="of:=([.J10]*1.6E+019)/2" office:value-type="float" office:value="0.368286986408" calcext:value-type="float">
            <text:p>3.68E-01</text:p>
          </table:table-cell>
          <table:table-cell table:formula="of:=[.J10]/2+0.75*[.G10]*1.3806488E-023*(LN(3))" office:value-type="float" office:value="2.48380939361179E-020" calcext:value-type="float">
            <text:p>2.48E-20</text:p>
          </table:table-cell>
          <table:table-cell table:formula="of:=[.L10]*1.6E+019" office:value-type="float" office:value="0.397409502977886" calcext:value-type="float">
            <text:p>3.97E-01</text:p>
          </table:table-cell>
          <table:table-cell table:formula="of:=[.L10]+1.3806488E-023*[.G10]*ASINH(1E-019/4*EXP(-([.J10]/2)/(2*1.381E-023*[.G10]))*(2*PI()*SQRT(3)*1.3806488E-023*[.G10]/6.62606957E-034))" office:value-type="float" office:value="2.48380939470765E-020" calcext:value-type="float">
            <text:p>2.48E-20</text:p>
          </table:table-cell>
          <table:table-cell table:formula="of:=[.N10]*1.6E+019" office:value-type="float" office:value="0.397409503153224" calcext:value-type="float">
            <text:p>3.97E-01</text:p>
          </table:table-cell>
          <table:table-cell/>
          <table:table-cell table:formula="of:=(-1.3806488E-023/1.602176565E-019)*(2-[.L10]/(1.3806488E-023*[.G10]))" office:value-type="float" office:value="0.000796573323369866" calcext:value-type="float">
            <text:p>7.97E-04</text:p>
          </table:table-cell>
          <table:table-cell table:formula="of:=[.Q10]*1000" office:value-type="float" office:value="0.796573323369866" calcext:value-type="float">
            <text:p>0.7965733234</text:p>
          </table:table-cell>
          <table:table-cell table:formula="of:=(SQRT(PI())*1.602176565E-019)/(4*(PI())^2)*((2*1.3806488E-023*[.G10])/(1.054571E-034)^2)^(1.5)*(9.11E-033*9.11E-031)^(0.75)*([.H10]+[.I10])*EXP(-[.J10]/2)" office:value-type="float" office:value="31497971075335.1" calcext:value-type="float">
            <text:p>3.15E+13</text:p>
          </table:table-cell>
          <table:table-cell table:formula="of:=[.S10]/1000000000000" office:value-type="float" office:value="31.4979710753351" calcext:value-type="float">
            <text:p>31.4979710753</text:p>
          </table:table-cell>
          <table:table-cell table:formula="of:=[.Q10]^2*[.S10]/10000000" office:value-type="float" office:value="1.99863779627327" calcext:value-type="float">
            <text:p>1.9986377963</text:p>
          </table:table-cell>
          <table:table-cell table:formula="of:=(2*[.D$15]^2*[.S10]*[.G10])/(1.602176565E-019)^2" office:value-type="float" office:value="74847663.5008494" calcext:value-type="float">
            <text:p>7.48E+007</text:p>
          </table:table-cell>
          <table:table-cell table:formula="of:=[.V10]/1000000000" office:value-type="float" office:value="0.0748476635008494" calcext:value-type="float">
            <text:p>0.0748476635</text:p>
          </table:table-cell>
        </table:table-row>
        <table:table-row table:style-name="ro1">
          <table:table-cell table:number-columns-repeated="6"/>
          <table:table-cell office:value-type="float" office:value="180" calcext:value-type="float">
            <text:p>180</text:p>
          </table:table-cell>
          <table:table-cell table:formula="of:=160000000+[.G11]*(600000000-160000000)/300" office:value-type="float" office:value="424000000" calcext:value-type="float">
            <text:p>4.24E+08</text:p>
          </table:table-cell>
          <table:table-cell table:formula="of:=60000000+[.G11]*(400000000-60000000)/300" office:value-type="float" office:value="264000000" calcext:value-type="float">
            <text:p>2.64E+08</text:p>
          </table:table-cell>
          <table:table-cell table:formula="of:=0.25*1.602176565E-019+[.G11]*(0.32*1.602176565E-019-0.25*1.602176565E-019)/300" office:value-type="float" office:value="4.6783555698E-020" calcext:value-type="float">
            <text:p>4.68E-20</text:p>
          </table:table-cell>
          <table:table-cell table:formula="of:=([.J11]*1.6E+019)/2" office:value-type="float" office:value="0.374268445584" calcext:value-type="float">
            <text:p>3.74E-01</text:p>
          </table:table-cell>
          <table:table-cell table:formula="of:=[.J11]/2+0.75*[.G11]*1.3806488E-023*(LN(3))" office:value-type="float" office:value="2.54394547953201E-020" calcext:value-type="float">
            <text:p>2.54E-20</text:p>
          </table:table-cell>
          <table:table-cell table:formula="of:=[.L11]*1.6E+019" office:value-type="float" office:value="0.407031276725121" calcext:value-type="float">
            <text:p>4.07E-01</text:p>
          </table:table-cell>
          <table:table-cell table:formula="of:=[.L11]+1.3806488E-023*[.G11]*ASINH(1E-019/4*EXP(-([.J11]/2)/(2*1.381E-023*[.G11]))*(2*PI()*SQRT(3)*1.3806488E-023*[.G11]/6.62606957E-034))" office:value-type="float" office:value="2.54394548182681E-020" calcext:value-type="float">
            <text:p>2.54E-20</text:p>
          </table:table-cell>
          <table:table-cell table:formula="of:=[.N11]*1.6E+019" office:value-type="float" office:value="0.40703127709229" calcext:value-type="float">
            <text:p>4.07E-01</text:p>
          </table:table-cell>
          <table:table-cell/>
          <table:table-cell table:formula="of:=(-1.3806488E-023/1.602176565E-019)*(2-[.L11]/(1.3806488E-023*[.G11]))" office:value-type="float" office:value="0.00070976776781431" calcext:value-type="float">
            <text:p>7.10E-04</text:p>
          </table:table-cell>
          <table:table-cell table:formula="of:=[.Q11]*1000" office:value-type="float" office:value="0.70976776781431" calcext:value-type="float">
            <text:p>0.7097677678</text:p>
          </table:table-cell>
          <table:table-cell table:formula="of:=(SQRT(PI())*1.602176565E-019)/(4*(PI())^2)*((2*1.3806488E-023*[.G11])/(1.054571E-034)^2)^(1.5)*(9.11E-033*9.11E-031)^(0.75)*([.H11]+[.I11])*EXP(-[.J11]/2)" office:value-type="float" office:value="40657688680009.6" calcext:value-type="float">
            <text:p>4.07E+13</text:p>
          </table:table-cell>
          <table:table-cell table:formula="of:=[.S11]/1000000000000" office:value-type="float" office:value="40.6576886800096" calcext:value-type="float">
            <text:p>40.65768868</text:p>
          </table:table-cell>
          <table:table-cell table:formula="of:=[.Q11]^2*[.S11]/10000000" office:value-type="float" office:value="2.04821353823864" calcext:value-type="float">
            <text:p>2.0482135382</text:p>
          </table:table-cell>
          <table:table-cell table:formula="of:=(2*[.D$15]^2*[.S11]*[.G11])/(1.602176565E-019)^2" office:value-type="float" office:value="108690322.242849" calcext:value-type="float">
            <text:p>1.09E+008</text:p>
          </table:table-cell>
          <table:table-cell table:formula="of:=[.V11]/1000000000" office:value-type="float" office:value="0.108690322242849" calcext:value-type="float">
            <text:p>0.1086903222</text:p>
          </table:table-cell>
        </table:table-row>
        <table:table-row table:style-name="ro1">
          <table:table-cell table:number-columns-repeated="6"/>
          <table:table-cell office:value-type="float" office:value="200" calcext:value-type="float">
            <text:p>200</text:p>
          </table:table-cell>
          <table:table-cell table:formula="of:=160000000+[.G12]*(600000000-160000000)/300" office:value-type="float" office:value="453333333.333333" calcext:value-type="float">
            <text:p>4.53E+08</text:p>
          </table:table-cell>
          <table:table-cell table:formula="of:=60000000+[.G12]*(400000000-60000000)/300" office:value-type="float" office:value="286666666.666667" calcext:value-type="float">
            <text:p>2.87E+08</text:p>
          </table:table-cell>
          <table:table-cell table:formula="of:=0.25*1.602176565E-019+[.G12]*(0.32*1.602176565E-019-0.25*1.602176565E-019)/300" office:value-type="float" office:value="4.7531238095E-020" calcext:value-type="float">
            <text:p>4.75E-20</text:p>
          </table:table-cell>
          <table:table-cell table:formula="of:=([.J12]*1.6E+019)/2" office:value-type="float" office:value="0.38024990476" calcext:value-type="float">
            <text:p>3.80E-01</text:p>
          </table:table-cell>
          <table:table-cell table:formula="of:=[.J12]/2+0.75*[.G12]*1.3806488E-023*(LN(3))" office:value-type="float" office:value="2.60408156545223E-020" calcext:value-type="float">
            <text:p>2.60E-20</text:p>
          </table:table-cell>
          <table:table-cell table:formula="of:=[.L12]*1.6E+019" office:value-type="float" office:value="0.416653050472357" calcext:value-type="float">
            <text:p>4.17E-01</text:p>
          </table:table-cell>
          <table:table-cell table:formula="of:=[.L12]+1.3806488E-023*[.G12]*ASINH(1E-019/4*EXP(-([.J12]/2)/(2*1.381E-023*[.G12]))*(2*PI()*SQRT(3)*1.3806488E-023*[.G12]/6.62606957E-034))" office:value-type="float" office:value="2.60408156969069E-020" calcext:value-type="float">
            <text:p>2.60E-20</text:p>
          </table:table-cell>
          <table:table-cell table:formula="of:=[.N12]*1.6E+019" office:value-type="float" office:value="0.416653051150511" calcext:value-type="float">
            <text:p>4.17E-01</text:p>
          </table:table-cell>
          <table:table-cell/>
          <table:table-cell table:formula="of:=(-1.3806488E-023/1.602176565E-019)*(2-[.L12]/(1.3806488E-023*[.G12]))" office:value-type="float" office:value="0.000640323323369866" calcext:value-type="float">
            <text:p>6.40E-04</text:p>
          </table:table-cell>
          <table:table-cell table:formula="of:=[.Q12]*1000" office:value-type="float" office:value="0.640323323369866" calcext:value-type="float">
            <text:p>0.6403233234</text:p>
          </table:table-cell>
          <table:table-cell table:formula="of:=(SQRT(PI())*1.602176565E-019)/(4*(PI())^2)*((2*1.3806488E-023*[.G12])/(1.054571E-034)^2)^(1.5)*(9.11E-033*9.11E-031)^(0.75)*([.H12]+[.I12])*EXP(-[.J12]/2)" office:value-type="float" office:value="51217951369448.6" calcext:value-type="float">
            <text:p>5.12E+13</text:p>
          </table:table-cell>
          <table:table-cell table:formula="of:=[.S12]/1000000000000" office:value-type="float" office:value="51.2179513694486" calcext:value-type="float">
            <text:p>51.2179513694</text:p>
          </table:table-cell>
          <table:table-cell table:formula="of:=[.Q12]^2*[.S12]/10000000" office:value-type="float" office:value="2.10000749847605" calcext:value-type="float">
            <text:p>2.1000074985</text:p>
          </table:table-cell>
          <table:table-cell table:formula="of:=(2*[.D$15]^2*[.S12]*[.G12])/(1.602176565E-019)^2" office:value-type="float" office:value="152134560.514013" calcext:value-type="float">
            <text:p>1.52E+008</text:p>
          </table:table-cell>
          <table:table-cell table:formula="of:=[.V12]/1000000000" office:value-type="float" office:value="0.152134560514013" calcext:value-type="float">
            <text:p>0.1521345605</text:p>
          </table:table-cell>
        </table:table-row>
        <table:table-row table:style-name="ro1">
          <table:table-cell table:number-columns-repeated="6"/>
          <table:table-cell office:value-type="float" office:value="220" calcext:value-type="float">
            <text:p>220</text:p>
          </table:table-cell>
          <table:table-cell table:formula="of:=160000000+[.G13]*(600000000-160000000)/300" office:value-type="float" office:value="482666666.666667" calcext:value-type="float">
            <text:p>4.83E+08</text:p>
          </table:table-cell>
          <table:table-cell table:formula="of:=60000000+[.G13]*(400000000-60000000)/300" office:value-type="float" office:value="309333333.333333" calcext:value-type="float">
            <text:p>3.09E+08</text:p>
          </table:table-cell>
          <table:table-cell table:formula="of:=0.25*1.602176565E-019+[.G13]*(0.32*1.602176565E-019-0.25*1.602176565E-019)/300" office:value-type="float" office:value="4.8278920492E-020" calcext:value-type="float">
            <text:p>4.83E-20</text:p>
          </table:table-cell>
          <table:table-cell table:formula="of:=([.J13]*1.6E+019)/2" office:value-type="float" office:value="0.386231363936" calcext:value-type="float">
            <text:p>3.86E-01</text:p>
          </table:table-cell>
          <table:table-cell table:formula="of:=[.J13]/2+0.75*[.G13]*1.3806488E-023*(LN(3))" office:value-type="float" office:value="2.66421765137245E-020" calcext:value-type="float">
            <text:p>2.66E-20</text:p>
          </table:table-cell>
          <table:table-cell table:formula="of:=[.L13]*1.6E+019" office:value-type="float" office:value="0.426274824219593" calcext:value-type="float">
            <text:p>4.26E-01</text:p>
          </table:table-cell>
          <table:table-cell table:formula="of:=[.L13]+1.3806488E-023*[.G13]*ASINH(1E-019/4*EXP(-([.J13]/2)/(2*1.381E-023*[.G13]))*(2*PI()*SQRT(3)*1.3806488E-023*[.G13]/6.62606957E-034))" office:value-type="float" office:value="2.66421765850317E-020" calcext:value-type="float">
            <text:p>2.66E-20</text:p>
          </table:table-cell>
          <table:table-cell table:formula="of:=[.N13]*1.6E+019" office:value-type="float" office:value="0.426274825360506" calcext:value-type="float">
            <text:p>4.26E-01</text:p>
          </table:table-cell>
          <table:table-cell/>
          <table:table-cell table:formula="of:=(-1.3806488E-023/1.602176565E-019)*(2-[.L13]/(1.3806488E-023*[.G13]))" office:value-type="float" office:value="0.000583505141551684" calcext:value-type="float">
            <text:p>5.84E-04</text:p>
          </table:table-cell>
          <table:table-cell table:formula="of:=[.Q13]*1000" office:value-type="float" office:value="0.583505141551684" calcext:value-type="float">
            <text:p>0.5835051416</text:p>
          </table:table-cell>
          <table:table-cell table:formula="of:=(SQRT(PI())*1.602176565E-019)/(4*(PI())^2)*((2*1.3806488E-023*[.G13])/(1.054571E-034)^2)^(1.5)*(9.11E-033*9.11E-031)^(0.75)*([.H13]+[.I13])*EXP(-[.J13]/2)" office:value-type="float" office:value="63241868533160.1" calcext:value-type="float">
            <text:p>6.32E+13</text:p>
          </table:table-cell>
          <table:table-cell table:formula="of:=[.S13]/1000000000000" office:value-type="float" office:value="63.2418685331601" calcext:value-type="float">
            <text:p>63.2418685332</text:p>
          </table:table-cell>
          <table:table-cell table:formula="of:=[.Q13]^2*[.S13]/10000000" office:value-type="float" office:value="2.15324807386398" calcext:value-type="float">
            <text:p>2.1532480739</text:p>
          </table:table-cell>
          <table:table-cell table:formula="of:=(2*[.D$15]^2*[.S13]*[.G13])/(1.602176565E-019)^2" office:value-type="float" office:value="206634607.201959" calcext:value-type="float">
            <text:p>2.07E+008</text:p>
          </table:table-cell>
          <table:table-cell table:formula="of:=[.V13]/1000000000" office:value-type="float" office:value="0.206634607201959" calcext:value-type="float">
            <text:p>0.2066346072</text:p>
          </table:table-cell>
        </table:table-row>
        <table:table-row table:style-name="ro1">
          <table:table-cell table:number-columns-repeated="6"/>
          <table:table-cell office:value-type="float" office:value="240" calcext:value-type="float">
            <text:p>240</text:p>
          </table:table-cell>
          <table:table-cell table:formula="of:=160000000+[.G14]*(600000000-160000000)/300" office:value-type="float" office:value="512000000" calcext:value-type="float">
            <text:p>5.12E+08</text:p>
          </table:table-cell>
          <table:table-cell table:formula="of:=60000000+[.G14]*(400000000-60000000)/300" office:value-type="float" office:value="332000000" calcext:value-type="float">
            <text:p>3.32E+08</text:p>
          </table:table-cell>
          <table:table-cell table:formula="of:=0.25*1.602176565E-019+[.G14]*(0.32*1.602176565E-019-0.25*1.602176565E-019)/300" office:value-type="float" office:value="4.9026602889E-020" calcext:value-type="float">
            <text:p>4.90E-20</text:p>
          </table:table-cell>
          <table:table-cell table:formula="of:=([.J14]*1.6E+019)/2" office:value-type="float" office:value="0.392212823112" calcext:value-type="float">
            <text:p>3.92E-01</text:p>
          </table:table-cell>
          <table:table-cell table:formula="of:=[.J14]/2+0.75*[.G14]*1.3806488E-023*(LN(3))" office:value-type="float" office:value="2.72435373729268E-020" calcext:value-type="float">
            <text:p>2.72E-20</text:p>
          </table:table-cell>
          <table:table-cell table:formula="of:=[.L14]*1.6E+019" office:value-type="float" office:value="0.435896597966829" calcext:value-type="float">
            <text:p>4.36E-01</text:p>
          </table:table-cell>
          <table:table-cell table:formula="of:=[.L14]+1.3806488E-023*[.G14]*ASINH(1E-019/4*EXP(-([.J14]/2)/(2*1.381E-023*[.G14]))*(2*PI()*SQRT(3)*1.3806488E-023*[.G14]/6.62606957E-034))" office:value-type="float" office:value="2.72435374846112E-020" calcext:value-type="float">
            <text:p>2.72E-20</text:p>
          </table:table-cell>
          <table:table-cell table:formula="of:=[.N14]*1.6E+019" office:value-type="float" office:value="0.435896599753779" calcext:value-type="float">
            <text:p>4.36E-01</text:p>
          </table:table-cell>
          <table:table-cell/>
          <table:table-cell table:formula="of:=(-1.3806488E-023/1.602176565E-019)*(2-[.L14]/(1.3806488E-023*[.G14]))" office:value-type="float" office:value="0.000536156656703199" calcext:value-type="float">
            <text:p>5.36E-04</text:p>
          </table:table-cell>
          <table:table-cell table:formula="of:=[.Q14]*1000" office:value-type="float" office:value="0.536156656703199" calcext:value-type="float">
            <text:p>0.5361566567</text:p>
          </table:table-cell>
          <table:table-cell table:formula="of:=(SQRT(PI())*1.602176565E-019)/(4*(PI())^2)*((2*1.3806488E-023*[.G14])/(1.054571E-034)^2)^(1.5)*(9.11E-033*9.11E-031)^(0.75)*([.H14]+[.I14])*EXP(-[.J14]/2)" office:value-type="float" office:value="76790023307762.1" calcext:value-type="float">
            <text:p>7.68E+13</text:p>
          </table:table-cell>
          <table:table-cell table:formula="of:=[.S14]/1000000000000" office:value-type="float" office:value="76.7900233077621" calcext:value-type="float">
            <text:p>76.7900233078</text:p>
          </table:table-cell>
          <table:table-cell table:formula="of:=[.Q14]^2*[.S14]/10000000" office:value-type="float" office:value="2.20743642290216" calcext:value-type="float">
            <text:p>2.2074364229</text:p>
          </table:table-cell>
          <table:table-cell table:formula="of:=(2*[.D$15]^2*[.S14]*[.G14])/(1.602176565E-019)^2" office:value-type="float" office:value="273710669.062544" calcext:value-type="float">
            <text:p>2.74E+008</text:p>
          </table:table-cell>
          <table:table-cell table:formula="of:=[.V14]/1000000000" office:value-type="float" office:value="0.273710669062544" calcext:value-type="float">
            <text:p>0.2737106691</text:p>
          </table:table-cell>
        </table:table-row>
        <table:table-row table:style-name="ro1">
          <table:table-cell office:value-type="string" calcext:value-type="string">
            <text:p>Boltzmann constant</text:p>
          </table:table-cell>
          <table:table-cell table:style-name="ce2" office:value-type="string" calcext:value-type="string">
            <text:p>1.3806488(13)×10−23</text:p>
          </table:table-cell>
          <table:table-cell table:style-name="ce2" office:value-type="string" calcext:value-type="string">
            <text:p><text:a xlink:href="https://en.wikipedia.org/wiki/Joule" xlink:type="simple">J</text:a> <text:a xlink:href="https://en.wikipedia.org/wiki/Kelvin" xlink:type="simple">K</text:a>−1</text:p>
          </table:table-cell>
          <table:table-cell table:formula="of:=1.3806488E-023" office:value-type="float" office:value="1.3806488E-023" calcext:value-type="float">
            <text:p>1.38E-023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formula="of:=160000000+[.G15]*(600000000-160000000)/300" office:value-type="float" office:value="541333333.333333" calcext:value-type="float">
            <text:p>5.41E+08</text:p>
          </table:table-cell>
          <table:table-cell table:formula="of:=60000000+[.G15]*(400000000-60000000)/300" office:value-type="float" office:value="354666666.666667" calcext:value-type="float">
            <text:p>3.55E+08</text:p>
          </table:table-cell>
          <table:table-cell table:formula="of:=0.25*1.602176565E-019+[.G15]*(0.32*1.602176565E-019-0.25*1.602176565E-019)/300" office:value-type="float" office:value="4.9774285286E-020" calcext:value-type="float">
            <text:p>4.98E-20</text:p>
          </table:table-cell>
          <table:table-cell table:formula="of:=([.J15]*1.6E+019)/2" office:value-type="float" office:value="0.398194282288" calcext:value-type="float">
            <text:p>3.98E-01</text:p>
          </table:table-cell>
          <table:table-cell table:formula="of:=[.J15]/2+0.75*[.G15]*1.3806488E-023*(LN(3))" office:value-type="float" office:value="2.7844898232129E-020" calcext:value-type="float">
            <text:p>2.78E-20</text:p>
          </table:table-cell>
          <table:table-cell table:formula="of:=[.L15]*1.6E+019" office:value-type="float" office:value="0.445518371714064" calcext:value-type="float">
            <text:p>4.46E-01</text:p>
          </table:table-cell>
          <table:table-cell table:formula="of:=[.L15]+1.3806488E-023*[.G15]*ASINH(1E-019/4*EXP(-([.J15]/2)/(2*1.381E-023*[.G15]))*(2*PI()*SQRT(3)*1.3806488E-023*[.G15]/6.62606957E-034))" office:value-type="float" office:value="2.78448983974957E-020" calcext:value-type="float">
            <text:p>2.78E-20</text:p>
          </table:table-cell>
          <table:table-cell table:formula="of:=[.N15]*1.6E+019" office:value-type="float" office:value="0.445518374359932" calcext:value-type="float">
            <text:p>4.46E-01</text:p>
          </table:table-cell>
          <table:table-cell/>
          <table:table-cell table:formula="of:=(-1.3806488E-023/1.602176565E-019)*(2-[.L15]/(1.3806488E-023*[.G15]))" office:value-type="float" office:value="0.000496092554139097" calcext:value-type="float">
            <text:p>4.96E-04</text:p>
          </table:table-cell>
          <table:table-cell table:formula="of:=[.Q15]*1000" office:value-type="float" office:value="0.496092554139097" calcext:value-type="float">
            <text:p>0.4960925541</text:p>
          </table:table-cell>
          <table:table-cell table:formula="of:=(SQRT(PI())*1.602176565E-019)/(4*(PI())^2)*((2*1.3806488E-023*[.G15])/(1.054571E-034)^2)^(1.5)*(9.11E-033*9.11E-031)^(0.75)*([.H15]+[.I15])*EXP(-[.J15]/2)" office:value-type="float" office:value="91920742093119.8" calcext:value-type="float">
            <text:p>9.19E+13</text:p>
          </table:table-cell>
          <table:table-cell table:formula="of:=[.S15]/1000000000000" office:value-type="float" office:value="91.9207420931198" calcext:value-type="float">
            <text:p>91.9207420931</text:p>
          </table:table-cell>
          <table:table-cell table:formula="of:=[.Q15]^2*[.S15]/10000000" office:value-type="float" office:value="2.26224136581871" calcext:value-type="float">
            <text:p>2.2622413658</text:p>
          </table:table-cell>
          <table:table-cell table:formula="of:=(2*[.D$15]^2*[.S15]*[.G15])/(1.602176565E-019)^2" office:value-type="float" office:value="354946219.528812" calcext:value-type="float">
            <text:p>3.55E+008</text:p>
          </table:table-cell>
          <table:table-cell table:formula="of:=[.V15]/1000000000" office:value-type="float" office:value="0.354946219528812" calcext:value-type="float">
            <text:p>0.3549462195</text:p>
          </table:table-cell>
        </table:table-row>
        <table:table-row table:style-name="ro1">
          <table:table-cell/>
          <table:table-cell table:style-name="ce2" office:value-type="string" calcext:value-type="string">
            <text:p>8.6173324(78)×10−5</text:p>
          </table:table-cell>
          <table:table-cell table:style-name="ce2" office:value-type="string" calcext:value-type="string">
            <text:p><text:a xlink:href="https://en.wikipedia.org/wiki/Electron-volt" xlink:type="simple">eV</text:a> K−1</text:p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 table:formula="of:=160000000+[.G16]*(600000000-160000000)/300" office:value-type="float" office:value="570666666.666667" calcext:value-type="float">
            <text:p>5.71E+08</text:p>
          </table:table-cell>
          <table:table-cell table:formula="of:=60000000+[.G16]*(400000000-60000000)/300" office:value-type="float" office:value="377333333.333333" calcext:value-type="float">
            <text:p>3.77E+08</text:p>
          </table:table-cell>
          <table:table-cell table:formula="of:=0.25*1.602176565E-019+[.G16]*(0.32*1.602176565E-019-0.25*1.602176565E-019)/300" office:value-type="float" office:value="5.0521967683E-020" calcext:value-type="float">
            <text:p>5.05E-20</text:p>
          </table:table-cell>
          <table:table-cell table:formula="of:=([.J16]*1.6E+019)/2" office:value-type="float" office:value="0.404175741464" calcext:value-type="float">
            <text:p>4.04E-01</text:p>
          </table:table-cell>
          <table:table-cell table:formula="of:=[.J16]/2+0.75*[.G16]*1.3806488E-023*(LN(3))" office:value-type="float" office:value="2.84462590913313E-020" calcext:value-type="float">
            <text:p>2.84E-20</text:p>
          </table:table-cell>
          <table:table-cell table:formula="of:=[.L16]*1.6E+019" office:value-type="float" office:value="0.4551401454613" calcext:value-type="float">
            <text:p>4.55E-01</text:p>
          </table:table-cell>
          <table:table-cell table:formula="of:=[.L16]+1.3806488E-023*[.G16]*ASINH(1E-019/4*EXP(-([.J16]/2)/(2*1.381E-023*[.G16]))*(2*PI()*SQRT(3)*1.3806488E-023*[.G16]/6.62606957E-034))" office:value-type="float" office:value="2.84462593253928E-020" calcext:value-type="float">
            <text:p>2.84E-20</text:p>
          </table:table-cell>
          <table:table-cell table:formula="of:=[.N16]*1.6E+019" office:value-type="float" office:value="0.455140149206286" calcext:value-type="float">
            <text:p>4.55E-01</text:p>
          </table:table-cell>
          <table:table-cell/>
          <table:table-cell table:formula="of:=(-1.3806488E-023/1.602176565E-019)*(2-[.L16]/(1.3806488E-023*[.G16]))" office:value-type="float" office:value="0.000461751894798437" calcext:value-type="float">
            <text:p>4.62E-04</text:p>
          </table:table-cell>
          <table:table-cell table:formula="of:=[.Q16]*1000" office:value-type="float" office:value="0.461751894798437" calcext:value-type="float">
            <text:p>0.4617518948</text:p>
          </table:table-cell>
          <table:table-cell table:formula="of:=(SQRT(PI())*1.602176565E-019)/(4*(PI())^2)*((2*1.3806488E-023*[.G16])/(1.054571E-034)^2)^(1.5)*(9.11E-033*9.11E-031)^(0.75)*([.H16]+[.I16])*EXP(-[.J16]/2)" office:value-type="float" office:value="108690321798228" calcext:value-type="float">
            <text:p>1.09E+14</text:p>
          </table:table-cell>
          <table:table-cell table:formula="of:=[.S16]/1000000000000" office:value-type="float" office:value="108.690321798228" calcext:value-type="float">
            <text:p>108.6903217982</text:p>
          </table:table-cell>
          <table:table-cell table:formula="of:=[.Q16]^2*[.S16]/10000000" office:value-type="float" office:value="2.31743865664645" calcext:value-type="float">
            <text:p>2.3174386566</text:p>
          </table:table-cell>
          <table:table-cell table:formula="of:=(2*[.D$15]^2*[.S16]*[.G16])/(1.602176565E-019)^2" office:value-type="float" office:value="451985592.072487" calcext:value-type="float">
            <text:p>4.52E+008</text:p>
          </table:table-cell>
          <table:table-cell table:formula="of:=[.V16]/1000000000" office:value-type="float" office:value="0.451985592072487" calcext:value-type="float">
            <text:p>0.4519855921</text:p>
          </table:table-cell>
        </table:table-row>
        <table:table-row table:style-name="ro1">
          <table:table-cell office:value-type="string" calcext:value-type="string">
            <text:p>Electron charge</text:p>
          </table:table-cell>
          <table:table-cell table:style-name="ce2" office:value-type="string" calcext:value-type="string">
            <text:p>1.602176565(35)×10−19 C 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table:formula="of:=160000000+[.G17]*(600000000-160000000)/300" office:value-type="float" office:value="600000000" calcext:value-type="float">
            <text:p>6.00E+08</text:p>
          </table:table-cell>
          <table:table-cell table:formula="of:=60000000+[.G17]*(400000000-60000000)/300" office:value-type="float" office:value="400000000" calcext:value-type="float">
            <text:p>4.00E+08</text:p>
          </table:table-cell>
          <table:table-cell table:formula="of:=0.25*1.602176565E-019+[.G17]*(0.32*1.602176565E-019-0.25*1.602176565E-019)/300" office:value-type="float" office:value="5.126965008E-020" calcext:value-type="float">
            <text:p>5.13E-20</text:p>
          </table:table-cell>
          <table:table-cell table:formula="of:=([.J17]*1.6E+019)/2" office:value-type="float" office:value="0.41015720064" calcext:value-type="float">
            <text:p>4.10E-01</text:p>
          </table:table-cell>
          <table:table-cell table:formula="of:=[.J17]/2+0.75*[.G17]*1.3806488E-023*(LN(3))" office:value-type="float" office:value="2.90476199505335E-020" calcext:value-type="float">
            <text:p>2.90E-20</text:p>
          </table:table-cell>
          <table:table-cell table:formula="of:=[.L17]*1.6E+019" office:value-type="float" office:value="0.464761919208536" calcext:value-type="float">
            <text:p>4.65E-01</text:p>
          </table:table-cell>
          <table:table-cell table:formula="of:=[.L17]+1.3806488E-023*[.G17]*ASINH(1E-019/4*EXP(-([.J17]/2)/(2*1.381E-023*[.G17]))*(2*PI()*SQRT(3)*1.3806488E-023*[.G17]/6.62606957E-034))" office:value-type="float" office:value="2.90476202698595E-020" calcext:value-type="float">
            <text:p>2.90E-20</text:p>
          </table:table-cell>
          <table:table-cell table:formula="of:=[.N17]*1.6E+019" office:value-type="float" office:value="0.464761924317751" calcext:value-type="float">
            <text:p>4.65E-01</text:p>
          </table:table-cell>
          <table:table-cell/>
          <table:table-cell table:formula="of:=(-1.3806488E-023/1.602176565E-019)*(2-[.L17]/(1.3806488E-023*[.G17]))" office:value-type="float" office:value="0.000431989990036533" calcext:value-type="float">
            <text:p>4.32E-04</text:p>
          </table:table-cell>
          <table:table-cell table:formula="of:=[.Q17]*1000" office:value-type="float" office:value="0.431989990036533" calcext:value-type="float">
            <text:p>0.43198999</text:p>
          </table:table-cell>
          <table:table-cell table:formula="of:=(SQRT(PI())*1.602176565E-019)/(4*(PI())^2)*((2*1.3806488E-023*[.G17])/(1.054571E-034)^2)^(1.5)*(9.11E-033*9.11E-031)^(0.75)*([.H17]+[.I17])*EXP(-[.J17]/2)" office:value-type="float" office:value="127153222830235" calcext:value-type="float">
            <text:p>1.27E+14</text:p>
          </table:table-cell>
          <table:table-cell table:formula="of:=[.S17]/1000000000000" office:value-type="float" office:value="127.153222830235" calcext:value-type="float">
            <text:p>127.1532228302</text:p>
          </table:table-cell>
          <table:table-cell table:formula="of:=[.Q17]^2*[.S17]/10000000" office:value-type="float" office:value="2.37287433717749" calcext:value-type="float">
            <text:p>2.3728743372</text:p>
          </table:table-cell>
          <table:table-cell table:formula="of:=(2*[.D$15]^2*[.S17]*[.G17])/(1.602176565E-019)^2" office:value-type="float" office:value="566531825.931944" calcext:value-type="float">
            <text:p>5.67E+008</text:p>
          </table:table-cell>
          <table:table-cell table:formula="of:=[.V17]/1000000000" office:value-type="float" office:value="0.566531825931944" calcext:value-type="float">
            <text:p>0.5665318259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formula="of:=-1/2" office:value-type="float" office:value="-0.5" calcext:value-type="float">
            <text:p>-0.5</text:p>
          </table:table-cell>
          <table:table-cell/>
          <table:table-cell table:formula="of:=-1/2" office:value-type="float" office:value="-0.5" calcext:value-type="float">
            <text:p>-5.00E-001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table:formula="of:=160000000+[.G18]*(600000000-160000000)/300" office:value-type="float" office:value="629333333.333333" calcext:value-type="float">
            <text:p>6.29E+08</text:p>
          </table:table-cell>
          <table:table-cell table:formula="of:=60000000+[.G18]*(400000000-60000000)/300" office:value-type="float" office:value="422666666.666667" calcext:value-type="float">
            <text:p>4.23E+08</text:p>
          </table:table-cell>
          <table:table-cell table:formula="of:=0.25*1.602176565E-019+[.G18]*(0.32*1.602176565E-019-0.25*1.602176565E-019)/300" office:value-type="float" office:value="5.2017332477E-020" calcext:value-type="float">
            <text:p>5.20E-20</text:p>
          </table:table-cell>
          <table:table-cell table:formula="of:=([.J18]*1.6E+019)/2" office:value-type="float" office:value="0.416138659816" calcext:value-type="float">
            <text:p>4.16E-01</text:p>
          </table:table-cell>
          <table:table-cell table:formula="of:=[.J18]/2+0.75*[.G18]*1.3806488E-023*(LN(3))" office:value-type="float" office:value="2.96489808097357E-020" calcext:value-type="float">
            <text:p>2.96E-20</text:p>
          </table:table-cell>
          <table:table-cell table:formula="of:=[.L18]*1.6E+019" office:value-type="float" office:value="0.474383692955771" calcext:value-type="float">
            <text:p>4.74E-01</text:p>
          </table:table-cell>
          <table:table-cell table:formula="of:=[.L18]+1.3806488E-023*[.G18]*ASINH(1E-019/4*EXP(-([.J18]/2)/(2*1.381E-023*[.G18]))*(2*PI()*SQRT(3)*1.3806488E-023*[.G18]/6.62606957E-034))" office:value-type="float" office:value="2.96489812323042E-020" calcext:value-type="float">
            <text:p>2.96E-20</text:p>
          </table:table-cell>
          <table:table-cell table:formula="of:=[.N18]*1.6E+019" office:value-type="float" office:value="0.474383699716868" calcext:value-type="float">
            <text:p>4.74E-01</text:p>
          </table:table-cell>
          <table:table-cell/>
          <table:table-cell table:formula="of:=(-1.3806488E-023/1.602176565E-019)*(2-[.L18]/(1.3806488E-023*[.G18]))" office:value-type="float" office:value="0.000405948323369866" calcext:value-type="float">
            <text:p>4.06E-04</text:p>
          </table:table-cell>
          <table:table-cell table:formula="of:=[.Q18]*1000" office:value-type="float" office:value="0.405948323369866" calcext:value-type="float">
            <text:p>0.4059483234</text:p>
          </table:table-cell>
          <table:table-cell table:formula="of:=(SQRT(PI())*1.602176565E-019)/(4*(PI())^2)*((2*1.3806488E-023*[.G18])/(1.054571E-034)^2)^(1.5)*(9.11E-033*9.11E-031)^(0.75)*([.H18]+[.I18])*EXP(-[.J18]/2)" office:value-type="float" office:value="147362234251060" calcext:value-type="float">
            <text:p>1.47E+14</text:p>
          </table:table-cell>
          <table:table-cell table:formula="of:=[.S18]/1000000000000" office:value-type="float" office:value="147.36223425106" calcext:value-type="float">
            <text:p>147.3622342511</text:p>
          </table:table-cell>
          <table:table-cell table:formula="of:=[.Q18]^2*[.S18]/10000000" office:value-type="float" office:value="2.42844181093906" calcext:value-type="float">
            <text:p>2.4284418109</text:p>
          </table:table-cell>
          <table:table-cell table:formula="of:=(2*[.D$15]^2*[.S18]*[.G18])/(1.602176565E-019)^2" office:value-type="float" office:value="700344723.511011" calcext:value-type="float">
            <text:p>7.00E+008</text:p>
          </table:table-cell>
          <table:table-cell table:formula="of:=[.V18]/1000000000" office:value-type="float" office:value="0.700344723511011" calcext:value-type="float">
            <text:p>0.7003447235</text:p>
          </table:table-cell>
        </table:table-row>
        <table:table-row table:style-name="ro1">
          <table:table-cell office:value-type="string" calcext:value-type="string">
            <text:p>H-bar</text:p>
          </table:table-cell>
          <table:table-cell table:style-name="ce3" office:value-type="string" calcext:value-type="string">
            <text:p>1.054571726(47)×10−34</text:p>
          </table:table-cell>
          <table:table-cell table:style-name="ce4" office:value-type="string" calcext:value-type="string">
            <text:p><text:a xlink:href="https://en.wikipedia.org/wiki/Joule" xlink:type="simple">J</text:a>·<text:a xlink:href="https://en.wikipedia.org/wiki/Second" xlink:type="simple">s</text:a></text:p>
          </table:table-cell>
          <table:table-cell table:formula="of:=1.054571726E-034" office:value-type="float" office:value="1.054571726E-034" calcext:value-type="float">
            <text:p>1.05E-034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table:formula="of:=160000000+[.G19]*(600000000-160000000)/300" office:value-type="float" office:value="658666666.666667" calcext:value-type="float">
            <text:p>6.59E+08</text:p>
          </table:table-cell>
          <table:table-cell table:formula="of:=60000000+[.G19]*(400000000-60000000)/300" office:value-type="float" office:value="445333333.333333" calcext:value-type="float">
            <text:p>4.45E+08</text:p>
          </table:table-cell>
          <table:table-cell table:formula="of:=0.25*1.602176565E-019+[.G19]*(0.32*1.602176565E-019-0.25*1.602176565E-019)/300" office:value-type="float" office:value="5.2765014874E-020" calcext:value-type="float">
            <text:p>5.28E-20</text:p>
          </table:table-cell>
          <table:table-cell table:formula="of:=([.J19]*1.6E+019)/2" office:value-type="float" office:value="0.422120118992" calcext:value-type="float">
            <text:p>4.22E-01</text:p>
          </table:table-cell>
          <table:table-cell table:formula="of:=[.J19]/2+0.75*[.G19]*1.3806488E-023*(LN(3))" office:value-type="float" office:value="3.02503416689379E-020" calcext:value-type="float">
            <text:p>3.03E-20</text:p>
          </table:table-cell>
          <table:table-cell table:formula="of:=[.L19]*1.6E+019" office:value-type="float" office:value="0.484005466703007" calcext:value-type="float">
            <text:p>4.84E-01</text:p>
          </table:table-cell>
          <table:table-cell table:formula="of:=[.L19]+1.3806488E-023*[.G19]*ASINH(1E-019/4*EXP(-([.J19]/2)/(2*1.381E-023*[.G19]))*(2*PI()*SQRT(3)*1.3806488E-023*[.G19]/6.62606957E-034))" office:value-type="float" office:value="3.02503422139952E-020" calcext:value-type="float">
            <text:p>3.03E-20</text:p>
          </table:table-cell>
          <table:table-cell table:formula="of:=[.N19]*1.6E+019" office:value-type="float" office:value="0.484005475423924" calcext:value-type="float">
            <text:p>4.84E-01</text:p>
          </table:table-cell>
          <table:table-cell/>
          <table:table-cell table:formula="of:=(-1.3806488E-023/1.602176565E-019)*(2-[.L19]/(1.3806488E-023*[.G19]))" office:value-type="float" office:value="0.000382970382193395" calcext:value-type="float">
            <text:p>3.83E-04</text:p>
          </table:table-cell>
          <table:table-cell table:formula="of:=[.Q19]*1000" office:value-type="float" office:value="0.382970382193395" calcext:value-type="float">
            <text:p>0.3829703822</text:p>
          </table:table-cell>
          <table:table-cell table:formula="of:=(SQRT(PI())*1.602176565E-019)/(4*(PI())^2)*((2*1.3806488E-023*[.G19])/(1.054571E-034)^2)^(1.5)*(9.11E-033*9.11E-031)^(0.75)*([.H19]+[.I19])*EXP(-[.J19]/2)" office:value-type="float" office:value="169368616186494" calcext:value-type="float">
            <text:p>1.69E+14</text:p>
          </table:table-cell>
          <table:table-cell table:formula="of:=[.S19]/1000000000000" office:value-type="float" office:value="169.368616186494" calcext:value-type="float">
            <text:p>169.3686161865</text:p>
          </table:table-cell>
          <table:table-cell table:formula="of:=[.Q19]^2*[.S19]/10000000" office:value-type="float" office:value="2.48406705819331" calcext:value-type="float">
            <text:p>2.4840670582</text:p>
          </table:table-cell>
          <table:table-cell table:formula="of:=(2*[.D$15]^2*[.S19]*[.G19])/(1.602176565E-019)^2" office:value-type="float" office:value="855239087.254996" calcext:value-type="float">
            <text:p>8.55E+008</text:p>
          </table:table-cell>
          <table:table-cell table:formula="of:=[.V19]/1000000000" office:value-type="float" office:value="0.855239087254996" calcext:value-type="float">
            <text:p>0.8552390873</text:p>
          </table:table-cell>
        </table:table-row>
        <table:table-row table:style-name="ro1">
          <table:table-cell/>
          <table:table-cell table:style-name="ce3" office:value-type="string" calcext:value-type="string">
            <text:p>6.58211928(15)×10−16</text:p>
          </table:table-cell>
          <table:table-cell table:style-name="ce4" office:value-type="string" calcext:value-type="string">
            <text:p><text:a xlink:href="https://en.wikipedia.org/wiki/Electron-volt" xlink:type="simple">eV</text:a>·<text:a xlink:href="https://en.wikipedia.org/wiki/Second" xlink:type="simple">s</text:a></text:p>
          </table:table-cell>
          <table:table-cell table:number-columns-repeated="3"/>
          <table:table-cell office:value-type="float" office:value="360" calcext:value-type="float">
            <text:p>360</text:p>
          </table:table-cell>
          <table:table-cell table:formula="of:=160000000+[.G20]*(600000000-160000000)/300" office:value-type="float" office:value="688000000" calcext:value-type="float">
            <text:p>6.88E+08</text:p>
          </table:table-cell>
          <table:table-cell table:formula="of:=60000000+[.G20]*(400000000-60000000)/300" office:value-type="float" office:value="468000000" calcext:value-type="float">
            <text:p>4.68E+08</text:p>
          </table:table-cell>
          <table:table-cell table:formula="of:=0.25*1.602176565E-019+[.G20]*(0.32*1.602176565E-019-0.25*1.602176565E-019)/300" office:value-type="float" office:value="5.3512697271E-020" calcext:value-type="float">
            <text:p>5.35E-20</text:p>
          </table:table-cell>
          <table:table-cell table:formula="of:=([.J20]*1.6E+019)/2" office:value-type="float" office:value="0.428101578168" calcext:value-type="float">
            <text:p>4.28E-01</text:p>
          </table:table-cell>
          <table:table-cell table:formula="of:=[.J20]/2+0.75*[.G20]*1.3806488E-023*(LN(3))" office:value-type="float" office:value="3.08517025281402E-020" calcext:value-type="float">
            <text:p>3.09E-20</text:p>
          </table:table-cell>
          <table:table-cell table:formula="of:=[.L20]*1.6E+019" office:value-type="float" office:value="0.493627240450243" calcext:value-type="float">
            <text:p>4.94E-01</text:p>
          </table:table-cell>
          <table:table-cell table:formula="of:=[.L20]+1.3806488E-023*[.G20]*ASINH(1E-019/4*EXP(-([.J20]/2)/(2*1.381E-023*[.G20]))*(2*PI()*SQRT(3)*1.3806488E-023*[.G20]/6.62606957E-034))" office:value-type="float" office:value="3.08517032160707E-020" calcext:value-type="float">
            <text:p>3.09E-20</text:p>
          </table:table-cell>
          <table:table-cell table:formula="of:=[.N20]*1.6E+019" office:value-type="float" office:value="0.493627251457131" calcext:value-type="float">
            <text:p>4.94E-01</text:p>
          </table:table-cell>
          <table:table-cell/>
          <table:table-cell table:formula="of:=(-1.3806488E-023/1.602176565E-019)*(2-[.L20]/(1.3806488E-023*[.G20]))" office:value-type="float" office:value="0.000362545545592088" calcext:value-type="float">
            <text:p>3.63E-04</text:p>
          </table:table-cell>
          <table:table-cell table:formula="of:=[.Q20]*1000" office:value-type="float" office:value="0.362545545592088" calcext:value-type="float">
            <text:p>0.3625455456</text:p>
          </table:table-cell>
          <table:table-cell table:formula="of:=(SQRT(PI())*1.602176565E-019)/(4*(PI())^2)*((2*1.3806488E-023*[.G20])/(1.054571E-034)^2)^(1.5)*(9.11E-033*9.11E-031)^(0.75)*([.H20]+[.I20])*EXP(-[.J20]/2)" office:value-type="float" office:value="193222223506950" calcext:value-type="float">
            <text:p>1.93E+14</text:p>
          </table:table-cell>
          <table:table-cell table:formula="of:=[.S20]/1000000000000" office:value-type="float" office:value="193.22222350695" calcext:value-type="float">
            <text:p>193.222223507</text:p>
          </table:table-cell>
          <table:table-cell table:formula="of:=[.Q20]^2*[.S20]/10000000" office:value-type="float" office:value="2.53969885134468" calcext:value-type="float">
            <text:p>2.5396988513</text:p>
          </table:table-cell>
          <table:table-cell table:formula="of:=(2*[.D$15]^2*[.S20]*[.G20])/(1.602176565E-019)^2" office:value-type="float" office:value="1033083110.19539" calcext:value-type="float">
            <text:p>1.03E+009</text:p>
          </table:table-cell>
          <table:table-cell table:formula="of:=[.V20]/1000000000" office:value-type="float" office:value="1.03308311019539" calcext:value-type="float">
            <text:p>1.0330831102</text:p>
          </table:table-cell>
        </table:table-row>
        <table:table-row table:style-name="ro1">
          <table:table-cell office:value-type="string" calcext:value-type="string">
            <text:p>electron mass</text:p>
          </table:table-cell>
          <table:table-cell table:style-name="ce2" office:value-type="string" calcext:value-type="string">
            <text:p>9.10938215(45)×10−31 </text:p>
          </table:table-cell>
          <table:table-cell office:value-type="string" calcext:value-type="string">
            <text:p>kg</text:p>
          </table:table-cell>
          <table:table-cell table:formula="of:=9.10938215E-031" office:value-type="float" office:value="9.10938215E-031" calcext:value-type="float">
            <text:p>9.11E-031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table:formula="of:=160000000+[.G21]*(600000000-160000000)/300" office:value-type="float" office:value="717333333.333333" calcext:value-type="float">
            <text:p>7.17E+08</text:p>
          </table:table-cell>
          <table:table-cell table:formula="of:=60000000+[.G21]*(400000000-60000000)/300" office:value-type="float" office:value="490666666.666667" calcext:value-type="float">
            <text:p>4.91E+08</text:p>
          </table:table-cell>
          <table:table-cell table:formula="of:=0.25*1.602176565E-019+[.G21]*(0.32*1.602176565E-019-0.25*1.602176565E-019)/300" office:value-type="float" office:value="5.4260379668E-020" calcext:value-type="float">
            <text:p>5.43E-20</text:p>
          </table:table-cell>
          <table:table-cell table:formula="of:=([.J21]*1.6E+019)/2" office:value-type="float" office:value="0.434083037344" calcext:value-type="float">
            <text:p>4.34E-01</text:p>
          </table:table-cell>
          <table:table-cell table:formula="of:=[.J21]/2+0.75*[.G21]*1.3806488E-023*(LN(3))" office:value-type="float" office:value="3.14530633873424E-020" calcext:value-type="float">
            <text:p>3.15E-20</text:p>
          </table:table-cell>
          <table:table-cell table:formula="of:=[.L21]*1.6E+019" office:value-type="float" office:value="0.503249014197478" calcext:value-type="float">
            <text:p>5.03E-01</text:p>
          </table:table-cell>
          <table:table-cell table:formula="of:=[.L21]+1.3806488E-023*[.G21]*ASINH(1E-019/4*EXP(-([.J21]/2)/(2*1.381E-023*[.G21]))*(2*PI()*SQRT(3)*1.3806488E-023*[.G21]/6.62606957E-034))" office:value-type="float" office:value="3.14530642395505E-020" calcext:value-type="float">
            <text:p>3.15E-20</text:p>
          </table:table-cell>
          <table:table-cell table:formula="of:=[.N21]*1.6E+019" office:value-type="float" office:value="0.503249027832808" calcext:value-type="float">
            <text:p>5.03E-01</text:p>
          </table:table-cell>
          <table:table-cell/>
          <table:table-cell table:formula="of:=(-1.3806488E-023/1.602176565E-019)*(2-[.L21]/(1.3806488E-023*[.G21]))" office:value-type="float" office:value="0.000344270691790918" calcext:value-type="float">
            <text:p>3.44E-04</text:p>
          </table:table-cell>
          <table:table-cell table:formula="of:=[.Q21]*1000" office:value-type="float" office:value="0.344270691790918" calcext:value-type="float">
            <text:p>0.3442706918</text:p>
          </table:table-cell>
          <table:table-cell table:formula="of:=(SQRT(PI())*1.602176565E-019)/(4*(PI())^2)*((2*1.3806488E-023*[.G21])/(1.054571E-034)^2)^(1.5)*(9.11E-033*9.11E-031)^(0.75)*([.H21]+[.I21])*EXP(-[.J21]/2)" office:value-type="float" office:value="218971613968834" calcext:value-type="float">
            <text:p>2.19E+14</text:p>
          </table:table-cell>
          <table:table-cell table:formula="of:=[.S21]/1000000000000" office:value-type="float" office:value="218.971613968834" calcext:value-type="float">
            <text:p>218.9716139688</text:p>
          </table:table-cell>
          <table:table-cell table:formula="of:=[.Q21]^2*[.S21]/10000000" office:value-type="float" office:value="2.59530213425736" calcext:value-type="float">
            <text:p>2.5953021343</text:p>
          </table:table-cell>
          <table:table-cell table:formula="of:=(2*[.D$15]^2*[.S21]*[.G21])/(1.602176565E-019)^2" office:value-type="float" office:value="1235796899.22001" calcext:value-type="float">
            <text:p>1.24E+009</text:p>
          </table:table-cell>
          <table:table-cell table:formula="of:=[.V21]/1000000000" office:value-type="float" office:value="1.23579689922001" calcext:value-type="float">
            <text:p>1.2357968992</text:p>
          </table:table-cell>
        </table:table-row>
        <table:table-row table:style-name="ro1">
          <table:table-cell table:number-columns-repeated="6"/>
          <table:table-cell office:value-type="float" office:value="400" calcext:value-type="float">
            <text:p>400</text:p>
          </table:table-cell>
          <table:table-cell table:formula="of:=160000000+[.G22]*(600000000-160000000)/300" office:value-type="float" office:value="746666666.666667" calcext:value-type="float">
            <text:p>7.47E+08</text:p>
          </table:table-cell>
          <table:table-cell table:formula="of:=60000000+[.G22]*(400000000-60000000)/300" office:value-type="float" office:value="513333333.333333" calcext:value-type="float">
            <text:p>5.13E+08</text:p>
          </table:table-cell>
          <table:table-cell table:formula="of:=0.25*1.602176565E-019+[.G22]*(0.32*1.602176565E-019-0.25*1.602176565E-019)/300" office:value-type="float" office:value="5.5008062065E-020" calcext:value-type="float">
            <text:p>5.50E-20</text:p>
          </table:table-cell>
          <table:table-cell table:formula="of:=([.J22]*1.6E+019)/2" office:value-type="float" office:value="0.44006449652" calcext:value-type="float">
            <text:p>4.40E-01</text:p>
          </table:table-cell>
          <table:table-cell table:formula="of:=[.J22]/2+0.75*[.G22]*1.3806488E-023*(LN(3))" office:value-type="float" office:value="3.20544242465446E-020" calcext:value-type="float">
            <text:p>3.21E-20</text:p>
          </table:table-cell>
          <table:table-cell table:formula="of:=[.L22]*1.6E+019" office:value-type="float" office:value="0.512870787944714" calcext:value-type="float">
            <text:p>5.13E-01</text:p>
          </table:table-cell>
          <table:table-cell table:formula="of:=[.L22]+1.3806488E-023*[.G22]*ASINH(1E-019/4*EXP(-([.J22]/2)/(2*1.381E-023*[.G22]))*(2*PI()*SQRT(3)*1.3806488E-023*[.G22]/6.62606957E-034))" office:value-type="float" office:value="3.20544252853482E-020" calcext:value-type="float">
            <text:p>3.21E-20</text:p>
          </table:table-cell>
          <table:table-cell table:formula="of:=[.N22]*1.6E+019" office:value-type="float" office:value="0.512870804565572" calcext:value-type="float">
            <text:p>5.13E-01</text:p>
          </table:table-cell>
          <table:table-cell/>
          <table:table-cell table:formula="of:=(-1.3806488E-023/1.602176565E-019)*(2-[.L22]/(1.3806488E-023*[.G22]))" office:value-type="float" office:value="0.000327823323369866" calcext:value-type="float">
            <text:p>3.28E-04</text:p>
          </table:table-cell>
          <table:table-cell table:formula="of:=[.Q22]*1000" office:value-type="float" office:value="0.327823323369866" calcext:value-type="float">
            <text:p>0.3278233234</text:p>
          </table:table-cell>
          <table:table-cell table:formula="of:=(SQRT(PI())*1.602176565E-019)/(4*(PI())^2)*((2*1.3806488E-023*[.G22])/(1.054571E-034)^2)^(1.5)*(9.11E-033*9.11E-031)^(0.75)*([.H22]+[.I22])*EXP(-[.J22]/2)" office:value-type="float" office:value="246664143362665" calcext:value-type="float">
            <text:p>2.47E+14</text:p>
          </table:table-cell>
          <table:table-cell table:formula="of:=[.S22]/1000000000000" office:value-type="float" office:value="246.664143362665" calcext:value-type="float">
            <text:p>246.6641433627</text:p>
          </table:table-cell>
          <table:table-cell table:formula="of:=[.Q22]^2*[.S22]/10000000" office:value-type="float" office:value="2.65085345570658" calcext:value-type="float">
            <text:p>2.6508534557</text:p>
          </table:table-cell>
          <table:table-cell table:formula="of:=(2*[.D$15]^2*[.S22]*[.G22])/(1.602176565E-019)^2" office:value-type="float" office:value="1465351113.88421" calcext:value-type="float">
            <text:p>1.47E+009</text:p>
          </table:table-cell>
          <table:table-cell table:formula="of:=[.V22]/1000000000" office:value-type="float" office:value="1.46535111388421" calcext:value-type="float">
            <text:p>1.4653511139</text:p>
          </table:table-cell>
        </table:table-row>
        <table:table-row table:style-name="ro1">
          <table:table-cell table:number-columns-repeated="6"/>
          <table:table-cell office:value-type="float" office:value="420" calcext:value-type="float">
            <text:p>420</text:p>
          </table:table-cell>
          <table:table-cell table:formula="of:=160000000+[.G23]*(600000000-160000000)/300" office:value-type="float" office:value="776000000" calcext:value-type="float">
            <text:p>7.76E+08</text:p>
          </table:table-cell>
          <table:table-cell table:formula="of:=60000000+[.G23]*(400000000-60000000)/300" office:value-type="float" office:value="536000000" calcext:value-type="float">
            <text:p>5.36E+08</text:p>
          </table:table-cell>
          <table:table-cell table:formula="of:=0.25*1.602176565E-019+[.G23]*(0.32*1.602176565E-019-0.25*1.602176565E-019)/300" office:value-type="float" office:value="5.5755744462E-020" calcext:value-type="float">
            <text:p>5.58E-20</text:p>
          </table:table-cell>
          <table:table-cell table:formula="of:=([.J23]*1.6E+019)/2" office:value-type="float" office:value="0.446045955696" calcext:value-type="float">
            <text:p>4.46E-01</text:p>
          </table:table-cell>
          <table:table-cell table:formula="of:=[.J23]/2+0.75*[.G23]*1.3806488E-023*(LN(3))" office:value-type="float" office:value="3.26557851057469E-020" calcext:value-type="float">
            <text:p>3.27E-20</text:p>
          </table:table-cell>
          <table:table-cell table:formula="of:=[.L23]*1.6E+019" office:value-type="float" office:value="0.52249256169195" calcext:value-type="float">
            <text:p>5.22E-01</text:p>
          </table:table-cell>
          <table:table-cell table:formula="of:=[.L23]+1.3806488E-023*[.G23]*ASINH(1E-019/4*EXP(-([.J23]/2)/(2*1.381E-023*[.G23]))*(2*PI()*SQRT(3)*1.3806488E-023*[.G23]/6.62606957E-034))" office:value-type="float" office:value="3.26557863542823E-020" calcext:value-type="float">
            <text:p>3.27E-20</text:p>
          </table:table-cell>
          <table:table-cell table:formula="of:=[.N23]*1.6E+019" office:value-type="float" office:value="0.522492581668516" calcext:value-type="float">
            <text:p>5.22E-01</text:p>
          </table:table-cell>
          <table:table-cell/>
          <table:table-cell table:formula="of:=(-1.3806488E-023/1.602176565E-019)*(2-[.L23]/(1.3806488E-023*[.G23]))" office:value-type="float" office:value="0.000312942370988914" calcext:value-type="float">
            <text:p>3.13E-04</text:p>
          </table:table-cell>
          <table:table-cell table:formula="of:=[.Q23]*1000" office:value-type="float" office:value="0.312942370988914" calcext:value-type="float">
            <text:p>0.312942371</text:p>
          </table:table-cell>
          <table:table-cell table:formula="of:=(SQRT(PI())*1.602176565E-019)/(4*(PI())^2)*((2*1.3806488E-023*[.G23])/(1.054571E-034)^2)^(1.5)*(9.11E-033*9.11E-031)^(0.75)*([.H23]+[.I23])*EXP(-[.J23]/2)" office:value-type="float" office:value="276346049715621" calcext:value-type="float">
            <text:p>2.76E+14</text:p>
          </table:table-cell>
          <table:table-cell table:formula="of:=[.S23]/1000000000000" office:value-type="float" office:value="276.346049715621" calcext:value-type="float">
            <text:p>276.3460497156</text:p>
          </table:table-cell>
          <table:table-cell table:formula="of:=[.Q23]^2*[.S23]/10000000" office:value-type="float" office:value="2.70633776683371" calcext:value-type="float">
            <text:p>2.7063377668</text:p>
          </table:table-cell>
          <table:table-cell table:formula="of:=(2*[.D$15]^2*[.S23]*[.G23])/(1.602176565E-019)^2" office:value-type="float" office:value="1723765706.52003" calcext:value-type="float">
            <text:p>1.72E+009</text:p>
          </table:table-cell>
          <table:table-cell table:formula="of:=[.V23]/1000000000" office:value-type="float" office:value="1.72376570652003" calcext:value-type="float">
            <text:p>1.7237657065</text:p>
          </table:table-cell>
        </table:table-row>
        <table:table-row table:style-name="ro1">
          <table:table-cell table:number-columns-repeated="6"/>
          <table:table-cell office:value-type="float" office:value="440" calcext:value-type="float">
            <text:p>440</text:p>
          </table:table-cell>
          <table:table-cell table:formula="of:=160000000+[.G24]*(600000000-160000000)/300" office:value-type="float" office:value="805333333.333333" calcext:value-type="float">
            <text:p>8.05E+08</text:p>
          </table:table-cell>
          <table:table-cell table:formula="of:=60000000+[.G24]*(400000000-60000000)/300" office:value-type="float" office:value="558666666.666667" calcext:value-type="float">
            <text:p>5.59E+08</text:p>
          </table:table-cell>
          <table:table-cell table:formula="of:=0.25*1.602176565E-019+[.G24]*(0.32*1.602176565E-019-0.25*1.602176565E-019)/300" office:value-type="float" office:value="5.6503426859E-020" calcext:value-type="float">
            <text:p>5.65E-20</text:p>
          </table:table-cell>
          <table:table-cell table:formula="of:=([.J24]*1.6E+019)/2" office:value-type="float" office:value="0.452027414872" calcext:value-type="float">
            <text:p>4.52E-01</text:p>
          </table:table-cell>
          <table:table-cell table:formula="of:=[.J24]/2+0.75*[.G24]*1.3806488E-023*(LN(3))" office:value-type="float" office:value="3.32571459649491E-020" calcext:value-type="float">
            <text:p>3.33E-20</text:p>
          </table:table-cell>
          <table:table-cell table:formula="of:=[.L24]*1.6E+019" office:value-type="float" office:value="0.532114335439186" calcext:value-type="float">
            <text:p>5.32E-01</text:p>
          </table:table-cell>
          <table:table-cell table:formula="of:=[.L24]+1.3806488E-023*[.G24]*ASINH(1E-019/4*EXP(-([.J24]/2)/(2*1.381E-023*[.G24]))*(2*PI()*SQRT(3)*1.3806488E-023*[.G24]/6.62606957E-034))" office:value-type="float" office:value="3.32571474470862E-020" calcext:value-type="float">
            <text:p>3.33E-20</text:p>
          </table:table-cell>
          <table:table-cell table:formula="of:=[.N24]*1.6E+019" office:value-type="float" office:value="0.532114359153379" calcext:value-type="float">
            <text:p>5.32E-01</text:p>
          </table:table-cell>
          <table:table-cell/>
          <table:table-cell table:formula="of:=(-1.3806488E-023/1.602176565E-019)*(2-[.L24]/(1.3806488E-023*[.G24]))" office:value-type="float" office:value="0.000299414232460775" calcext:value-type="float">
            <text:p>2.99E-04</text:p>
          </table:table-cell>
          <table:table-cell table:formula="of:=[.Q24]*1000" office:value-type="float" office:value="0.299414232460775" calcext:value-type="float">
            <text:p>0.2994142325</text:p>
          </table:table-cell>
          <table:table-cell table:formula="of:=(SQRT(PI())*1.602176565E-019)/(4*(PI())^2)*((2*1.3806488E-023*[.G24])/(1.054571E-034)^2)^(1.5)*(9.11E-033*9.11E-031)^(0.75)*([.H24]+[.I24])*EXP(-[.J24]/2)" office:value-type="float" office:value="308062528207972" calcext:value-type="float">
            <text:p>3.08E+14</text:p>
          </table:table-cell>
          <table:table-cell table:formula="of:=[.S24]/1000000000000" office:value-type="float" office:value="308.062528207972" calcext:value-type="float">
            <text:p>308.062528208</text:p>
          </table:table-cell>
          <table:table-cell table:formula="of:=[.Q24]^2*[.S24]/10000000" office:value-type="float" office:value="2.76174614247988" calcext:value-type="float">
            <text:p>2.7617461425</text:p>
          </table:table-cell>
          <table:table-cell table:formula="of:=(2*[.D$15]^2*[.S24]*[.G24])/(1.602176565E-019)^2" office:value-type="float" office:value="2013108751.7289" calcext:value-type="float">
            <text:p>2.01E+009</text:p>
          </table:table-cell>
          <table:table-cell table:formula="of:=[.V24]/1000000000" office:value-type="float" office:value="2.0131087517289" calcext:value-type="float">
            <text:p>2.0131087517</text:p>
          </table:table-cell>
        </table:table-row>
        <table:table-row table:style-name="ro1">
          <table:table-cell table:number-columns-repeated="6"/>
          <table:table-cell office:value-type="float" office:value="460" calcext:value-type="float">
            <text:p>460</text:p>
          </table:table-cell>
          <table:table-cell table:formula="of:=160000000+[.G25]*(600000000-160000000)/300" office:value-type="float" office:value="834666666.666667" calcext:value-type="float">
            <text:p>8.35E+08</text:p>
          </table:table-cell>
          <table:table-cell table:formula="of:=60000000+[.G25]*(400000000-60000000)/300" office:value-type="float" office:value="581333333.333333" calcext:value-type="float">
            <text:p>5.81E+08</text:p>
          </table:table-cell>
          <table:table-cell table:formula="of:=0.25*1.602176565E-019+[.G25]*(0.32*1.602176565E-019-0.25*1.602176565E-019)/300" office:value-type="float" office:value="5.7251109256E-020" calcext:value-type="float">
            <text:p>5.73E-20</text:p>
          </table:table-cell>
          <table:table-cell table:formula="of:=([.J25]*1.6E+019)/2" office:value-type="float" office:value="0.458008874048" calcext:value-type="float">
            <text:p>4.58E-01</text:p>
          </table:table-cell>
          <table:table-cell table:formula="of:=[.J25]/2+0.75*[.G25]*1.3806488E-023*(LN(3))" office:value-type="float" office:value="3.38585068241513E-020" calcext:value-type="float">
            <text:p>3.39E-20</text:p>
          </table:table-cell>
          <table:table-cell table:formula="of:=[.L25]*1.6E+019" office:value-type="float" office:value="0.541736109186421" calcext:value-type="float">
            <text:p>5.42E-01</text:p>
          </table:table-cell>
          <table:table-cell table:formula="of:=[.L25]+1.3806488E-023*[.G25]*ASINH(1E-019/4*EXP(-([.J25]/2)/(2*1.381E-023*[.G25]))*(2*PI()*SQRT(3)*1.3806488E-023*[.G25]/6.62606957E-034))" office:value-type="float" office:value="3.38585085644183E-020" calcext:value-type="float">
            <text:p>3.39E-20</text:p>
          </table:table-cell>
          <table:table-cell table:formula="of:=[.N25]*1.6E+019" office:value-type="float" office:value="0.541736137030693" calcext:value-type="float">
            <text:p>5.42E-01</text:p>
          </table:table-cell>
          <table:table-cell/>
          <table:table-cell table:formula="of:=(-1.3806488E-023/1.602176565E-019)*(2-[.L25]/(1.3806488E-023*[.G25]))" office:value-type="float" office:value="0.000287062453804648" calcext:value-type="float">
            <text:p>2.87E-04</text:p>
          </table:table-cell>
          <table:table-cell table:formula="of:=[.Q25]*1000" office:value-type="float" office:value="0.287062453804648" calcext:value-type="float">
            <text:p>0.2870624538</text:p>
          </table:table-cell>
          <table:table-cell table:formula="of:=(SQRT(PI())*1.602176565E-019)/(4*(PI())^2)*((2*1.3806488E-023*[.G25])/(1.054571E-034)^2)^(1.5)*(9.11E-033*9.11E-031)^(0.75)*([.H25]+[.I25])*EXP(-[.J25]/2)" office:value-type="float" office:value="341857798158527" calcext:value-type="float">
            <text:p>3.42E+14</text:p>
          </table:table-cell>
          <table:table-cell table:formula="of:=[.S25]/1000000000000" office:value-type="float" office:value="341.857798158527" calcext:value-type="float">
            <text:p>341.8577981585</text:p>
          </table:table-cell>
          <table:table-cell table:formula="of:=[.Q25]^2*[.S25]/10000000" office:value-type="float" office:value="2.81707413936909" calcext:value-type="float">
            <text:p>2.8170741394</text:p>
          </table:table-cell>
          <table:table-cell table:formula="of:=(2*[.D$15]^2*[.S25]*[.G25])/(1.602176565E-019)^2" office:value-type="float" office:value="2335495355.20791" calcext:value-type="float">
            <text:p>2.34E+009</text:p>
          </table:table-cell>
          <table:table-cell table:formula="of:=[.V25]/1000000000" office:value-type="float" office:value="2.33549535520791" calcext:value-type="float">
            <text:p>2.3354953552</text:p>
          </table:table-cell>
        </table:table-row>
        <table:table-row table:style-name="ro1">
          <table:table-cell table:number-columns-repeated="6"/>
          <table:table-cell office:value-type="float" office:value="480" calcext:value-type="float">
            <text:p>480</text:p>
          </table:table-cell>
          <table:table-cell table:formula="of:=160000000+[.G26]*(600000000-160000000)/300" office:value-type="float" office:value="864000000" calcext:value-type="float">
            <text:p>8.64E+08</text:p>
          </table:table-cell>
          <table:table-cell table:formula="of:=60000000+[.G26]*(400000000-60000000)/300" office:value-type="float" office:value="604000000" calcext:value-type="float">
            <text:p>6.04E+08</text:p>
          </table:table-cell>
          <table:table-cell table:formula="of:=0.25*1.602176565E-019+[.G26]*(0.32*1.602176565E-019-0.25*1.602176565E-019)/300" office:value-type="float" office:value="5.7998791653E-020" calcext:value-type="float">
            <text:p>5.80E-20</text:p>
          </table:table-cell>
          <table:table-cell table:formula="of:=([.J26]*1.6E+019)/2" office:value-type="float" office:value="0.463990333224" calcext:value-type="float">
            <text:p>4.64E-01</text:p>
          </table:table-cell>
          <table:table-cell table:formula="of:=[.J26]/2+0.75*[.G26]*1.3806488E-023*(LN(3))" office:value-type="float" office:value="3.44598676833536E-020" calcext:value-type="float">
            <text:p>3.45E-20</text:p>
          </table:table-cell>
          <table:table-cell table:formula="of:=[.L26]*1.6E+019" office:value-type="float" office:value="0.551357882933657" calcext:value-type="float">
            <text:p>5.51E-01</text:p>
          </table:table-cell>
          <table:table-cell table:formula="of:=[.L26]+1.3806488E-023*[.G26]*ASINH(1E-019/4*EXP(-([.J26]/2)/(2*1.381E-023*[.G26]))*(2*PI()*SQRT(3)*1.3806488E-023*[.G26]/6.62606957E-034))" office:value-type="float" office:value="3.44598697068703E-020" calcext:value-type="float">
            <text:p>3.45E-20</text:p>
          </table:table-cell>
          <table:table-cell table:formula="of:=[.N26]*1.6E+019" office:value-type="float" office:value="0.551357915309925" calcext:value-type="float">
            <text:p>5.51E-01</text:p>
          </table:table-cell>
          <table:table-cell/>
          <table:table-cell table:formula="of:=(-1.3806488E-023/1.602176565E-019)*(2-[.L26]/(1.3806488E-023*[.G26]))" office:value-type="float" office:value="0.000275739990036532" calcext:value-type="float">
            <text:p>2.76E-04</text:p>
          </table:table-cell>
          <table:table-cell table:formula="of:=[.Q26]*1000" office:value-type="float" office:value="0.275739990036532" calcext:value-type="float">
            <text:p>0.27573999</text:p>
          </table:table-cell>
          <table:table-cell table:formula="of:=(SQRT(PI())*1.602176565E-019)/(4*(PI())^2)*((2*1.3806488E-023*[.G26])/(1.054571E-034)^2)^(1.5)*(9.11E-033*9.11E-031)^(0.75)*([.H26]+[.I26])*EXP(-[.J26]/2)" office:value-type="float" office:value="377775163193929" calcext:value-type="float">
            <text:p>3.78E+14</text:p>
          </table:table-cell>
          <table:table-cell table:formula="of:=[.S26]/1000000000000" office:value-type="float" office:value="377.775163193929" calcext:value-type="float">
            <text:p>377.7751631939</text:p>
          </table:table-cell>
          <table:table-cell table:formula="of:=[.Q26]^2*[.S26]/10000000" office:value-type="float" office:value="2.87232060018967" calcext:value-type="float">
            <text:p>2.8723206002</text:p>
          </table:table-cell>
          <table:table-cell table:formula="of:=(2*[.D$15]^2*[.S26]*[.G26])/(1.602176565E-019)^2" office:value-type="float" office:value="2693086633.36661" calcext:value-type="float">
            <text:p>2.69E+009</text:p>
          </table:table-cell>
          <table:table-cell table:formula="of:=[.V26]/1000000000" office:value-type="float" office:value="2.69308663336661" calcext:value-type="float">
            <text:p>2.6930866334</text:p>
          </table:table-cell>
        </table:table-row>
        <table:table-row table:style-name="ro1">
          <table:table-cell table:number-columns-repeated="6"/>
          <table:table-cell office:value-type="float" office:value="500" calcext:value-type="float">
            <text:p>500</text:p>
          </table:table-cell>
          <table:table-cell table:formula="of:=160000000+[.G27]*(600000000-160000000)/300" office:value-type="float" office:value="893333333.333333" calcext:value-type="float">
            <text:p>8.93E+08</text:p>
          </table:table-cell>
          <table:table-cell table:formula="of:=60000000+[.G27]*(400000000-60000000)/300" office:value-type="float" office:value="626666666.666667" calcext:value-type="float">
            <text:p>6.27E+08</text:p>
          </table:table-cell>
          <table:table-cell table:formula="of:=0.25*1.602176565E-019+[.G27]*(0.32*1.602176565E-019-0.25*1.602176565E-019)/300" office:value-type="float" office:value="5.874647405E-020" calcext:value-type="float">
            <text:p>5.87E-20</text:p>
          </table:table-cell>
          <table:table-cell table:formula="of:=([.J27]*1.6E+019)/2" office:value-type="float" office:value="0.4699717924" calcext:value-type="float">
            <text:p>4.70E-01</text:p>
          </table:table-cell>
          <table:table-cell table:formula="of:=[.J27]/2+0.75*[.G27]*1.3806488E-023*(LN(3))" office:value-type="float" office:value="3.50612285425558E-020" calcext:value-type="float">
            <text:p>3.51E-20</text:p>
          </table:table-cell>
          <table:table-cell table:formula="of:=[.L27]*1.6E+019" office:value-type="float" office:value="0.560979656680893" calcext:value-type="float">
            <text:p>5.61E-01</text:p>
          </table:table-cell>
          <table:table-cell table:formula="of:=[.L27]+1.3806488E-023*[.G27]*ASINH(1E-019/4*EXP(-([.J27]/2)/(2*1.381E-023*[.G27]))*(2*PI()*SQRT(3)*1.3806488E-023*[.G27]/6.62606957E-034))" office:value-type="float" office:value="3.50612308749744E-020" calcext:value-type="float">
            <text:p>3.51E-20</text:p>
          </table:table-cell>
          <table:table-cell table:formula="of:=[.N27]*1.6E+019" office:value-type="float" office:value="0.560979693999591" calcext:value-type="float">
            <text:p>5.61E-01</text:p>
          </table:table-cell>
          <table:table-cell/>
          <table:table-cell table:formula="of:=(-1.3806488E-023/1.602176565E-019)*(2-[.L27]/(1.3806488E-023*[.G27]))" office:value-type="float" office:value="0.000265323323369866" calcext:value-type="float">
            <text:p>2.65E-04</text:p>
          </table:table-cell>
          <table:table-cell table:formula="of:=[.Q27]*1000" office:value-type="float" office:value="0.265323323369866" calcext:value-type="float">
            <text:p>0.2653233234</text:p>
          </table:table-cell>
          <table:table-cell table:formula="of:=(SQRT(PI())*1.602176565E-019)/(4*(PI())^2)*((2*1.3806488E-023*[.G27])/(1.054571E-034)^2)^(1.5)*(9.11E-033*9.11E-031)^(0.75)*([.H27]+[.I27])*EXP(-[.J27]/2)" office:value-type="float" office:value="415857065525507" calcext:value-type="float">
            <text:p>4.16E+14</text:p>
          </table:table-cell>
          <table:table-cell table:formula="of:=[.S27]/1000000000000" office:value-type="float" office:value="415.857065525507" calcext:value-type="float">
            <text:p>415.8570655255</text:p>
          </table:table-cell>
          <table:table-cell table:formula="of:=[.Q27]^2*[.S27]/10000000" office:value-type="float" office:value="2.92748677425337" calcext:value-type="float">
            <text:p>2.9274867743</text:p>
          </table:table-cell>
          <table:table-cell table:formula="of:=(2*[.D$15]^2*[.S27]*[.G27])/(1.602176565E-019)^2" office:value-type="float" office:value="3088088756.42126" calcext:value-type="float">
            <text:p>3.09E+009</text:p>
          </table:table-cell>
          <table:table-cell table:formula="of:=[.V27]/1000000000" office:value-type="float" office:value="3.08808875642126" calcext:value-type="float">
            <text:p>3.0880887564</text:p>
          </table:table-cell>
        </table:table-row>
        <table:table-row table:style-name="ro1">
          <table:table-cell table:number-columns-repeated="6"/>
          <table:table-cell office:value-type="float" office:value="520" calcext:value-type="float">
            <text:p>520</text:p>
          </table:table-cell>
          <table:table-cell table:formula="of:=160000000+[.G28]*(600000000-160000000)/300" office:value-type="float" office:value="922666666.666667" calcext:value-type="float">
            <text:p>9.23E+08</text:p>
          </table:table-cell>
          <table:table-cell table:formula="of:=60000000+[.G28]*(400000000-60000000)/300" office:value-type="float" office:value="649333333.333333" calcext:value-type="float">
            <text:p>6.49E+08</text:p>
          </table:table-cell>
          <table:table-cell table:formula="of:=0.25*1.602176565E-019+[.G28]*(0.32*1.602176565E-019-0.25*1.602176565E-019)/300" office:value-type="float" office:value="5.9494156447E-020" calcext:value-type="float">
            <text:p>5.95E-20</text:p>
          </table:table-cell>
          <table:table-cell table:formula="of:=([.J28]*1.6E+019)/2" office:value-type="float" office:value="0.475953251576" calcext:value-type="float">
            <text:p>4.76E-01</text:p>
          </table:table-cell>
          <table:table-cell table:formula="of:=[.J28]/2+0.75*[.G28]*1.3806488E-023*(LN(3))" office:value-type="float" office:value="3.5662589401758E-020" calcext:value-type="float">
            <text:p>3.57E-20</text:p>
          </table:table-cell>
          <table:table-cell table:formula="of:=[.L28]*1.6E+019" office:value-type="float" office:value="0.570601430428128" calcext:value-type="float">
            <text:p>5.71E-01</text:p>
          </table:table-cell>
          <table:table-cell table:formula="of:=[.L28]+1.3806488E-023*[.G28]*ASINH(1E-019/4*EXP(-([.J28]/2)/(2*1.381E-023*[.G28]))*(2*PI()*SQRT(3)*1.3806488E-023*[.G28]/6.62606957E-034))" office:value-type="float" office:value="3.56625920692107E-020" calcext:value-type="float">
            <text:p>3.57E-20</text:p>
          </table:table-cell>
          <table:table-cell table:formula="of:=[.N28]*1.6E+019" office:value-type="float" office:value="0.570601473107372" calcext:value-type="float">
            <text:p>5.71E-01</text:p>
          </table:table-cell>
          <table:table-cell/>
          <table:table-cell table:formula="of:=(-1.3806488E-023/1.602176565E-019)*(2-[.L28]/(1.3806488E-023*[.G28]))" office:value-type="float" office:value="0.000255707938754481" calcext:value-type="float">
            <text:p>2.56E-04</text:p>
          </table:table-cell>
          <table:table-cell table:formula="of:=[.Q28]*1000" office:value-type="float" office:value="0.255707938754481" calcext:value-type="float">
            <text:p>0.2557079388</text:p>
          </table:table-cell>
          <table:table-cell table:formula="of:=(SQRT(PI())*1.602176565E-019)/(4*(PI())^2)*((2*1.3806488E-023*[.G28])/(1.054571E-034)^2)^(1.5)*(9.11E-033*9.11E-031)^(0.75)*([.H28]+[.I28])*EXP(-[.J28]/2)" office:value-type="float" office:value="456145135104244" calcext:value-type="float">
            <text:p>4.56E+14</text:p>
          </table:table-cell>
          <table:table-cell table:formula="of:=[.S28]/1000000000000" office:value-type="float" office:value="456.145135104244" calcext:value-type="float">
            <text:p>456.1451351042</text:p>
          </table:table-cell>
          <table:table-cell table:formula="of:=[.Q28]^2*[.S28]/10000000" office:value-type="float" office:value="2.98257566573238" calcext:value-type="float">
            <text:p>2.9825756657</text:p>
          </table:table-cell>
          <table:table-cell table:formula="of:=(2*[.D$15]^2*[.S28]*[.G28])/(1.602176565E-019)^2" office:value-type="float" office:value="3522752048.66583" calcext:value-type="float">
            <text:p>3.52E+009</text:p>
          </table:table-cell>
          <table:table-cell table:formula="of:=[.V28]/1000000000" office:value-type="float" office:value="3.52275204866583" calcext:value-type="float">
            <text:p>3.5227520487</text:p>
          </table:table-cell>
        </table:table-row>
        <table:table-row table:style-name="ro1">
          <table:table-cell table:number-columns-repeated="6"/>
          <table:table-cell office:value-type="float" office:value="540" calcext:value-type="float">
            <text:p>540</text:p>
          </table:table-cell>
          <table:table-cell table:formula="of:=160000000+[.G29]*(600000000-160000000)/300" office:value-type="float" office:value="952000000" calcext:value-type="float">
            <text:p>9.52E+08</text:p>
          </table:table-cell>
          <table:table-cell table:formula="of:=60000000+[.G29]*(400000000-60000000)/300" office:value-type="float" office:value="672000000" calcext:value-type="float">
            <text:p>6.72E+08</text:p>
          </table:table-cell>
          <table:table-cell table:formula="of:=0.25*1.602176565E-019+[.G29]*(0.32*1.602176565E-019-0.25*1.602176565E-019)/300" office:value-type="float" office:value="6.0241838844E-020" calcext:value-type="float">
            <text:p>6.02E-20</text:p>
          </table:table-cell>
          <table:table-cell table:formula="of:=([.J29]*1.6E+019)/2" office:value-type="float" office:value="0.481934710752" calcext:value-type="float">
            <text:p>4.82E-01</text:p>
          </table:table-cell>
          <table:table-cell table:formula="of:=[.J29]/2+0.75*[.G29]*1.3806488E-023*(LN(3))" office:value-type="float" office:value="3.62639502609603E-020" calcext:value-type="float">
            <text:p>3.63E-20</text:p>
          </table:table-cell>
          <table:table-cell table:formula="of:=[.L29]*1.6E+019" office:value-type="float" office:value="0.580223204175364" calcext:value-type="float">
            <text:p>5.80E-01</text:p>
          </table:table-cell>
          <table:table-cell table:formula="of:=[.L29]+1.3806488E-023*[.G29]*ASINH(1E-019/4*EXP(-([.J29]/2)/(2*1.381E-023*[.G29]))*(2*PI()*SQRT(3)*1.3806488E-023*[.G29]/6.62606957E-034))" office:value-type="float" office:value="3.62639532900125E-020" calcext:value-type="float">
            <text:p>3.63E-20</text:p>
          </table:table-cell>
          <table:table-cell table:formula="of:=[.N29]*1.6E+019" office:value-type="float" office:value="0.5802232526402" calcext:value-type="float">
            <text:p>5.80E-01</text:p>
          </table:table-cell>
          <table:table-cell/>
          <table:table-cell table:formula="of:=(-1.3806488E-023/1.602176565E-019)*(2-[.L29]/(1.3806488E-023*[.G29]))" office:value-type="float" office:value="0.000246804804851347" calcext:value-type="float">
            <text:p>2.47E-04</text:p>
          </table:table-cell>
          <table:table-cell table:formula="of:=[.Q29]*1000" office:value-type="float" office:value="0.246804804851347" calcext:value-type="float">
            <text:p>0.2468048049</text:p>
          </table:table-cell>
          <table:table-cell table:formula="of:=(SQRT(PI())*1.602176565E-019)/(4*(PI())^2)*((2*1.3806488E-023*[.G29])/(1.054571E-034)^2)^(1.5)*(9.11E-033*9.11E-031)^(0.75)*([.H29]+[.I29])*EXP(-[.J29]/2)" office:value-type="float" office:value="498680234300763" calcext:value-type="float">
            <text:p>4.99E+14</text:p>
          </table:table-cell>
          <table:table-cell table:formula="of:=[.S29]/1000000000000" office:value-type="float" office:value="498.680234300763" calcext:value-type="float">
            <text:p>498.6802343008</text:p>
          </table:table-cell>
          <table:table-cell table:formula="of:=[.Q29]^2*[.S29]/10000000" office:value-type="float" office:value="3.03759154732862" calcext:value-type="float">
            <text:p>3.0375915473</text:p>
          </table:table-cell>
          <table:table-cell table:formula="of:=(2*[.D$15]^2*[.S29]*[.G29])/(1.602176565E-019)^2" office:value-type="float" office:value="3999370140.45801" calcext:value-type="float">
            <text:p>4.00E+009</text:p>
          </table:table-cell>
          <table:table-cell table:formula="of:=[.V29]/1000000000" office:value-type="float" office:value="3.99937014045801" calcext:value-type="float">
            <text:p>3.9993701405</text:p>
          </table:table-cell>
        </table:table-row>
        <table:table-row table:style-name="ro1">
          <table:table-cell table:number-columns-repeated="6"/>
          <table:table-cell office:value-type="float" office:value="560" calcext:value-type="float">
            <text:p>560</text:p>
          </table:table-cell>
          <table:table-cell table:formula="of:=160000000+[.G30]*(600000000-160000000)/300" office:value-type="float" office:value="981333333.333333" calcext:value-type="float">
            <text:p>9.81E+08</text:p>
          </table:table-cell>
          <table:table-cell table:formula="of:=60000000+[.G30]*(400000000-60000000)/300" office:value-type="float" office:value="694666666.666667" calcext:value-type="float">
            <text:p>6.95E+08</text:p>
          </table:table-cell>
          <table:table-cell table:formula="of:=0.25*1.602176565E-019+[.G30]*(0.32*1.602176565E-019-0.25*1.602176565E-019)/300" office:value-type="float" office:value="6.0989521241E-020" calcext:value-type="float">
            <text:p>6.10E-20</text:p>
          </table:table-cell>
          <table:table-cell table:formula="of:=([.J30]*1.6E+019)/2" office:value-type="float" office:value="0.487916169928" calcext:value-type="float">
            <text:p>4.88E-01</text:p>
          </table:table-cell>
          <table:table-cell table:formula="of:=[.J30]/2+0.75*[.G30]*1.3806488E-023*(LN(3))" office:value-type="float" office:value="3.68653111201625E-020" calcext:value-type="float">
            <text:p>3.69E-20</text:p>
          </table:table-cell>
          <table:table-cell table:formula="of:=[.L30]*1.6E+019" office:value-type="float" office:value="0.5898449779226" calcext:value-type="float">
            <text:p>5.90E-01</text:p>
          </table:table-cell>
          <table:table-cell table:formula="of:=[.L30]+1.3806488E-023*[.G30]*ASINH(1E-019/4*EXP(-([.J30]/2)/(2*1.381E-023*[.G30]))*(2*PI()*SQRT(3)*1.3806488E-023*[.G30]/6.62606957E-034))" office:value-type="float" office:value="3.68653145377719E-020" calcext:value-type="float">
            <text:p>3.69E-20</text:p>
          </table:table-cell>
          <table:table-cell table:formula="of:=[.N30]*1.6E+019" office:value-type="float" office:value="0.58984503260435" calcext:value-type="float">
            <text:p>5.90E-01</text:p>
          </table:table-cell>
          <table:table-cell/>
          <table:table-cell table:formula="of:=(-1.3806488E-023/1.602176565E-019)*(2-[.L30]/(1.3806488E-023*[.G30]))" office:value-type="float" office:value="0.000238537609084152" calcext:value-type="float">
            <text:p>2.39E-04</text:p>
          </table:table-cell>
          <table:table-cell table:formula="of:=[.Q30]*1000" office:value-type="float" office:value="0.238537609084152" calcext:value-type="float">
            <text:p>0.2385376091</text:p>
          </table:table-cell>
          <table:table-cell table:formula="of:=(SQRT(PI())*1.602176565E-019)/(4*(PI())^2)*((2*1.3806488E-023*[.G30])/(1.054571E-034)^2)^(1.5)*(9.11E-033*9.11E-031)^(0.75)*([.H30]+[.I30])*EXP(-[.J30]/2)" office:value-type="float" office:value="543502498656787" calcext:value-type="float">
            <text:p>5.44E+14</text:p>
          </table:table-cell>
          <table:table-cell table:formula="of:=[.S30]/1000000000000" office:value-type="float" office:value="543.502498656787" calcext:value-type="float">
            <text:p>543.5024986568</text:p>
          </table:table-cell>
          <table:table-cell table:formula="of:=[.Q30]^2*[.S30]/10000000" office:value-type="float" office:value="3.092539595406" calcext:value-type="float">
            <text:p>3.0925395954</text:p>
          </table:table-cell>
          <table:table-cell table:formula="of:=(2*[.D$15]^2*[.S30]*[.G30])/(1.602176565E-019)^2" office:value-type="float" office:value="4520279167.16075" calcext:value-type="float">
            <text:p>4.52E+009</text:p>
          </table:table-cell>
          <table:table-cell table:formula="of:=[.V30]/1000000000" office:value-type="float" office:value="4.52027916716075" calcext:value-type="float">
            <text:p>4.5202791672</text:p>
          </table:table-cell>
        </table:table-row>
        <table:table-row table:style-name="ro1">
          <table:table-cell table:number-columns-repeated="6"/>
          <table:table-cell office:value-type="float" office:value="580" calcext:value-type="float">
            <text:p>580</text:p>
          </table:table-cell>
          <table:table-cell table:formula="of:=160000000+[.G31]*(600000000-160000000)/300" office:value-type="float" office:value="1010666666.66667" calcext:value-type="float">
            <text:p>1.01E+09</text:p>
          </table:table-cell>
          <table:table-cell table:formula="of:=60000000+[.G31]*(400000000-60000000)/300" office:value-type="float" office:value="717333333.333333" calcext:value-type="float">
            <text:p>7.17E+08</text:p>
          </table:table-cell>
          <table:table-cell table:formula="of:=0.25*1.602176565E-019+[.G31]*(0.32*1.602176565E-019-0.25*1.602176565E-019)/300" office:value-type="float" office:value="6.1737203638E-020" calcext:value-type="float">
            <text:p>6.17E-20</text:p>
          </table:table-cell>
          <table:table-cell table:formula="of:=([.J31]*1.6E+019)/2" office:value-type="float" office:value="0.493897629104" calcext:value-type="float">
            <text:p>4.94E-01</text:p>
          </table:table-cell>
          <table:table-cell table:formula="of:=[.J31]/2+0.75*[.G31]*1.3806488E-023*(LN(3))" office:value-type="float" office:value="3.74666719793647E-020" calcext:value-type="float">
            <text:p>3.75E-20</text:p>
          </table:table-cell>
          <table:table-cell table:formula="of:=[.L31]*1.6E+019" office:value-type="float" office:value="0.599466751669836" calcext:value-type="float">
            <text:p>5.99E-01</text:p>
          </table:table-cell>
          <table:table-cell table:formula="of:=[.L31]+1.3806488E-023*[.G31]*ASINH(1E-019/4*EXP(-([.J31]/2)/(2*1.381E-023*[.G31]))*(2*PI()*SQRT(3)*1.3806488E-023*[.G31]/6.62606957E-034))" office:value-type="float" office:value="3.7466675812844E-020" calcext:value-type="float">
            <text:p>3.75E-20</text:p>
          </table:table-cell>
          <table:table-cell table:formula="of:=[.N31]*1.6E+019" office:value-type="float" office:value="0.599466813005504" calcext:value-type="float">
            <text:p>5.99E-01</text:p>
          </table:table-cell>
          <table:table-cell/>
          <table:table-cell table:formula="of:=(-1.3806488E-023/1.602176565E-019)*(2-[.L31]/(1.3806488E-023*[.G31]))" office:value-type="float" office:value="0.000230840564749176" calcext:value-type="float">
            <text:p>2.31E-04</text:p>
          </table:table-cell>
          <table:table-cell table:formula="of:=[.Q31]*1000" office:value-type="float" office:value="0.230840564749176" calcext:value-type="float">
            <text:p>0.2308405647</text:p>
          </table:table-cell>
          <table:table-cell table:formula="of:=(SQRT(PI())*1.602176565E-019)/(4*(PI())^2)*((2*1.3806488E-023*[.G31])/(1.054571E-034)^2)^(1.5)*(9.11E-033*9.11E-031)^(0.75)*([.H31]+[.I31])*EXP(-[.J31]/2)" office:value-type="float" office:value="590651374172237" calcext:value-type="float">
            <text:p>5.91E+14</text:p>
          </table:table-cell>
          <table:table-cell table:formula="of:=[.S31]/1000000000000" office:value-type="float" office:value="590.651374172237" calcext:value-type="float">
            <text:p>590.6513741722</text:p>
          </table:table-cell>
          <table:table-cell table:formula="of:=[.Q31]^2*[.S31]/10000000" office:value-type="float" office:value="3.14742561510302" calcext:value-type="float">
            <text:p>3.1474256151</text:p>
          </table:table-cell>
          <table:table-cell table:formula="of:=(2*[.D$15]^2*[.S31]*[.G31])/(1.602176565E-019)^2" office:value-type="float" office:value="5087857010.86915" calcext:value-type="float">
            <text:p>5.09E+009</text:p>
          </table:table-cell>
          <table:table-cell table:formula="of:=[.V31]/1000000000" office:value-type="float" office:value="5.08785701086915" calcext:value-type="float">
            <text:p>5.0878570109</text:p>
          </table:table-cell>
        </table:table-row>
        <table:table-row table:style-name="ro1">
          <table:table-cell table:number-columns-repeated="6"/>
          <table:table-cell office:value-type="float" office:value="600" calcext:value-type="float">
            <text:p>600</text:p>
          </table:table-cell>
          <table:table-cell table:formula="of:=160000000+[.G32]*(600000000-160000000)/300" office:value-type="float" office:value="1040000000" calcext:value-type="float">
            <text:p>1.04E+09</text:p>
          </table:table-cell>
          <table:table-cell table:formula="of:=60000000+[.G32]*(400000000-60000000)/300" office:value-type="float" office:value="740000000" calcext:value-type="float">
            <text:p>7.40E+08</text:p>
          </table:table-cell>
          <table:table-cell table:formula="of:=0.25*1.602176565E-019+[.G32]*(0.32*1.602176565E-019-0.25*1.602176565E-019)/300" office:value-type="float" office:value="6.2484886035E-020" calcext:value-type="float">
            <text:p>6.25E-20</text:p>
          </table:table-cell>
          <table:table-cell table:formula="of:=([.J32]*1.6E+019)/2" office:value-type="float" office:value="0.49987908828" calcext:value-type="float">
            <text:p>5.00E-01</text:p>
          </table:table-cell>
          <table:table-cell table:formula="of:=[.J32]/2+0.75*[.G32]*1.3806488E-023*(LN(3))" office:value-type="float" office:value="3.8068032838567E-020" calcext:value-type="float">
            <text:p>3.81E-20</text:p>
          </table:table-cell>
          <table:table-cell table:formula="of:=[.L32]*1.6E+019" office:value-type="float" office:value="0.609088525417071" calcext:value-type="float">
            <text:p>6.09E-01</text:p>
          </table:table-cell>
          <table:table-cell table:formula="of:=[.L32]+1.3806488E-023*[.G32]*ASINH(1E-019/4*EXP(-([.J32]/2)/(2*1.381E-023*[.G32]))*(2*PI()*SQRT(3)*1.3806488E-023*[.G32]/6.62606957E-034))" office:value-type="float" office:value="3.80680371155515E-020" calcext:value-type="float">
            <text:p>3.81E-20</text:p>
          </table:table-cell>
          <table:table-cell table:formula="of:=[.N32]*1.6E+019" office:value-type="float" office:value="0.609088593848825" calcext:value-type="float">
            <text:p>6.09E-01</text:p>
          </table:table-cell>
          <table:table-cell/>
          <table:table-cell table:formula="of:=(-1.3806488E-023/1.602176565E-019)*(2-[.L32]/(1.3806488E-023*[.G32]))" office:value-type="float" office:value="0.000223656656703199" calcext:value-type="float">
            <text:p>2.24E-04</text:p>
          </table:table-cell>
          <table:table-cell table:formula="of:=[.Q32]*1000" office:value-type="float" office:value="0.223656656703199" calcext:value-type="float">
            <text:p>0.2236566567</text:p>
          </table:table-cell>
          <table:table-cell table:formula="of:=(SQRT(PI())*1.602176565E-019)/(4*(PI())^2)*((2*1.3806488E-023*[.G32])/(1.054571E-034)^2)^(1.5)*(9.11E-033*9.11E-031)^(0.75)*([.H32]+[.I32])*EXP(-[.J32]/2)" office:value-type="float" office:value="640165651524441" calcext:value-type="float">
            <text:p>6.40E+14</text:p>
          </table:table-cell>
          <table:table-cell table:formula="of:=[.S32]/1000000000000" office:value-type="float" office:value="640.165651524441" calcext:value-type="float">
            <text:p>640.1656515244</text:p>
          </table:table-cell>
          <table:table-cell table:formula="of:=[.Q32]^2*[.S32]/10000000" office:value-type="float" office:value="3.20225583263632" calcext:value-type="float">
            <text:p>3.2022558326</text:p>
          </table:table-cell>
          <table:table-cell table:formula="of:=(2*[.D$15]^2*[.S32]*[.G32])/(1.602176565E-019)^2" office:value-type="float" office:value="5704522581.25252" calcext:value-type="float">
            <text:p>5.70E+009</text:p>
          </table:table-cell>
          <table:table-cell table:formula="of:=[.V32]/1000000000" office:value-type="float" office:value="5.70452258125252" calcext:value-type="float">
            <text:p>5.7045225813</text:p>
          </table:table-cell>
        </table:table-row>
        <table:table-row table:style-name="ro1">
          <table:table-cell table:number-columns-repeated="6"/>
          <table:table-cell office:value-type="float" office:value="620" calcext:value-type="float">
            <text:p>620</text:p>
          </table:table-cell>
          <table:table-cell table:formula="of:=160000000+[.G33]*(600000000-160000000)/300" office:value-type="float" office:value="1069333333.33333" calcext:value-type="float">
            <text:p>1.07E+09</text:p>
          </table:table-cell>
          <table:table-cell table:formula="of:=60000000+[.G33]*(400000000-60000000)/300" office:value-type="float" office:value="762666666.666667" calcext:value-type="float">
            <text:p>7.63E+08</text:p>
          </table:table-cell>
          <table:table-cell table:formula="of:=0.25*1.602176565E-019+[.G33]*(0.32*1.602176565E-019-0.25*1.602176565E-019)/300" office:value-type="float" office:value="6.3232568432E-020" calcext:value-type="float">
            <text:p>6.32E-20</text:p>
          </table:table-cell>
          <table:table-cell table:formula="of:=([.J33]*1.6E+019)/2" office:value-type="float" office:value="0.505860547456" calcext:value-type="float">
            <text:p>5.06E-01</text:p>
          </table:table-cell>
          <table:table-cell table:formula="of:=[.J33]/2+0.75*[.G33]*1.3806488E-023*(LN(3))" office:value-type="float" office:value="3.86693936977692E-020" calcext:value-type="float">
            <text:p>3.87E-20</text:p>
          </table:table-cell>
          <table:table-cell table:formula="of:=[.L33]*1.6E+019" office:value-type="float" office:value="0.618710299164307" calcext:value-type="float">
            <text:p>6.19E-01</text:p>
          </table:table-cell>
          <table:table-cell table:formula="of:=[.L33]+1.3806488E-023*[.G33]*ASINH(1E-019/4*EXP(-([.J33]/2)/(2*1.381E-023*[.G33]))*(2*PI()*SQRT(3)*1.3806488E-023*[.G33]/6.62606957E-034))" office:value-type="float" office:value="3.86693984461878E-020" calcext:value-type="float">
            <text:p>3.87E-20</text:p>
          </table:table-cell>
          <table:table-cell table:formula="of:=[.N33]*1.6E+019" office:value-type="float" office:value="0.618710375139004" calcext:value-type="float">
            <text:p>6.19E-01</text:p>
          </table:table-cell>
          <table:table-cell/>
          <table:table-cell table:formula="of:=(-1.3806488E-023/1.602176565E-019)*(2-[.L33]/(1.3806488E-023*[.G33]))" office:value-type="float" office:value="0.000216936226595672" calcext:value-type="float">
            <text:p>2.17E-04</text:p>
          </table:table-cell>
          <table:table-cell table:formula="of:=[.Q33]*1000" office:value-type="float" office:value="0.216936226595672" calcext:value-type="float">
            <text:p>0.2169362266</text:p>
          </table:table-cell>
          <table:table-cell table:formula="of:=(SQRT(PI())*1.602176565E-019)/(4*(PI())^2)*((2*1.3806488E-023*[.G33])/(1.054571E-034)^2)^(1.5)*(9.11E-033*9.11E-031)^(0.75)*([.H33]+[.I33])*EXP(-[.J33]/2)" office:value-type="float" office:value="692083497559784" calcext:value-type="float">
            <text:p>6.92E+14</text:p>
          </table:table-cell>
          <table:table-cell table:formula="of:=[.S33]/1000000000000" office:value-type="float" office:value="692.083497559784" calcext:value-type="float">
            <text:p>692.0834975598</text:p>
          </table:table-cell>
          <table:table-cell table:formula="of:=[.Q33]^2*[.S33]/10000000" office:value-type="float" office:value="3.2570367381337" calcext:value-type="float">
            <text:p>3.2570367381</text:p>
          </table:table-cell>
          <table:table-cell table:formula="of:=(2*[.D$15]^2*[.S33]*[.G33])/(1.602176565E-019)^2" office:value-type="float" office:value="6372735132.2665" calcext:value-type="float">
            <text:p>6.37E+009</text:p>
          </table:table-cell>
          <table:table-cell table:formula="of:=[.V33]/1000000000" office:value-type="float" office:value="6.3727351322665" calcext:value-type="float">
            <text:p>6.3727351323</text:p>
          </table:table-cell>
        </table:table-row>
        <table:table-row table:style-name="ro1">
          <table:table-cell table:number-columns-repeated="6"/>
          <table:table-cell office:value-type="float" office:value="640" calcext:value-type="float">
            <text:p>640</text:p>
          </table:table-cell>
          <table:table-cell table:formula="of:=160000000+[.G34]*(600000000-160000000)/300" office:value-type="float" office:value="1098666666.66667" calcext:value-type="float">
            <text:p>1.10E+09</text:p>
          </table:table-cell>
          <table:table-cell table:formula="of:=60000000+[.G34]*(400000000-60000000)/300" office:value-type="float" office:value="785333333.333333" calcext:value-type="float">
            <text:p>7.85E+08</text:p>
          </table:table-cell>
          <table:table-cell table:formula="of:=0.25*1.602176565E-019+[.G34]*(0.32*1.602176565E-019-0.25*1.602176565E-019)/300" office:value-type="float" office:value="6.3980250829E-020" calcext:value-type="float">
            <text:p>6.40E-20</text:p>
          </table:table-cell>
          <table:table-cell table:formula="of:=([.J34]*1.6E+019)/2" office:value-type="float" office:value="0.511842006632" calcext:value-type="float">
            <text:p>5.12E-01</text:p>
          </table:table-cell>
          <table:table-cell table:formula="of:=[.J34]/2+0.75*[.G34]*1.3806488E-023*(LN(3))" office:value-type="float" office:value="3.92707545569714E-020" calcext:value-type="float">
            <text:p>3.93E-20</text:p>
          </table:table-cell>
          <table:table-cell table:formula="of:=[.L34]*1.6E+019" office:value-type="float" office:value="0.628332072911543" calcext:value-type="float">
            <text:p>6.28E-01</text:p>
          </table:table-cell>
          <table:table-cell table:formula="of:=[.L34]+1.3806488E-023*[.G34]*ASINH(1E-019/4*EXP(-([.J34]/2)/(2*1.381E-023*[.G34]))*(2*PI()*SQRT(3)*1.3806488E-023*[.G34]/6.62606957E-034))" office:value-type="float" office:value="3.927075980502E-020" calcext:value-type="float">
            <text:p>3.93E-20</text:p>
          </table:table-cell>
          <table:table-cell table:formula="of:=[.N34]*1.6E+019" office:value-type="float" office:value="0.62833215688032" calcext:value-type="float">
            <text:p>6.28E-01</text:p>
          </table:table-cell>
          <table:table-cell/>
          <table:table-cell table:formula="of:=(-1.3806488E-023/1.602176565E-019)*(2-[.L34]/(1.3806488E-023*[.G34]))" office:value-type="float" office:value="0.000210635823369866" calcext:value-type="float">
            <text:p>2.11E-04</text:p>
          </table:table-cell>
          <table:table-cell table:formula="of:=[.Q34]*1000" office:value-type="float" office:value="0.210635823369866" calcext:value-type="float">
            <text:p>0.2106358234</text:p>
          </table:table-cell>
          <table:table-cell table:formula="of:=(SQRT(PI())*1.602176565E-019)/(4*(PI())^2)*((2*1.3806488E-023*[.G34])/(1.054571E-034)^2)^(1.5)*(9.11E-033*9.11E-031)^(0.75)*([.H34]+[.I34])*EXP(-[.J34]/2)" office:value-type="float" office:value="746442484351337" calcext:value-type="float">
            <text:p>7.46E+14</text:p>
          </table:table-cell>
          <table:table-cell table:formula="of:=[.S34]/1000000000000" office:value-type="float" office:value="746.442484351337" calcext:value-type="float">
            <text:p>746.4424843513</text:p>
          </table:table-cell>
          <table:table-cell table:formula="of:=[.Q34]^2*[.S34]/10000000" office:value-type="float" office:value="3.31177496670513" calcext:value-type="float">
            <text:p>3.3117749667</text:p>
          </table:table-cell>
          <table:table-cell table:formula="of:=(2*[.D$15]^2*[.S34]*[.G34])/(1.602176565E-019)^2" office:value-type="float" office:value="7094993611.8541" calcext:value-type="float">
            <text:p>7.09E+009</text:p>
          </table:table-cell>
          <table:table-cell table:formula="of:=[.V34]/1000000000" office:value-type="float" office:value="7.0949936118541" calcext:value-type="float">
            <text:p>7.0949936119</text:p>
          </table:table-cell>
        </table:table-row>
        <table:table-row table:style-name="ro1">
          <table:table-cell table:number-columns-repeated="6"/>
          <table:table-cell office:value-type="float" office:value="660" calcext:value-type="float">
            <text:p>660</text:p>
          </table:table-cell>
          <table:table-cell table:formula="of:=160000000+[.G35]*(600000000-160000000)/300" office:value-type="float" office:value="1128000000" calcext:value-type="float">
            <text:p>1.13E+09</text:p>
          </table:table-cell>
          <table:table-cell table:formula="of:=60000000+[.G35]*(400000000-60000000)/300" office:value-type="float" office:value="808000000" calcext:value-type="float">
            <text:p>8.08E+08</text:p>
          </table:table-cell>
          <table:table-cell table:formula="of:=0.25*1.602176565E-019+[.G35]*(0.32*1.602176565E-019-0.25*1.602176565E-019)/300" office:value-type="float" office:value="6.4727933226E-020" calcext:value-type="float">
            <text:p>6.47E-20</text:p>
          </table:table-cell>
          <table:table-cell table:formula="of:=([.J35]*1.6E+019)/2" office:value-type="float" office:value="0.517823465808" calcext:value-type="float">
            <text:p>5.18E-01</text:p>
          </table:table-cell>
          <table:table-cell table:formula="of:=[.J35]/2+0.75*[.G35]*1.3806488E-023*(LN(3))" office:value-type="float" office:value="3.98721154161736E-020" calcext:value-type="float">
            <text:p>3.99E-20</text:p>
          </table:table-cell>
          <table:table-cell table:formula="of:=[.L35]*1.6E+019" office:value-type="float" office:value="0.637953846658778" calcext:value-type="float">
            <text:p>6.38E-01</text:p>
          </table:table-cell>
          <table:table-cell table:formula="of:=[.L35]+1.3806488E-023*[.G35]*ASINH(1E-019/4*EXP(-([.J35]/2)/(2*1.381E-023*[.G35]))*(2*PI()*SQRT(3)*1.3806488E-023*[.G35]/6.62606957E-034))" office:value-type="float" office:value="3.98721211922922E-020" calcext:value-type="float">
            <text:p>3.99E-20</text:p>
          </table:table-cell>
          <table:table-cell table:formula="of:=[.N35]*1.6E+019" office:value-type="float" office:value="0.637953939076674" calcext:value-type="float">
            <text:p>6.38E-01</text:p>
          </table:table-cell>
          <table:table-cell/>
          <table:table-cell table:formula="of:=(-1.3806488E-023/1.602176565E-019)*(2-[.L35]/(1.3806488E-023*[.G35]))" office:value-type="float" office:value="0.000204717262763805" calcext:value-type="float">
            <text:p>2.05E-04</text:p>
          </table:table-cell>
          <table:table-cell table:formula="of:=[.Q35]*1000" office:value-type="float" office:value="0.204717262763805" calcext:value-type="float">
            <text:p>0.2047172628</text:p>
          </table:table-cell>
          <table:table-cell table:formula="of:=(SQRT(PI())*1.602176565E-019)/(4*(PI())^2)*((2*1.3806488E-023*[.G35])/(1.054571E-034)^2)^(1.5)*(9.11E-033*9.11E-031)^(0.75)*([.H35]+[.I35])*EXP(-[.J35]/2)" office:value-type="float" office:value="803279616076848" calcext:value-type="float">
            <text:p>8.03E+14</text:p>
          </table:table-cell>
          <table:table-cell table:formula="of:=[.S35]/1000000000000" office:value-type="float" office:value="803.279616076848" calcext:value-type="float">
            <text:p>803.2796160768</text:p>
          </table:table-cell>
          <table:table-cell table:formula="of:=[.Q35]^2*[.S35]/10000000" office:value-type="float" office:value="3.3664772086077" calcext:value-type="float">
            <text:p>3.3664772086</text:p>
          </table:table-cell>
          <table:table-cell table:formula="of:=(2*[.D$15]^2*[.S35]*[.G35])/(1.602176565E-019)^2" office:value-type="float" office:value="7873836042.06826" calcext:value-type="float">
            <text:p>7.87E+009</text:p>
          </table:table-cell>
          <table:table-cell table:formula="of:=[.V35]/1000000000" office:value-type="float" office:value="7.87383604206826" calcext:value-type="float">
            <text:p>7.8738360421</text:p>
          </table:table-cell>
        </table:table-row>
        <table:table-row table:style-name="ro1">
          <table:table-cell table:number-columns-repeated="6"/>
          <table:table-cell office:value-type="float" office:value="680" calcext:value-type="float">
            <text:p>680</text:p>
          </table:table-cell>
          <table:table-cell table:formula="of:=160000000+[.G36]*(600000000-160000000)/300" office:value-type="float" office:value="1157333333.33333" calcext:value-type="float">
            <text:p>1.16E+09</text:p>
          </table:table-cell>
          <table:table-cell table:formula="of:=60000000+[.G36]*(400000000-60000000)/300" office:value-type="float" office:value="830666666.666667" calcext:value-type="float">
            <text:p>8.31E+08</text:p>
          </table:table-cell>
          <table:table-cell table:formula="of:=0.25*1.602176565E-019+[.G36]*(0.32*1.602176565E-019-0.25*1.602176565E-019)/300" office:value-type="float" office:value="6.5475615623E-020" calcext:value-type="float">
            <text:p>6.55E-20</text:p>
          </table:table-cell>
          <table:table-cell table:formula="of:=([.J36]*1.6E+019)/2" office:value-type="float" office:value="0.523804924984" calcext:value-type="float">
            <text:p>5.24E-01</text:p>
          </table:table-cell>
          <table:table-cell table:formula="of:=[.J36]/2+0.75*[.G36]*1.3806488E-023*(LN(3))" office:value-type="float" office:value="4.04734762753759E-020" calcext:value-type="float">
            <text:p>4.05E-20</text:p>
          </table:table-cell>
          <table:table-cell table:formula="of:=[.L36]*1.6E+019" office:value-type="float" office:value="0.647575620406014" calcext:value-type="float">
            <text:p>6.48E-01</text:p>
          </table:table-cell>
          <table:table-cell table:formula="of:=[.L36]+1.3806488E-023*[.G36]*ASINH(1E-019/4*EXP(-([.J36]/2)/(2*1.381E-023*[.G36]))*(2*PI()*SQRT(3)*1.3806488E-023*[.G36]/6.62606957E-034))" office:value-type="float" office:value="4.04734826082273E-020" calcext:value-type="float">
            <text:p>4.05E-20</text:p>
          </table:table-cell>
          <table:table-cell table:formula="of:=[.N36]*1.6E+019" office:value-type="float" office:value="0.647575721731636" calcext:value-type="float">
            <text:p>6.48E-01</text:p>
          </table:table-cell>
          <table:table-cell/>
          <table:table-cell table:formula="of:=(-1.3806488E-023/1.602176565E-019)*(2-[.L36]/(1.3806488E-023*[.G36]))" office:value-type="float" office:value="0.000199146852781631" calcext:value-type="float">
            <text:p>1.99E-04</text:p>
          </table:table-cell>
          <table:table-cell table:formula="of:=[.Q36]*1000" office:value-type="float" office:value="0.199146852781631" calcext:value-type="float">
            <text:p>0.1991468528</text:p>
          </table:table-cell>
          <table:table-cell table:formula="of:=(SQRT(PI())*1.602176565E-019)/(4*(PI())^2)*((2*1.3806488E-023*[.G36])/(1.054571E-034)^2)^(1.5)*(9.11E-033*9.11E-031)^(0.75)*([.H36]+[.I36])*EXP(-[.J36]/2)" office:value-type="float" office:value="862631353938389" calcext:value-type="float">
            <text:p>8.63E+14</text:p>
          </table:table-cell>
          <table:table-cell table:formula="of:=[.S36]/1000000000000" office:value-type="float" office:value="862.631353938389" calcext:value-type="float">
            <text:p>862.6313539384</text:p>
          </table:table-cell>
          <table:table-cell table:formula="of:=[.Q36]^2*[.S36]/10000000" office:value-type="float" office:value="3.42115014165087" calcext:value-type="float">
            <text:p>3.4211501417</text:p>
          </table:table-cell>
          <table:table-cell table:formula="of:=(2*[.D$15]^2*[.S36]*[.G36])/(1.602176565E-019)^2" office:value-type="float" office:value="8711838927.31881" calcext:value-type="float">
            <text:p>8.71E+009</text:p>
          </table:table-cell>
          <table:table-cell table:formula="of:=[.V36]/1000000000" office:value-type="float" office:value="8.71183892731881" calcext:value-type="float">
            <text:p>8.7118389273</text:p>
          </table:table-cell>
        </table:table-row>
        <table:table-row table:style-name="ro1">
          <table:table-cell table:number-columns-repeated="6"/>
          <table:table-cell office:value-type="float" office:value="700" calcext:value-type="float">
            <text:p>700</text:p>
          </table:table-cell>
          <table:table-cell table:formula="of:=160000000+[.G37]*(600000000-160000000)/300" office:value-type="float" office:value="1186666666.66667" calcext:value-type="float">
            <text:p>1.19E+09</text:p>
          </table:table-cell>
          <table:table-cell table:formula="of:=60000000+[.G37]*(400000000-60000000)/300" office:value-type="float" office:value="853333333.333333" calcext:value-type="float">
            <text:p>8.53E+08</text:p>
          </table:table-cell>
          <table:table-cell table:formula="of:=0.25*1.602176565E-019+[.G37]*(0.32*1.602176565E-019-0.25*1.602176565E-019)/300" office:value-type="float" office:value="6.622329802E-020" calcext:value-type="float">
            <text:p>6.62E-20</text:p>
          </table:table-cell>
          <table:table-cell table:formula="of:=([.J37]*1.6E+019)/2" office:value-type="float" office:value="0.52978638416" calcext:value-type="float">
            <text:p>5.30E-01</text:p>
          </table:table-cell>
          <table:table-cell table:formula="of:=[.J37]/2+0.75*[.G37]*1.3806488E-023*(LN(3))" office:value-type="float" office:value="4.10748371345781E-020" calcext:value-type="float">
            <text:p>4.11E-20</text:p>
          </table:table-cell>
          <table:table-cell table:formula="of:=[.L37]*1.6E+019" office:value-type="float" office:value="0.65719739415325" calcext:value-type="float">
            <text:p>6.57E-01</text:p>
          </table:table-cell>
          <table:table-cell table:formula="of:=[.L37]+1.3806488E-023*[.G37]*ASINH(1E-019/4*EXP(-([.J37]/2)/(2*1.381E-023*[.G37]))*(2*PI()*SQRT(3)*1.3806488E-023*[.G37]/6.62606957E-034))" office:value-type="float" office:value="4.10748440530296E-020" calcext:value-type="float">
            <text:p>4.11E-20</text:p>
          </table:table-cell>
          <table:table-cell table:formula="of:=[.N37]*1.6E+019" office:value-type="float" office:value="0.657197504848473" calcext:value-type="float">
            <text:p>6.57E-01</text:p>
          </table:table-cell>
          <table:table-cell/>
          <table:table-cell table:formula="of:=(-1.3806488E-023/1.602176565E-019)*(2-[.L37]/(1.3806488E-023*[.G37]))" office:value-type="float" office:value="0.000193894751941294" calcext:value-type="float">
            <text:p>1.94E-04</text:p>
          </table:table-cell>
          <table:table-cell table:formula="of:=[.Q37]*1000" office:value-type="float" office:value="0.193894751941294" calcext:value-type="float">
            <text:p>0.1938947519</text:p>
          </table:table-cell>
          <table:table-cell table:formula="of:=(SQRT(PI())*1.602176565E-019)/(4*(PI())^2)*((2*1.3806488E-023*[.G37])/(1.054571E-034)^2)^(1.5)*(9.11E-033*9.11E-031)^(0.75)*([.H37]+[.I37])*EXP(-[.J37]/2)" office:value-type="float" office:value="924533639317061" calcext:value-type="float">
            <text:p>9.25E+14</text:p>
          </table:table-cell>
          <table:table-cell table:formula="of:=[.S37]/1000000000000" office:value-type="float" office:value="924.533639317061" calcext:value-type="float">
            <text:p>924.5336393171</text:p>
          </table:table-cell>
          <table:table-cell table:formula="of:=[.Q37]^2*[.S37]/10000000" office:value-type="float" office:value="3.47580038066886" calcext:value-type="float">
            <text:p>3.4758003807</text:p>
          </table:table-cell>
          <table:table-cell table:formula="of:=(2*[.D$15]^2*[.S37]*[.G37])/(1.602176565E-019)^2" office:value-type="float" office:value="9611616688.68262" calcext:value-type="float">
            <text:p>9.61E+009</text:p>
          </table:table-cell>
          <table:table-cell table:formula="of:=[.V37]/1000000000" office:value-type="float" office:value="9.61161668868262" calcext:value-type="float">
            <text:p>9.6116166887</text:p>
          </table:table-cell>
        </table:table-row>
        <table:table-row table:style-name="ro1">
          <table:table-cell table:number-columns-repeated="6"/>
          <table:table-cell office:value-type="float" office:value="720" calcext:value-type="float">
            <text:p>720</text:p>
          </table:table-cell>
          <table:table-cell table:formula="of:=160000000+[.G38]*(600000000-160000000)/300" office:value-type="float" office:value="1216000000" calcext:value-type="float">
            <text:p>1.22E+09</text:p>
          </table:table-cell>
          <table:table-cell table:formula="of:=60000000+[.G38]*(400000000-60000000)/300" office:value-type="float" office:value="876000000" calcext:value-type="float">
            <text:p>8.76E+08</text:p>
          </table:table-cell>
          <table:table-cell table:formula="of:=0.25*1.602176565E-019+[.G38]*(0.32*1.602176565E-019-0.25*1.602176565E-019)/300" office:value-type="float" office:value="6.6970980417E-020" calcext:value-type="float">
            <text:p>6.70E-20</text:p>
          </table:table-cell>
          <table:table-cell table:formula="of:=([.J38]*1.6E+019)/2" office:value-type="float" office:value="0.535767843336" calcext:value-type="float">
            <text:p>5.36E-01</text:p>
          </table:table-cell>
          <table:table-cell table:formula="of:=[.J38]/2+0.75*[.G38]*1.3806488E-023*(LN(3))" office:value-type="float" office:value="4.16761979937804E-020" calcext:value-type="float">
            <text:p>4.17E-20</text:p>
          </table:table-cell>
          <table:table-cell table:formula="of:=[.L38]*1.6E+019" office:value-type="float" office:value="0.666819167900486" calcext:value-type="float">
            <text:p>6.67E-01</text:p>
          </table:table-cell>
          <table:table-cell table:formula="of:=[.L38]+1.3806488E-023*[.G38]*ASINH(1E-019/4*EXP(-([.J38]/2)/(2*1.381E-023*[.G38]))*(2*PI()*SQRT(3)*1.3806488E-023*[.G38]/6.62606957E-034))" office:value-type="float" office:value="4.16762055268864E-020" calcext:value-type="float">
            <text:p>4.17E-20</text:p>
          </table:table-cell>
          <table:table-cell table:formula="of:=[.N38]*1.6E+019" office:value-type="float" office:value="0.666819288430183" calcext:value-type="float">
            <text:p>6.67E-01</text:p>
          </table:table-cell>
          <table:table-cell/>
          <table:table-cell table:formula="of:=(-1.3806488E-023/1.602176565E-019)*(2-[.L38]/(1.3806488E-023*[.G38]))" office:value-type="float" office:value="0.000188934434480977" calcext:value-type="float">
            <text:p>1.89E-04</text:p>
          </table:table-cell>
          <table:table-cell table:formula="of:=[.Q38]*1000" office:value-type="float" office:value="0.188934434480977" calcext:value-type="float">
            <text:p>0.1889344345</text:p>
          </table:table-cell>
          <table:table-cell table:formula="of:=(SQRT(PI())*1.602176565E-019)/(4*(PI())^2)*((2*1.3806488E-023*[.G38])/(1.054571E-034)^2)^(1.5)*(9.11E-033*9.11E-031)^(0.75)*([.H38]+[.I38])*EXP(-[.J38]/2)" office:value-type="float" office:value="989021915332327" calcext:value-type="float">
            <text:p>9.89E+14</text:p>
          </table:table-cell>
          <table:table-cell table:formula="of:=[.S38]/1000000000000" office:value-type="float" office:value="989.021915332327" calcext:value-type="float">
            <text:p>989.0219153323</text:p>
          </table:table-cell>
          <table:table-cell table:formula="of:=[.Q38]^2*[.S38]/10000000" office:value-type="float" office:value="3.53043444013233" calcext:value-type="float">
            <text:p>3.5304344401</text:p>
          </table:table-cell>
          <table:table-cell table:formula="of:=(2*[.D$15]^2*[.S38]*[.G38])/(1.602176565E-019)^2" office:value-type="float" office:value="10575821122.4205" calcext:value-type="float">
            <text:p>1.06E+010</text:p>
          </table:table-cell>
          <table:table-cell table:formula="of:=[.V38]/1000000000" office:value-type="float" office:value="10.5758211224205" calcext:value-type="float">
            <text:p>10.5758211224</text:p>
          </table:table-cell>
        </table:table-row>
        <table:table-row table:style-name="ro1">
          <table:table-cell table:number-columns-repeated="6"/>
          <table:table-cell office:value-type="float" office:value="740" calcext:value-type="float">
            <text:p>740</text:p>
          </table:table-cell>
          <table:table-cell table:formula="of:=160000000+[.G39]*(600000000-160000000)/300" office:value-type="float" office:value="1245333333.33333" calcext:value-type="float">
            <text:p>1.25E+09</text:p>
          </table:table-cell>
          <table:table-cell table:formula="of:=60000000+[.G39]*(400000000-60000000)/300" office:value-type="float" office:value="898666666.666667" calcext:value-type="float">
            <text:p>8.99E+08</text:p>
          </table:table-cell>
          <table:table-cell table:formula="of:=0.25*1.602176565E-019+[.G39]*(0.32*1.602176565E-019-0.25*1.602176565E-019)/300" office:value-type="float" office:value="6.7718662814E-020" calcext:value-type="float">
            <text:p>6.77E-20</text:p>
          </table:table-cell>
          <table:table-cell table:formula="of:=([.J39]*1.6E+019)/2" office:value-type="float" office:value="0.541749302512" calcext:value-type="float">
            <text:p>5.42E-01</text:p>
          </table:table-cell>
          <table:table-cell table:formula="of:=[.J39]/2+0.75*[.G39]*1.3806488E-023*(LN(3))" office:value-type="float" office:value="4.22775588529826E-020" calcext:value-type="float">
            <text:p>4.23E-20</text:p>
          </table:table-cell>
          <table:table-cell table:formula="of:=[.L39]*1.6E+019" office:value-type="float" office:value="0.676440941647721" calcext:value-type="float">
            <text:p>6.76E-01</text:p>
          </table:table-cell>
          <table:table-cell table:formula="of:=[.L39]+1.3806488E-023*[.G39]*ASINH(1E-019/4*EXP(-([.J39]/2)/(2*1.381E-023*[.G39]))*(2*PI()*SQRT(3)*1.3806488E-023*[.G39]/6.62606957E-034))" office:value-type="float" office:value="4.227756702997E-020" calcext:value-type="float">
            <text:p>4.23E-20</text:p>
          </table:table-cell>
          <table:table-cell table:formula="of:=[.N39]*1.6E+019" office:value-type="float" office:value="0.676441072479519" calcext:value-type="float">
            <text:p>6.76E-01</text:p>
          </table:table-cell>
          <table:table-cell/>
          <table:table-cell table:formula="of:=(-1.3806488E-023/1.602176565E-019)*(2-[.L39]/(1.3806488E-023*[.G39]))" office:value-type="float" office:value="0.000184242242288785" calcext:value-type="float">
            <text:p>1.84E-04</text:p>
          </table:table-cell>
          <table:table-cell table:formula="of:=[.Q39]*1000" office:value-type="float" office:value="0.184242242288785" calcext:value-type="float">
            <text:p>0.1842422423</text:p>
          </table:table-cell>
          <table:table-cell table:formula="of:=(SQRT(PI())*1.602176565E-019)/(4*(PI())^2)*((2*1.3806488E-023*[.G39])/(1.054571E-034)^2)^(1.5)*(9.11E-033*9.11E-031)^(0.75)*([.H39]+[.I39])*EXP(-[.J39]/2)" office:value-type="float" office:value="1.05613114695527E+015" calcext:value-type="float">
            <text:p>1.06E+15</text:p>
          </table:table-cell>
          <table:table-cell table:formula="of:=[.S39]/1000000000000" office:value-type="float" office:value="1056.13114695527" calcext:value-type="float">
            <text:p>1056.1311469553</text:p>
          </table:table-cell>
          <table:table-cell table:formula="of:=[.Q39]^2*[.S39]/10000000" office:value-type="float" office:value="3.5850587068971" calcext:value-type="float">
            <text:p>3.5850587069</text:p>
          </table:table-cell>
          <table:table-cell table:formula="of:=(2*[.D$15]^2*[.S39]*[.G39])/(1.602176565E-019)^2" office:value-type="float" office:value="11607140881.0243" calcext:value-type="float">
            <text:p>1.16E+010</text:p>
          </table:table-cell>
          <table:table-cell table:formula="of:=[.V39]/1000000000" office:value-type="float" office:value="11.6071408810243" calcext:value-type="float">
            <text:p>11.607140881</text:p>
          </table:table-cell>
        </table:table-row>
        <table:table-row table:style-name="ro1">
          <table:table-cell table:number-columns-repeated="6"/>
          <table:table-cell office:value-type="float" office:value="760" calcext:value-type="float">
            <text:p>760</text:p>
          </table:table-cell>
          <table:table-cell table:formula="of:=160000000+[.G40]*(600000000-160000000)/300" office:value-type="float" office:value="1274666666.66667" calcext:value-type="float">
            <text:p>1.27E+09</text:p>
          </table:table-cell>
          <table:table-cell table:formula="of:=60000000+[.G40]*(400000000-60000000)/300" office:value-type="float" office:value="921333333.333333" calcext:value-type="float">
            <text:p>9.21E+08</text:p>
          </table:table-cell>
          <table:table-cell table:formula="of:=0.25*1.602176565E-019+[.G40]*(0.32*1.602176565E-019-0.25*1.602176565E-019)/300" office:value-type="float" office:value="6.8466345211E-020" calcext:value-type="float">
            <text:p>6.85E-20</text:p>
          </table:table-cell>
          <table:table-cell table:formula="of:=([.J40]*1.6E+019)/2" office:value-type="float" office:value="0.547730761688" calcext:value-type="float">
            <text:p>5.48E-01</text:p>
          </table:table-cell>
          <table:table-cell table:formula="of:=[.J40]/2+0.75*[.G40]*1.3806488E-023*(LN(3))" office:value-type="float" office:value="4.28789197121848E-020" calcext:value-type="float">
            <text:p>4.29E-20</text:p>
          </table:table-cell>
          <table:table-cell table:formula="of:=[.L40]*1.6E+019" office:value-type="float" office:value="0.686062715394957" calcext:value-type="float">
            <text:p>6.86E-01</text:p>
          </table:table-cell>
          <table:table-cell table:formula="of:=[.L40]+1.3806488E-023*[.G40]*ASINH(1E-019/4*EXP(-([.J40]/2)/(2*1.381E-023*[.G40]))*(2*PI()*SQRT(3)*1.3806488E-023*[.G40]/6.62606957E-034))" office:value-type="float" office:value="4.28789285624386E-020" calcext:value-type="float">
            <text:p>4.29E-20</text:p>
          </table:table-cell>
          <table:table-cell table:formula="of:=[.N40]*1.6E+019" office:value-type="float" office:value="0.686062856999018" calcext:value-type="float">
            <text:p>6.86E-01</text:p>
          </table:table-cell>
          <table:table-cell/>
          <table:table-cell table:formula="of:=(-1.3806488E-023/1.602176565E-019)*(2-[.L40]/(1.3806488E-023*[.G40]))" office:value-type="float" office:value="0.000179797007580392" calcext:value-type="float">
            <text:p>1.80E-04</text:p>
          </table:table-cell>
          <table:table-cell table:formula="of:=[.Q40]*1000" office:value-type="float" office:value="0.179797007580392" calcext:value-type="float">
            <text:p>0.1797970076</text:p>
          </table:table-cell>
          <table:table-cell table:formula="of:=(SQRT(PI())*1.602176565E-019)/(4*(PI())^2)*((2*1.3806488E-023*[.G40])/(1.054571E-034)^2)^(1.5)*(9.11E-033*9.11E-031)^(0.75)*([.H40]+[.I40])*EXP(-[.J40]/2)" office:value-type="float" office:value="1.1258958398076E+015" calcext:value-type="float">
            <text:p>1.13E+15</text:p>
          </table:table-cell>
          <table:table-cell table:formula="of:=[.S40]/1000000000000" office:value-type="float" office:value="1125.8958398076" calcext:value-type="float">
            <text:p>1125.8958398076</text:p>
          </table:table-cell>
          <table:table-cell table:formula="of:=[.Q40]^2*[.S40]/10000000" office:value-type="float" office:value="3.63967942078732" calcext:value-type="float">
            <text:p>3.6396794208</text:p>
          </table:table-cell>
          <table:table-cell table:formula="of:=(2*[.D$15]^2*[.S40]*[.G40])/(1.602176565E-019)^2" office:value-type="float" office:value="12708300975.276" calcext:value-type="float">
            <text:p>1.27E+010</text:p>
          </table:table-cell>
          <table:table-cell table:formula="of:=[.V40]/1000000000" office:value-type="float" office:value="12.708300975276" calcext:value-type="float">
            <text:p>12.7083009753</text:p>
          </table:table-cell>
        </table:table-row>
        <table:table-row table:style-name="ro1">
          <table:table-cell table:number-columns-repeated="6"/>
          <table:table-cell office:value-type="float" office:value="780" calcext:value-type="float">
            <text:p>780</text:p>
          </table:table-cell>
          <table:table-cell table:formula="of:=160000000+[.G41]*(600000000-160000000)/300" office:value-type="float" office:value="1304000000" calcext:value-type="float">
            <text:p>1.30E+09</text:p>
          </table:table-cell>
          <table:table-cell table:formula="of:=60000000+[.G41]*(400000000-60000000)/300" office:value-type="float" office:value="944000000" calcext:value-type="float">
            <text:p>9.44E+08</text:p>
          </table:table-cell>
          <table:table-cell table:formula="of:=0.25*1.602176565E-019+[.G41]*(0.32*1.602176565E-019-0.25*1.602176565E-019)/300" office:value-type="float" office:value="6.9214027608E-020" calcext:value-type="float">
            <text:p>6.92E-20</text:p>
          </table:table-cell>
          <table:table-cell table:formula="of:=([.J41]*1.6E+019)/2" office:value-type="float" office:value="0.553712220864" calcext:value-type="float">
            <text:p>5.54E-01</text:p>
          </table:table-cell>
          <table:table-cell table:formula="of:=[.J41]/2+0.75*[.G41]*1.3806488E-023*(LN(3))" office:value-type="float" office:value="4.3480280571387E-020" calcext:value-type="float">
            <text:p>4.35E-20</text:p>
          </table:table-cell>
          <table:table-cell table:formula="of:=[.L41]*1.6E+019" office:value-type="float" office:value="0.695684489142193" calcext:value-type="float">
            <text:p>6.96E-01</text:p>
          </table:table-cell>
          <table:table-cell table:formula="of:=[.L41]+1.3806488E-023*[.G41]*ASINH(1E-019/4*EXP(-([.J41]/2)/(2*1.381E-023*[.G41]))*(2*PI()*SQRT(3)*1.3806488E-023*[.G41]/6.62606957E-034))" office:value-type="float" office:value="4.34802901244383E-020" calcext:value-type="float">
            <text:p>4.35E-20</text:p>
          </table:table-cell>
          <table:table-cell table:formula="of:=[.N41]*1.6E+019" office:value-type="float" office:value="0.695684641991012" calcext:value-type="float">
            <text:p>6.96E-01</text:p>
          </table:table-cell>
          <table:table-cell/>
          <table:table-cell table:formula="of:=(-1.3806488E-023/1.602176565E-019)*(2-[.L41]/(1.3806488E-023*[.G41]))" office:value-type="float" office:value="0.000175579733626276" calcext:value-type="float">
            <text:p>1.76E-04</text:p>
          </table:table-cell>
          <table:table-cell table:formula="of:=[.Q41]*1000" office:value-type="float" office:value="0.175579733626276" calcext:value-type="float">
            <text:p>0.1755797336</text:p>
          </table:table-cell>
          <table:table-cell table:formula="of:=(SQRT(PI())*1.602176565E-019)/(4*(PI())^2)*((2*1.3806488E-023*[.G41])/(1.054571E-034)^2)^(1.5)*(9.11E-033*9.11E-031)^(0.75)*([.H41]+[.I41])*EXP(-[.J41]/2)" office:value-type="float" office:value="1.19835005776328E+015" calcext:value-type="float">
            <text:p>1.20E+15</text:p>
          </table:table-cell>
          <table:table-cell table:formula="of:=[.S41]/1000000000000" office:value-type="float" office:value="1198.35005776328" calcext:value-type="float">
            <text:p>1198.3500577633</text:p>
          </table:table-cell>
          <table:table-cell table:formula="of:=[.Q41]^2*[.S41]/10000000" office:value-type="float" office:value="3.69430266123498" calcext:value-type="float">
            <text:p>3.6943026612</text:p>
          </table:table-cell>
          <table:table-cell table:formula="of:=(2*[.D$15]^2*[.S41]*[.G41])/(1.602176565E-019)^2" office:value-type="float" office:value="13882062295.939" calcext:value-type="float">
            <text:p>1.39E+010</text:p>
          </table:table-cell>
          <table:table-cell table:formula="of:=[.V41]/1000000000" office:value-type="float" office:value="13.882062295939" calcext:value-type="float">
            <text:p>13.8820622959</text:p>
          </table:table-cell>
        </table:table-row>
        <table:table-row table:style-name="ro1">
          <table:table-cell table:number-columns-repeated="6"/>
          <table:table-cell office:value-type="float" office:value="800" calcext:value-type="float">
            <text:p>800</text:p>
          </table:table-cell>
          <table:table-cell table:formula="of:=160000000+[.G42]*(600000000-160000000)/300" office:value-type="float" office:value="1333333333.33333" calcext:value-type="float">
            <text:p>1.33E+09</text:p>
          </table:table-cell>
          <table:table-cell table:formula="of:=60000000+[.G42]*(400000000-60000000)/300" office:value-type="float" office:value="966666666.666667" calcext:value-type="float">
            <text:p>9.67E+08</text:p>
          </table:table-cell>
          <table:table-cell table:formula="of:=0.25*1.602176565E-019+[.G42]*(0.32*1.602176565E-019-0.25*1.602176565E-019)/300" office:value-type="float" office:value="6.9961710005E-020" calcext:value-type="float">
            <text:p>7.00E-20</text:p>
          </table:table-cell>
          <table:table-cell table:formula="of:=([.J42]*1.6E+019)/2" office:value-type="float" office:value="0.55969368004" calcext:value-type="float">
            <text:p>5.60E-01</text:p>
          </table:table-cell>
          <table:table-cell table:formula="of:=[.J42]/2+0.75*[.G42]*1.3806488E-023*(LN(3))" office:value-type="float" office:value="4.40816414305893E-020" calcext:value-type="float">
            <text:p>4.41E-20</text:p>
          </table:table-cell>
          <table:table-cell table:formula="of:=[.L42]*1.6E+019" office:value-type="float" office:value="0.705306262889428" calcext:value-type="float">
            <text:p>7.05E-01</text:p>
          </table:table-cell>
          <table:table-cell table:formula="of:=[.L42]+1.3806488E-023*[.G42]*ASINH(1E-019/4*EXP(-([.J42]/2)/(2*1.381E-023*[.G42]))*(2*PI()*SQRT(3)*1.3806488E-023*[.G42]/6.62606957E-034))" office:value-type="float" office:value="4.40816517161037E-020" calcext:value-type="float">
            <text:p>4.41E-20</text:p>
          </table:table-cell>
          <table:table-cell table:formula="of:=[.N42]*1.6E+019" office:value-type="float" office:value="0.705306427457659" calcext:value-type="float">
            <text:p>7.05E-01</text:p>
          </table:table-cell>
          <table:table-cell/>
          <table:table-cell table:formula="of:=(-1.3806488E-023/1.602176565E-019)*(2-[.L42]/(1.3806488E-023*[.G42]))" office:value-type="float" office:value="0.000171573323369866" calcext:value-type="float">
            <text:p>1.72E-04</text:p>
          </table:table-cell>
          <table:table-cell table:formula="of:=[.Q42]*1000" office:value-type="float" office:value="0.171573323369866" calcext:value-type="float">
            <text:p>0.1715733234</text:p>
          </table:table-cell>
          <table:table-cell table:formula="of:=(SQRT(PI())*1.602176565E-019)/(4*(PI())^2)*((2*1.3806488E-023*[.G42])/(1.054571E-034)^2)^(1.5)*(9.11E-033*9.11E-031)^(0.75)*([.H42]+[.I42])*EXP(-[.J42]/2)" office:value-type="float" office:value="1.27352743945656E+015" calcext:value-type="float">
            <text:p>1.27E+15</text:p>
          </table:table-cell>
          <table:table-cell table:formula="of:=[.S42]/1000000000000" office:value-type="float" office:value="1273.52743945656" calcext:value-type="float">
            <text:p>1273.5274394566</text:p>
          </table:table-cell>
          <table:table-cell table:formula="of:=[.Q42]^2*[.S42]/10000000" office:value-type="float" office:value="3.74893433859958" calcext:value-type="float">
            <text:p>3.7489343386</text:p>
          </table:table-cell>
          <table:table-cell table:formula="of:=(2*[.D$15]^2*[.S42]*[.G42])/(1.602176565E-019)^2" office:value-type="float" office:value="15131221153.8262" calcext:value-type="float">
            <text:p>1.51E+010</text:p>
          </table:table-cell>
          <table:table-cell table:formula="of:=[.V42]/1000000000" office:value-type="float" office:value="15.1312211538262" calcext:value-type="float">
            <text:p>15.1312211538</text:p>
          </table:table-cell>
        </table:table-row>
        <table:table-row table:style-name="ro1">
          <table:table-cell table:number-columns-repeated="6"/>
          <table:table-cell office:value-type="float" office:value="820" calcext:value-type="float">
            <text:p>820</text:p>
          </table:table-cell>
          <table:table-cell table:formula="of:=160000000+[.G43]*(600000000-160000000)/300" office:value-type="float" office:value="1362666666.66667" calcext:value-type="float">
            <text:p>1.36E+09</text:p>
          </table:table-cell>
          <table:table-cell table:formula="of:=60000000+[.G43]*(400000000-60000000)/300" office:value-type="float" office:value="989333333.333333" calcext:value-type="float">
            <text:p>9.89E+08</text:p>
          </table:table-cell>
          <table:table-cell table:formula="of:=0.25*1.602176565E-019+[.G43]*(0.32*1.602176565E-019-0.25*1.602176565E-019)/300" office:value-type="float" office:value="7.0709392402E-020" calcext:value-type="float">
            <text:p>7.07E-20</text:p>
          </table:table-cell>
          <table:table-cell table:formula="of:=([.J43]*1.6E+019)/2" office:value-type="float" office:value="0.565675139216" calcext:value-type="float">
            <text:p>5.66E-01</text:p>
          </table:table-cell>
          <table:table-cell table:formula="of:=[.J43]/2+0.75*[.G43]*1.3806488E-023*(LN(3))" office:value-type="float" office:value="4.46830022897915E-020" calcext:value-type="float">
            <text:p>4.47E-20</text:p>
          </table:table-cell>
          <table:table-cell table:formula="of:=[.L43]*1.6E+019" office:value-type="float" office:value="0.714928036636664" calcext:value-type="float">
            <text:p>7.15E-01</text:p>
          </table:table-cell>
          <table:table-cell table:formula="of:=[.L43]+1.3806488E-023*[.G43]*ASINH(1E-019/4*EXP(-([.J43]/2)/(2*1.381E-023*[.G43]))*(2*PI()*SQRT(3)*1.3806488E-023*[.G43]/6.62606957E-034))" office:value-type="float" office:value="4.46830133375595E-020" calcext:value-type="float">
            <text:p>4.47E-20</text:p>
          </table:table-cell>
          <table:table-cell table:formula="of:=[.N43]*1.6E+019" office:value-type="float" office:value="0.714928213400951" calcext:value-type="float">
            <text:p>7.15E-01</text:p>
          </table:table-cell>
          <table:table-cell/>
          <table:table-cell table:formula="of:=(-1.3806488E-023/1.602176565E-019)*(2-[.L43]/(1.3806488E-023*[.G43]))" office:value-type="float" office:value="0.00016776234776011" calcext:value-type="float">
            <text:p>1.68E-04</text:p>
          </table:table-cell>
          <table:table-cell table:formula="of:=[.Q43]*1000" office:value-type="float" office:value="0.16776234776011" calcext:value-type="float">
            <text:p>0.1677623478</text:p>
          </table:table-cell>
          <table:table-cell table:formula="of:=(SQRT(PI())*1.602176565E-019)/(4*(PI())^2)*((2*1.3806488E-023*[.G43])/(1.054571E-034)^2)^(1.5)*(9.11E-033*9.11E-031)^(0.75)*([.H43]+[.I43])*EXP(-[.J43]/2)" office:value-type="float" office:value="1.35146121378905E+015" calcext:value-type="float">
            <text:p>1.35E+15</text:p>
          </table:table-cell>
          <table:table-cell table:formula="of:=[.S43]/1000000000000" office:value-type="float" office:value="1351.46121378905" calcext:value-type="float">
            <text:p>1351.4612137891</text:p>
          </table:table-cell>
          <table:table-cell table:formula="of:=[.Q43]^2*[.S43]/10000000" office:value-type="float" office:value="3.80358018909827" calcext:value-type="float">
            <text:p>3.8035801891</text:p>
          </table:table-cell>
          <table:table-cell table:formula="of:=(2*[.D$15]^2*[.S43]*[.G43])/(1.602176565E-019)^2" office:value-type="float" office:value="16458608837.0983" calcext:value-type="float">
            <text:p>1.65E+010</text:p>
          </table:table-cell>
          <table:table-cell table:formula="of:=[.V43]/1000000000" office:value-type="float" office:value="16.4586088370983" calcext:value-type="float">
            <text:p>16.4586088371</text:p>
          </table:table-cell>
        </table:table-row>
        <table:table-row table:style-name="ro1">
          <table:table-cell table:number-columns-repeated="6"/>
          <table:table-cell office:value-type="float" office:value="840" calcext:value-type="float">
            <text:p>840</text:p>
          </table:table-cell>
          <table:table-cell table:formula="of:=160000000+[.G44]*(600000000-160000000)/300" office:value-type="float" office:value="1392000000" calcext:value-type="float">
            <text:p>1.39E+09</text:p>
          </table:table-cell>
          <table:table-cell table:formula="of:=60000000+[.G44]*(400000000-60000000)/300" office:value-type="float" office:value="1012000000" calcext:value-type="float">
            <text:p>1.01E+09</text:p>
          </table:table-cell>
          <table:table-cell table:formula="of:=0.25*1.602176565E-019+[.G44]*(0.32*1.602176565E-019-0.25*1.602176565E-019)/300" office:value-type="float" office:value="7.1457074799E-020" calcext:value-type="float">
            <text:p>7.15E-20</text:p>
          </table:table-cell>
          <table:table-cell table:formula="of:=([.J44]*1.6E+019)/2" office:value-type="float" office:value="0.571656598392" calcext:value-type="float">
            <text:p>5.72E-01</text:p>
          </table:table-cell>
          <table:table-cell table:formula="of:=[.J44]/2+0.75*[.G44]*1.3806488E-023*(LN(3))" office:value-type="float" office:value="4.52843631489937E-020" calcext:value-type="float">
            <text:p>4.53E-20</text:p>
          </table:table-cell>
          <table:table-cell table:formula="of:=[.L44]*1.6E+019" office:value-type="float" office:value="0.7245498103839" calcext:value-type="float">
            <text:p>7.25E-01</text:p>
          </table:table-cell>
          <table:table-cell table:formula="of:=[.L44]+1.3806488E-023*[.G44]*ASINH(1E-019/4*EXP(-([.J44]/2)/(2*1.381E-023*[.G44]))*(2*PI()*SQRT(3)*1.3806488E-023*[.G44]/6.62606957E-034))" office:value-type="float" office:value="4.52843749889207E-020" calcext:value-type="float">
            <text:p>4.53E-20</text:p>
          </table:table-cell>
          <table:table-cell table:formula="of:=[.N44]*1.6E+019" office:value-type="float" office:value="0.724549999822732" calcext:value-type="float">
            <text:p>7.25E-01</text:p>
          </table:table-cell>
          <table:table-cell/>
          <table:table-cell table:formula="of:=(-1.3806488E-023/1.602176565E-019)*(2-[.L44]/(1.3806488E-023*[.G44]))" office:value-type="float" office:value="0.00016413284717939" calcext:value-type="float">
            <text:p>1.64E-04</text:p>
          </table:table-cell>
          <table:table-cell table:formula="of:=[.Q44]*1000" office:value-type="float" office:value="0.16413284717939" calcext:value-type="float">
            <text:p>0.1641328472</text:p>
          </table:table-cell>
          <table:table-cell table:formula="of:=(SQRT(PI())*1.602176565E-019)/(4*(PI())^2)*((2*1.3806488E-023*[.G44])/(1.054571E-034)^2)^(1.5)*(9.11E-033*9.11E-031)^(0.75)*([.H44]+[.I44])*EXP(-[.J44]/2)" office:value-type="float" office:value="1.43218421451862E+015" calcext:value-type="float">
            <text:p>1.43E+15</text:p>
          </table:table-cell>
          <table:table-cell table:formula="of:=[.S44]/1000000000000" office:value-type="float" office:value="1432.18421451862" calcext:value-type="float">
            <text:p>1432.1842145186</text:p>
          </table:table-cell>
          <table:table-cell table:formula="of:=[.Q44]^2*[.S44]/10000000" office:value-type="float" office:value="3.85824577251253" calcext:value-type="float">
            <text:p>3.8582457725</text:p>
          </table:table-cell>
          <table:table-cell table:formula="of:=(2*[.D$15]^2*[.S44]*[.G44])/(1.602176565E-019)^2" office:value-type="float" office:value="17867091184.7449" calcext:value-type="float">
            <text:p>1.79E+010</text:p>
          </table:table-cell>
          <table:table-cell table:formula="of:=[.V44]/1000000000" office:value-type="float" office:value="17.8670911847449" calcext:value-type="float">
            <text:p>17.8670911847</text:p>
          </table:table-cell>
        </table:table-row>
        <table:table-row table:style-name="ro1">
          <table:table-cell table:number-columns-repeated="6"/>
          <table:table-cell office:value-type="float" office:value="860" calcext:value-type="float">
            <text:p>860</text:p>
          </table:table-cell>
          <table:table-cell table:formula="of:=160000000+[.G45]*(600000000-160000000)/300" office:value-type="float" office:value="1421333333.33333" calcext:value-type="float">
            <text:p>1.42E+09</text:p>
          </table:table-cell>
          <table:table-cell table:formula="of:=60000000+[.G45]*(400000000-60000000)/300" office:value-type="float" office:value="1034666666.66667" calcext:value-type="float">
            <text:p>1.03E+09</text:p>
          </table:table-cell>
          <table:table-cell table:formula="of:=0.25*1.602176565E-019+[.G45]*(0.32*1.602176565E-019-0.25*1.602176565E-019)/300" office:value-type="float" office:value="7.2204757196E-020" calcext:value-type="float">
            <text:p>7.22E-20</text:p>
          </table:table-cell>
          <table:table-cell table:formula="of:=([.J45]*1.6E+019)/2" office:value-type="float" office:value="0.577638057568" calcext:value-type="float">
            <text:p>5.78E-01</text:p>
          </table:table-cell>
          <table:table-cell table:formula="of:=[.J45]/2+0.75*[.G45]*1.3806488E-023*(LN(3))" office:value-type="float" office:value="4.5885724008196E-020" calcext:value-type="float">
            <text:p>4.59E-20</text:p>
          </table:table-cell>
          <table:table-cell table:formula="of:=[.L45]*1.6E+019" office:value-type="float" office:value="0.734171584131135" calcext:value-type="float">
            <text:p>7.34E-01</text:p>
          </table:table-cell>
          <table:table-cell table:formula="of:=[.L45]+1.3806488E-023*[.G45]*ASINH(1E-019/4*EXP(-([.J45]/2)/(2*1.381E-023*[.G45]))*(2*PI()*SQRT(3)*1.3806488E-023*[.G45]/6.62606957E-034))" office:value-type="float" office:value="4.58857366702944E-020" calcext:value-type="float">
            <text:p>4.59E-20</text:p>
          </table:table-cell>
          <table:table-cell table:formula="of:=[.N45]*1.6E+019" office:value-type="float" office:value="0.73417178672471" calcext:value-type="float">
            <text:p>7.34E-01</text:p>
          </table:table-cell>
          <table:table-cell/>
          <table:table-cell table:formula="of:=(-1.3806488E-023/1.602176565E-019)*(2-[.L45]/(1.3806488E-023*[.G45]))" office:value-type="float" office:value="0.000160672160579168" calcext:value-type="float">
            <text:p>1.61E-04</text:p>
          </table:table-cell>
          <table:table-cell table:formula="of:=[.Q45]*1000" office:value-type="float" office:value="0.160672160579168" calcext:value-type="float">
            <text:p>0.1606721606</text:p>
          </table:table-cell>
          <table:table-cell table:formula="of:=(SQRT(PI())*1.602176565E-019)/(4*(PI())^2)*((2*1.3806488E-023*[.G45])/(1.054571E-034)^2)^(1.5)*(9.11E-033*9.11E-031)^(0.75)*([.H45]+[.I45])*EXP(-[.J45]/2)" office:value-type="float" office:value="1.51572889400421E+015" calcext:value-type="float">
            <text:p>1.52E+15</text:p>
          </table:table-cell>
          <table:table-cell table:formula="of:=[.S45]/1000000000000" office:value-type="float" office:value="1515.72889400421" calcext:value-type="float">
            <text:p>1515.7288940042</text:p>
          </table:table-cell>
          <table:table-cell table:formula="of:=[.Q45]^2*[.S45]/10000000" office:value-type="float" office:value="3.91293647201877" calcext:value-type="float">
            <text:p>3.912936472</text:p>
          </table:table-cell>
          <table:table-cell table:formula="of:=(2*[.D$15]^2*[.S45]*[.G45])/(1.602176565E-019)^2" office:value-type="float" office:value="19359568175.2836" calcext:value-type="float">
            <text:p>1.94E+010</text:p>
          </table:table-cell>
          <table:table-cell table:formula="of:=[.V45]/1000000000" office:value-type="float" office:value="19.3595681752836" calcext:value-type="float">
            <text:p>19.3595681753</text:p>
          </table:table-cell>
        </table:table-row>
        <table:table-row table:style-name="ro1">
          <table:table-cell table:number-columns-repeated="6"/>
          <table:table-cell office:value-type="float" office:value="880" calcext:value-type="float">
            <text:p>880</text:p>
          </table:table-cell>
          <table:table-cell table:formula="of:=160000000+[.G46]*(600000000-160000000)/300" office:value-type="float" office:value="1450666666.66667" calcext:value-type="float">
            <text:p>1.45E+09</text:p>
          </table:table-cell>
          <table:table-cell table:formula="of:=60000000+[.G46]*(400000000-60000000)/300" office:value-type="float" office:value="1057333333.33333" calcext:value-type="float">
            <text:p>1.06E+09</text:p>
          </table:table-cell>
          <table:table-cell table:formula="of:=0.25*1.602176565E-019+[.G46]*(0.32*1.602176565E-019-0.25*1.602176565E-019)/300" office:value-type="float" office:value="7.2952439593E-020" calcext:value-type="float">
            <text:p>7.30E-20</text:p>
          </table:table-cell>
          <table:table-cell table:formula="of:=([.J46]*1.6E+019)/2" office:value-type="float" office:value="0.583619516744" calcext:value-type="float">
            <text:p>5.84E-01</text:p>
          </table:table-cell>
          <table:table-cell table:formula="of:=[.J46]/2+0.75*[.G46]*1.3806488E-023*(LN(3))" office:value-type="float" office:value="4.64870848673982E-020" calcext:value-type="float">
            <text:p>4.65E-20</text:p>
          </table:table-cell>
          <table:table-cell table:formula="of:=[.L46]*1.6E+019" office:value-type="float" office:value="0.743793357878371" calcext:value-type="float">
            <text:p>7.44E-01</text:p>
          </table:table-cell>
          <table:table-cell table:formula="of:=[.L46]+1.3806488E-023*[.G46]*ASINH(1E-019/4*EXP(-([.J46]/2)/(2*1.381E-023*[.G46]))*(2*PI()*SQRT(3)*1.3806488E-023*[.G46]/6.62606957E-034))" office:value-type="float" office:value="4.64870983817795E-020" calcext:value-type="float">
            <text:p>4.65E-20</text:p>
          </table:table-cell>
          <table:table-cell table:formula="of:=[.N46]*1.6E+019" office:value-type="float" office:value="0.743793574108472" calcext:value-type="float">
            <text:p>7.44E-01</text:p>
          </table:table-cell>
          <table:table-cell/>
          <table:table-cell table:formula="of:=(-1.3806488E-023/1.602176565E-019)*(2-[.L46]/(1.3806488E-023*[.G46]))" office:value-type="float" office:value="0.00015736877791532" calcext:value-type="float">
            <text:p>1.57E-04</text:p>
          </table:table-cell>
          <table:table-cell table:formula="of:=[.Q46]*1000" office:value-type="float" office:value="0.15736877791532" calcext:value-type="float">
            <text:p>0.1573687779</text:p>
          </table:table-cell>
          <table:table-cell table:formula="of:=(SQRT(PI())*1.602176565E-019)/(4*(PI())^2)*((2*1.3806488E-023*[.G46])/(1.054571E-034)^2)^(1.5)*(9.11E-033*9.11E-031)^(0.75)*([.H46]+[.I46])*EXP(-[.J46]/2)" office:value-type="float" office:value="1.60212733617339E+015" calcext:value-type="float">
            <text:p>1.60E+15</text:p>
          </table:table-cell>
          <table:table-cell table:formula="of:=[.S46]/1000000000000" office:value-type="float" office:value="1602.12733617339" calcext:value-type="float">
            <text:p>1602.1273361734</text:p>
          </table:table-cell>
          <table:table-cell table:formula="of:=[.Q46]^2*[.S46]/10000000" office:value-type="float" office:value="3.96765749563318" calcext:value-type="float">
            <text:p>3.9676574956</text:p>
          </table:table-cell>
          <table:table-cell table:formula="of:=(2*[.D$15]^2*[.S46]*[.G46])/(1.602176565E-019)^2" office:value-type="float" office:value="20938973529.7985" calcext:value-type="float">
            <text:p>2.09E+010</text:p>
          </table:table-cell>
          <table:table-cell table:formula="of:=[.V46]/1000000000" office:value-type="float" office:value="20.9389735297985" calcext:value-type="float">
            <text:p>20.9389735298</text:p>
          </table:table-cell>
        </table:table-row>
        <table:table-row table:style-name="ro1">
          <table:table-cell table:number-columns-repeated="6"/>
          <table:table-cell office:value-type="float" office:value="900" calcext:value-type="float">
            <text:p>900</text:p>
          </table:table-cell>
          <table:table-cell table:formula="of:=160000000+[.G47]*(600000000-160000000)/300" office:value-type="float" office:value="1480000000" calcext:value-type="float">
            <text:p>1.48E+09</text:p>
          </table:table-cell>
          <table:table-cell table:formula="of:=60000000+[.G47]*(400000000-60000000)/300" office:value-type="float" office:value="1080000000" calcext:value-type="float">
            <text:p>1.08E+09</text:p>
          </table:table-cell>
          <table:table-cell table:formula="of:=0.25*1.602176565E-019+[.G47]*(0.32*1.602176565E-019-0.25*1.602176565E-019)/300" office:value-type="float" office:value="7.370012199E-020" calcext:value-type="float">
            <text:p>7.37E-20</text:p>
          </table:table-cell>
          <table:table-cell table:formula="of:=([.J47]*1.6E+019)/2" office:value-type="float" office:value="0.58960097592" calcext:value-type="float">
            <text:p>5.90E-01</text:p>
          </table:table-cell>
          <table:table-cell table:formula="of:=[.J47]/2+0.75*[.G47]*1.3806488E-023*(LN(3))" office:value-type="float" office:value="4.70884457266004E-020" calcext:value-type="float">
            <text:p>4.71E-20</text:p>
          </table:table-cell>
          <table:table-cell table:formula="of:=[.L47]*1.6E+019" office:value-type="float" office:value="0.753415131625607" calcext:value-type="float">
            <text:p>7.53E-01</text:p>
          </table:table-cell>
          <table:table-cell table:formula="of:=[.L47]+1.3806488E-023*[.G47]*ASINH(1E-019/4*EXP(-([.J47]/2)/(2*1.381E-023*[.G47]))*(2*PI()*SQRT(3)*1.3806488E-023*[.G47]/6.62606957E-034))" office:value-type="float" office:value="4.70884601234682E-020" calcext:value-type="float">
            <text:p>4.71E-20</text:p>
          </table:table-cell>
          <table:table-cell table:formula="of:=[.N47]*1.6E+019" office:value-type="float" office:value="0.753415361975492" calcext:value-type="float">
            <text:p>7.53E-01</text:p>
          </table:table-cell>
          <table:table-cell/>
          <table:table-cell table:formula="of:=(-1.3806488E-023/1.602176565E-019)*(2-[.L47]/(1.3806488E-023*[.G47]))" office:value-type="float" office:value="0.000154212212258755" calcext:value-type="float">
            <text:p>1.54E-04</text:p>
          </table:table-cell>
          <table:table-cell table:formula="of:=[.Q47]*1000" office:value-type="float" office:value="0.154212212258755" calcext:value-type="float">
            <text:p>0.1542122123</text:p>
          </table:table-cell>
          <table:table-cell table:formula="of:=(SQRT(PI())*1.602176565E-019)/(4*(PI())^2)*((2*1.3806488E-023*[.G47])/(1.054571E-034)^2)^(1.5)*(9.11E-033*9.11E-031)^(0.75)*([.H47]+[.I47])*EXP(-[.J47]/2)" office:value-type="float" office:value="1.69141126877256E+015" calcext:value-type="float">
            <text:p>1.69E+15</text:p>
          </table:table-cell>
          <table:table-cell table:formula="of:=[.S47]/1000000000000" office:value-type="float" office:value="1691.41126877256" calcext:value-type="float">
            <text:p>1691.4112687726</text:p>
          </table:table-cell>
          <table:table-cell table:formula="of:=[.Q47]^2*[.S47]/10000000" office:value-type="float" office:value="4.02241387886931" calcext:value-type="float">
            <text:p>4.0224138789</text:p>
          </table:table-cell>
          <table:table-cell table:formula="of:=(2*[.D$15]^2*[.S47]*[.G47])/(1.602176565E-019)^2" office:value-type="float" office:value="22608274328.4993" calcext:value-type="float">
            <text:p>2.26E+010</text:p>
          </table:table-cell>
          <table:table-cell table:formula="of:=[.V47]/1000000000" office:value-type="float" office:value="22.6082743284993" calcext:value-type="float">
            <text:p>22.6082743285</text:p>
          </table:table-cell>
        </table:table-row>
        <table:table-row table:style-name="ro1">
          <table:table-cell table:number-columns-repeated="6"/>
          <table:table-cell office:value-type="float" office:value="920" calcext:value-type="float">
            <text:p>920</text:p>
          </table:table-cell>
          <table:table-cell table:formula="of:=160000000+[.G48]*(600000000-160000000)/300" office:value-type="float" office:value="1509333333.33333" calcext:value-type="float">
            <text:p>1.51E+09</text:p>
          </table:table-cell>
          <table:table-cell table:formula="of:=60000000+[.G48]*(400000000-60000000)/300" office:value-type="float" office:value="1102666666.66667" calcext:value-type="float">
            <text:p>1.10E+09</text:p>
          </table:table-cell>
          <table:table-cell table:formula="of:=0.25*1.602176565E-019+[.G48]*(0.32*1.602176565E-019-0.25*1.602176565E-019)/300" office:value-type="float" office:value="7.4447804387E-020" calcext:value-type="float">
            <text:p>7.44E-20</text:p>
          </table:table-cell>
          <table:table-cell table:formula="of:=([.J48]*1.6E+019)/2" office:value-type="float" office:value="0.595582435096" calcext:value-type="float">
            <text:p>5.96E-01</text:p>
          </table:table-cell>
          <table:table-cell table:formula="of:=[.J48]/2+0.75*[.G48]*1.3806488E-023*(LN(3))" office:value-type="float" office:value="4.76898065858027E-020" calcext:value-type="float">
            <text:p>4.77E-20</text:p>
          </table:table-cell>
          <table:table-cell table:formula="of:=[.L48]*1.6E+019" office:value-type="float" office:value="0.763036905372843" calcext:value-type="float">
            <text:p>7.63E-01</text:p>
          </table:table-cell>
          <table:table-cell table:formula="of:=[.L48]+1.3806488E-023*[.G48]*ASINH(1E-019/4*EXP(-([.J48]/2)/(2*1.381E-023*[.G48]))*(2*PI()*SQRT(3)*1.3806488E-023*[.G48]/6.62606957E-034))" office:value-type="float" office:value="4.76898218954462E-020" calcext:value-type="float">
            <text:p>4.77E-20</text:p>
          </table:table-cell>
          <table:table-cell table:formula="of:=[.N48]*1.6E+019" office:value-type="float" office:value="0.763037150327139" calcext:value-type="float">
            <text:p>7.63E-01</text:p>
          </table:table-cell>
          <table:table-cell/>
          <table:table-cell table:formula="of:=(-1.3806488E-023/1.602176565E-019)*(2-[.L48]/(1.3806488E-023*[.G48]))" office:value-type="float" office:value="0.000151192888587257" calcext:value-type="float">
            <text:p>1.51E-04</text:p>
          </table:table-cell>
          <table:table-cell table:formula="of:=[.Q48]*1000" office:value-type="float" office:value="0.151192888587257" calcext:value-type="float">
            <text:p>0.1511928886</text:p>
          </table:table-cell>
          <table:table-cell table:formula="of:=(SQRT(PI())*1.602176565E-019)/(4*(PI())^2)*((2*1.3806488E-023*[.G48])/(1.054571E-034)^2)^(1.5)*(9.11E-033*9.11E-031)^(0.75)*([.H48]+[.I48])*EXP(-[.J48]/2)" office:value-type="float" office:value="1.78361207495419E+015" calcext:value-type="float">
            <text:p>1.78E+15</text:p>
          </table:table-cell>
          <table:table-cell table:formula="of:=[.S48]/1000000000000" office:value-type="float" office:value="1783.61207495419" calcext:value-type="float">
            <text:p>1783.6120749542</text:p>
          </table:table-cell>
          <table:table-cell table:formula="of:=[.Q48]^2*[.S48]/10000000" office:value-type="float" office:value="4.07721048829465" calcext:value-type="float">
            <text:p>4.0772104883</text:p>
          </table:table-cell>
          <table:table-cell table:formula="of:=(2*[.D$15]^2*[.S48]*[.G48])/(1.602176565E-019)^2" office:value-type="float" office:value="24370470640.0558" calcext:value-type="float">
            <text:p>2.44E+010</text:p>
          </table:table-cell>
          <table:table-cell table:formula="of:=[.V48]/1000000000" office:value-type="float" office:value="24.3704706400558" calcext:value-type="float">
            <text:p>24.3704706401</text:p>
          </table:table-cell>
        </table:table-row>
        <table:table-row table:style-name="ro1">
          <table:table-cell table:number-columns-repeated="6"/>
          <table:table-cell office:value-type="float" office:value="940" calcext:value-type="float">
            <text:p>940</text:p>
          </table:table-cell>
          <table:table-cell table:formula="of:=160000000+[.G49]*(600000000-160000000)/300" office:value-type="float" office:value="1538666666.66667" calcext:value-type="float">
            <text:p>1.54E+09</text:p>
          </table:table-cell>
          <table:table-cell table:formula="of:=60000000+[.G49]*(400000000-60000000)/300" office:value-type="float" office:value="1125333333.33333" calcext:value-type="float">
            <text:p>1.13E+09</text:p>
          </table:table-cell>
          <table:table-cell table:formula="of:=0.25*1.602176565E-019+[.G49]*(0.32*1.602176565E-019-0.25*1.602176565E-019)/300" office:value-type="float" office:value="7.5195486784E-020" calcext:value-type="float">
            <text:p>7.52E-20</text:p>
          </table:table-cell>
          <table:table-cell table:formula="of:=([.J49]*1.6E+019)/2" office:value-type="float" office:value="0.601563894272" calcext:value-type="float">
            <text:p>6.02E-01</text:p>
          </table:table-cell>
          <table:table-cell table:formula="of:=[.J49]/2+0.75*[.G49]*1.3806488E-023*(LN(3))" office:value-type="float" office:value="4.82911674450049E-020" calcext:value-type="float">
            <text:p>4.83E-20</text:p>
          </table:table-cell>
          <table:table-cell table:formula="of:=[.L49]*1.6E+019" office:value-type="float" office:value="0.772658679120078" calcext:value-type="float">
            <text:p>7.73E-01</text:p>
          </table:table-cell>
          <table:table-cell table:formula="of:=[.L49]+1.3806488E-023*[.G49]*ASINH(1E-019/4*EXP(-([.J49]/2)/(2*1.381E-023*[.G49]))*(2*PI()*SQRT(3)*1.3806488E-023*[.G49]/6.62606957E-034))" office:value-type="float" office:value="4.82911836977933E-020" calcext:value-type="float">
            <text:p>4.83E-20</text:p>
          </table:table-cell>
          <table:table-cell table:formula="of:=[.N49]*1.6E+019" office:value-type="float" office:value="0.772658939164692" calcext:value-type="float">
            <text:p>7.73E-01</text:p>
          </table:table-cell>
          <table:table-cell/>
          <table:table-cell table:formula="of:=(-1.3806488E-023/1.602176565E-019)*(2-[.L49]/(1.3806488E-023*[.G49]))" office:value-type="float" office:value="0.000148302046774121" calcext:value-type="float">
            <text:p>1.48E-04</text:p>
          </table:table-cell>
          <table:table-cell table:formula="of:=[.Q49]*1000" office:value-type="float" office:value="0.148302046774121" calcext:value-type="float">
            <text:p>0.1483020468</text:p>
          </table:table-cell>
          <table:table-cell table:formula="of:=(SQRT(PI())*1.602176565E-019)/(4*(PI())^2)*((2*1.3806488E-023*[.G49])/(1.054571E-034)^2)^(1.5)*(9.11E-033*9.11E-031)^(0.75)*([.H49]+[.I49])*EXP(-[.J49]/2)" office:value-type="float" office:value="1.87876080425007E+015" calcext:value-type="float">
            <text:p>1.88E+15</text:p>
          </table:table-cell>
          <table:table-cell table:formula="of:=[.S49]/1000000000000" office:value-type="float" office:value="1878.76080425007" calcext:value-type="float">
            <text:p>1878.7608042501</text:p>
          </table:table-cell>
          <table:table-cell table:formula="of:=[.Q49]^2*[.S49]/10000000" office:value-type="float" office:value="4.13205202573955" calcext:value-type="float">
            <text:p>4.1320520257</text:p>
          </table:table-cell>
          <table:table-cell table:formula="of:=(2*[.D$15]^2*[.S49]*[.G49])/(1.602176565E-019)^2" office:value-type="float" office:value="26228595163.0105" calcext:value-type="float">
            <text:p>2.62E+010</text:p>
          </table:table-cell>
          <table:table-cell table:formula="of:=[.V49]/1000000000" office:value-type="float" office:value="26.2285951630105" calcext:value-type="float">
            <text:p>26.228595163</text:p>
          </table:table-cell>
        </table:table-row>
        <table:table-row table:style-name="ro1">
          <table:table-cell table:number-columns-repeated="6"/>
          <table:table-cell office:value-type="float" office:value="960" calcext:value-type="float">
            <text:p>960</text:p>
          </table:table-cell>
          <table:table-cell table:formula="of:=160000000+[.G50]*(600000000-160000000)/300" office:value-type="float" office:value="1568000000" calcext:value-type="float">
            <text:p>1.57E+09</text:p>
          </table:table-cell>
          <table:table-cell table:formula="of:=60000000+[.G50]*(400000000-60000000)/300" office:value-type="float" office:value="1148000000" calcext:value-type="float">
            <text:p>1.15E+09</text:p>
          </table:table-cell>
          <table:table-cell table:formula="of:=0.25*1.602176565E-019+[.G50]*(0.32*1.602176565E-019-0.25*1.602176565E-019)/300" office:value-type="float" office:value="7.5943169181E-020" calcext:value-type="float">
            <text:p>7.59E-20</text:p>
          </table:table-cell>
          <table:table-cell table:formula="of:=([.J50]*1.6E+019)/2" office:value-type="float" office:value="0.607545353448" calcext:value-type="float">
            <text:p>6.08E-01</text:p>
          </table:table-cell>
          <table:table-cell table:formula="of:=[.J50]/2+0.75*[.G50]*1.3806488E-023*(LN(3))" office:value-type="float" office:value="4.88925283042071E-020" calcext:value-type="float">
            <text:p>4.89E-20</text:p>
          </table:table-cell>
          <table:table-cell table:formula="of:=[.L50]*1.6E+019" office:value-type="float" office:value="0.782280452867314" calcext:value-type="float">
            <text:p>7.82E-01</text:p>
          </table:table-cell>
          <table:table-cell table:formula="of:=[.L50]+1.3806488E-023*[.G50]*ASINH(1E-019/4*EXP(-([.J50]/2)/(2*1.381E-023*[.G50]))*(2*PI()*SQRT(3)*1.3806488E-023*[.G50]/6.62606957E-034))" office:value-type="float" office:value="4.88925455305838E-020" calcext:value-type="float">
            <text:p>4.89E-20</text:p>
          </table:table-cell>
          <table:table-cell table:formula="of:=[.N50]*1.6E+019" office:value-type="float" office:value="0.782280728489342" calcext:value-type="float">
            <text:p>7.82E-01</text:p>
          </table:table-cell>
          <table:table-cell/>
          <table:table-cell table:formula="of:=(-1.3806488E-023/1.602176565E-019)*(2-[.L50]/(1.3806488E-023*[.G50]))" office:value-type="float" office:value="0.000145531656703199" calcext:value-type="float">
            <text:p>1.46E-04</text:p>
          </table:table-cell>
          <table:table-cell table:formula="of:=[.Q50]*1000" office:value-type="float" office:value="0.145531656703199" calcext:value-type="float">
            <text:p>0.1455316567</text:p>
          </table:table-cell>
          <table:table-cell table:formula="of:=(SQRT(PI())*1.602176565E-019)/(4*(PI())^2)*((2*1.3806488E-023*[.G50])/(1.054571E-034)^2)^(1.5)*(9.11E-033*9.11E-031)^(0.75)*([.H50]+[.I50])*EXP(-[.J50]/2)" office:value-type="float" office:value="1.97688818297518E+015" calcext:value-type="float">
            <text:p>1.98E+15</text:p>
          </table:table-cell>
          <table:table-cell table:formula="of:=[.S50]/1000000000000" office:value-type="float" office:value="1976.88818297518" calcext:value-type="float">
            <text:p>1976.8881829752</text:p>
          </table:table-cell>
          <table:table-cell table:formula="of:=[.Q50]^2*[.S50]/10000000" office:value-type="float" office:value="4.18694303296402" calcext:value-type="float">
            <text:p>4.186943033</text:p>
          </table:table-cell>
          <table:table-cell table:formula="of:=(2*[.D$15]^2*[.S50]*[.G50])/(1.602176565E-019)^2" office:value-type="float" office:value="28185712878.6301" calcext:value-type="float">
            <text:p>2.82E+010</text:p>
          </table:table-cell>
          <table:table-cell table:formula="of:=[.V50]/1000000000" office:value-type="float" office:value="28.1857128786301" calcext:value-type="float">
            <text:p>28.1857128786</text:p>
          </table:table-cell>
        </table:table-row>
        <table:table-row table:style-name="ro1">
          <table:table-cell table:number-columns-repeated="6"/>
          <table:table-cell office:value-type="float" office:value="980" calcext:value-type="float">
            <text:p>980</text:p>
          </table:table-cell>
          <table:table-cell table:formula="of:=160000000+[.G51]*(600000000-160000000)/300" office:value-type="float" office:value="1597333333.33333" calcext:value-type="float">
            <text:p>1.60E+09</text:p>
          </table:table-cell>
          <table:table-cell table:formula="of:=60000000+[.G51]*(400000000-60000000)/300" office:value-type="float" office:value="1170666666.66667" calcext:value-type="float">
            <text:p>1.17E+09</text:p>
          </table:table-cell>
          <table:table-cell table:formula="of:=0.25*1.602176565E-019+[.G51]*(0.32*1.602176565E-019-0.25*1.602176565E-019)/300" office:value-type="float" office:value="7.6690851578E-020" calcext:value-type="float">
            <text:p>7.67E-20</text:p>
          </table:table-cell>
          <table:table-cell table:formula="of:=([.J51]*1.6E+019)/2" office:value-type="float" office:value="0.613526812624" calcext:value-type="float">
            <text:p>6.14E-01</text:p>
          </table:table-cell>
          <table:table-cell table:formula="of:=[.J51]/2+0.75*[.G51]*1.3806488E-023*(LN(3))" office:value-type="float" office:value="4.94938891634094E-020" calcext:value-type="float">
            <text:p>4.95E-20</text:p>
          </table:table-cell>
          <table:table-cell table:formula="of:=[.L51]*1.6E+019" office:value-type="float" office:value="0.79190222661455" calcext:value-type="float">
            <text:p>7.92E-01</text:p>
          </table:table-cell>
          <table:table-cell table:formula="of:=[.L51]+1.3806488E-023*[.G51]*ASINH(1E-019/4*EXP(-([.J51]/2)/(2*1.381E-023*[.G51]))*(2*PI()*SQRT(3)*1.3806488E-023*[.G51]/6.62606957E-034))" office:value-type="float" office:value="4.94939073938874E-020" calcext:value-type="float">
            <text:p>4.95E-20</text:p>
          </table:table-cell>
          <table:table-cell table:formula="of:=[.N51]*1.6E+019" office:value-type="float" office:value="0.791902518302199" calcext:value-type="float">
            <text:p>7.92E-01</text:p>
          </table:table-cell>
          <table:table-cell/>
          <table:table-cell table:formula="of:=(-1.3806488E-023/1.602176565E-019)*(2-[.L51]/(1.3806488E-023*[.G51]))" office:value-type="float" office:value="0.000142874343778029" calcext:value-type="float">
            <text:p>1.43E-04</text:p>
          </table:table-cell>
          <table:table-cell table:formula="of:=[.Q51]*1000" office:value-type="float" office:value="0.142874343778029" calcext:value-type="float">
            <text:p>0.1428743438</text:p>
          </table:table-cell>
          <table:table-cell table:formula="of:=(SQRT(PI())*1.602176565E-019)/(4*(PI())^2)*((2*1.3806488E-023*[.G51])/(1.054571E-034)^2)^(1.5)*(9.11E-033*9.11E-031)^(0.75)*([.H51]+[.I51])*EXP(-[.J51]/2)" office:value-type="float" office:value="2.07802462410258E+015" calcext:value-type="float">
            <text:p>2.08E+15</text:p>
          </table:table-cell>
          <table:table-cell table:formula="of:=[.S51]/1000000000000" office:value-type="float" office:value="2078.02462410258" calcext:value-type="float">
            <text:p>2078.0246241026</text:p>
          </table:table-cell>
          <table:table-cell table:formula="of:=[.Q51]^2*[.S51]/10000000" office:value-type="float" office:value="4.24188789663144" calcext:value-type="float">
            <text:p>4.2418878966</text:p>
          </table:table-cell>
          <table:table-cell table:formula="of:=(2*[.D$15]^2*[.S51]*[.G51])/(1.602176565E-019)^2" office:value-type="float" office:value="30244920714.5998" calcext:value-type="float">
            <text:p>3.02E+010</text:p>
          </table:table-cell>
          <table:table-cell table:formula="of:=[.V51]/1000000000" office:value-type="float" office:value="30.2449207145998" calcext:value-type="float">
            <text:p>30.2449207146</text:p>
          </table:table-cell>
        </table:table-row>
        <table:table-row table:style-name="ro1">
          <table:table-cell table:number-columns-repeated="6"/>
          <table:table-cell office:value-type="float" office:value="1000" calcext:value-type="float">
            <text:p>1000</text:p>
          </table:table-cell>
          <table:table-cell table:formula="of:=160000000+[.G52]*(600000000-160000000)/300" office:value-type="float" office:value="1626666666.66667" calcext:value-type="float">
            <text:p>1.63E+09</text:p>
          </table:table-cell>
          <table:table-cell table:formula="of:=60000000+[.G52]*(400000000-60000000)/300" office:value-type="float" office:value="1193333333.33333" calcext:value-type="float">
            <text:p>1.19E+09</text:p>
          </table:table-cell>
          <table:table-cell table:formula="of:=0.25*1.602176565E-019+[.G52]*(0.32*1.602176565E-019-0.25*1.602176565E-019)/300" office:value-type="float" office:value="7.7438533975E-020" calcext:value-type="float">
            <text:p>7.74E-20</text:p>
          </table:table-cell>
          <table:table-cell table:formula="of:=([.J52]*1.6E+019)/2" office:value-type="float" office:value="0.6195082718" calcext:value-type="float">
            <text:p>6.20E-01</text:p>
          </table:table-cell>
          <table:table-cell table:formula="of:=[.J52]/2+0.75*[.G52]*1.3806488E-023*(LN(3))" office:value-type="float" office:value="5.00952500226116E-020" calcext:value-type="float">
            <text:p>5.01E-20</text:p>
          </table:table-cell>
          <table:table-cell table:formula="of:=[.L52]*1.6E+019" office:value-type="float" office:value="0.801524000361786" calcext:value-type="float">
            <text:p>8.02E-01</text:p>
          </table:table-cell>
          <table:table-cell table:formula="of:=[.L52]+1.3806488E-023*[.G52]*ASINH(1E-019/4*EXP(-([.J52]/2)/(2*1.381E-023*[.G52]))*(2*PI()*SQRT(3)*1.3806488E-023*[.G52]/6.62606957E-034))" office:value-type="float" office:value="5.00952692877689E-020" calcext:value-type="float">
            <text:p>5.01E-20</text:p>
          </table:table-cell>
          <table:table-cell table:formula="of:=[.N52]*1.6E+019" office:value-type="float" office:value="0.801524308604303" calcext:value-type="float">
            <text:p>8.02E-01</text:p>
          </table:table-cell>
          <table:table-cell/>
          <table:table-cell table:formula="of:=(-1.3806488E-023/1.602176565E-019)*(2-[.L52]/(1.3806488E-023*[.G52]))" office:value-type="float" office:value="0.000140323323369866" calcext:value-type="float">
            <text:p>1.40E-04</text:p>
          </table:table-cell>
          <table:table-cell table:formula="of:=[.Q52]*1000" office:value-type="float" office:value="0.140323323369866" calcext:value-type="float">
            <text:p>0.1403233234</text:p>
          </table:table-cell>
          <table:table-cell table:formula="of:=(SQRT(PI())*1.602176565E-019)/(4*(PI())^2)*((2*1.3806488E-023*[.G52])/(1.054571E-034)^2)^(1.5)*(9.11E-033*9.11E-031)^(0.75)*([.H52]+[.I52])*EXP(-[.J52]/2)" office:value-type="float" office:value="2.18220023664615E+015" calcext:value-type="float">
            <text:p>2.18E+15</text:p>
          </table:table-cell>
          <table:table-cell table:formula="of:=[.S52]/1000000000000" office:value-type="float" office:value="2182.20023664615" calcext:value-type="float">
            <text:p>2182.2002366462</text:p>
          </table:table-cell>
          <table:table-cell table:formula="of:=[.Q52]^2*[.S52]/10000000" office:value-type="float" office:value="4.29689085347019" calcext:value-type="float">
            <text:p>4.2968908535</text:p>
          </table:table-cell>
          <table:table-cell table:formula="of:=(2*[.D$15]^2*[.S52]*[.G52])/(1.602176565E-019)^2" office:value-type="float" office:value="32409347219.0072" calcext:value-type="float">
            <text:p>3.24E+010</text:p>
          </table:table-cell>
          <table:table-cell table:formula="of:=[.V52]/1000000000" office:value-type="float" office:value="32.4093472190072" calcext:value-type="float">
            <text:p>32.409347219</text:p>
          </table:table-cell>
        </table:table-row>
        <table:table-row table:style-name="ro1" table:number-rows-repeated="1048523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Plots" table:style-name="ta1">
        <table:shapes>
          <draw:frame draw:z-index="0" draw:style-name="gr1" svg:width="15.999cm" svg:height="8.999cm" svg:x="15.882cm" svg:y="7.922cm">
            <draw:object draw:notify-on-update-of-ranges="Data.G2:Data.G52 Data.U1:Data.U1 Data.K2:Data.K52 Data.G2:Data.G52 Data.M2:Data.M5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15.999cm" svg:height="8.999cm" svg:x="16.678cm" svg:y="2.68cm">
            <draw:object draw:notify-on-update-of-ranges="Data.G2:Data.G52 Data.Q1:Data.Q1 Data.R2:Data.R5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svg:width="15.999cm" svg:height="8.999cm" svg:x="0cm" svg:y="0cm">
            <draw:object draw:notify-on-update-of-ranges="Data.G2:Data.G52 Data.T2:Data.T5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svg:width="15.999cm" svg:height="8.999cm" svg:x="16.208cm" svg:y="11.224cm">
            <draw:object draw:notify-on-update-of-ranges="Data.G2:Data.G52 Data.U2:Data.U5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svg:width="15.999cm" svg:height="8.999cm" svg:x="20.321cm" svg:y="0.957cm">
            <draw:object draw:notify-on-update-of-ranges="Data.G2:Data.G52 Data.O2:Data.O52 Data.G2:Data.G52 Data.M2:Data.N5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5" draw:style-name="gr1" svg:width="15.999cm" svg:height="8.999cm" svg:x="0cm" svg:y="10.488cm">
            <draw:object draw:notify-on-update-of-ranges="Data.G2:Data.G52 Data.W2:Data.W52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3" table:default-cell-style-name="Default"/>
        <table:table-row table:style-name="ro2">
          <table:table-cell/>
        </table:table-row>
        <table:table-row table:style-name="ro3" table:number-rows-repeated="5">
          <table:table-cell/>
        </table:table-row>
        <table:table-row table:style-name="ro1">
          <table:table-cell/>
        </table:table-row>
        <table:table-row table:style-name="ro3" table:number-rows-repeated="14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7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4T09:19:46.97</meta:creation-date>
    <meta:generator>LibreOffice/4.1.2.3$MacOSX_x86 LibreOffice_project/40b2d7fde7e8d2d7bc5a449dc65df4d08a7dd38</meta:generator>
    <dc:date>2014-02-07T13:56:04.326401000</dc:date>
    <meta:editing-duration>PT1H16M3S</meta:editing-duration>
    <meta:editing-cycles>8</meta:editing-cycles>
    <meta:print-date>2014-02-03T13:40:27.210000000</meta:print-date>
    <meta:document-statistic meta:table-count="2" meta:cell-count="879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aximum="1000" chart:reverse-direction="false" text:line-break="false" chart:axis-position="0"/>
      <style:graphic-properties svg:stroke-width="0.03cm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family="'DejaVu Serif'" style:font-style-name="Book" style:font-family-generic="roman" fo:font-size="12pt" style:font-size-asian="9pt" style:font-size-complex="9pt"/>
    </style:style>
    <style:style style:name="ch5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origin="0" chart:reverse-direction="false" text:line-break="false" chart:axis-position="0"/>
      <style:graphic-properties svg:stroke-width="0.03cm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family="'DejaVu Serif'" style:font-style-name="Book" style:font-family-generic="roman" fo:font-size="12pt" style:font-size-asian="9pt" style:font-size-complex="9pt"/>
    </style:style>
    <style:style style:name="ch7" style:family="chart" style:data-style-name="N0">
      <style:chart-properties chart:symbol-type="none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width="0.03cm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Data.G2:Data.G52 Data.Q1:Data.Q1 Data.R2:Data.R52" chart:data-source-has-labels="row" svg:x="1.513cm" svg:y="0.855cm" svg:width="13.847cm" svg:height="6.802cm">
          <chartooo:coordinate-region svg:x="1.819cm" svg:y="1.048cm" svg:width="13.142cm" svg:height="6.124cm"/>
          <chart:axis chart:dimension="x" chart:name="primary-x" chart:style-name="ch3">
            <chart:title svg:x="6.589cm" svg:y="7.837cm" chart:style-name="ch4">
              <text:p>Temperature (K)</text:p>
            </chart:title>
          </chart:axis>
          <chart:axis chart:dimension="y" chart:name="primary-y" chart:style-name="ch5">
            <chart:title svg:x="0.451cm" svg:y="7.283cm" chart:style-name="ch6">
              <text:p>Seebeck Coefficient (mV/K)</text:p>
            </chart:title>
          </chart:axis>
          <chart:series chart:style-name="ch7" chart:values-cell-range-address="Data.R2:Data.R52" chart:label-cell-address="Data.Q1:Data.Q1" chart:class="chart:scatter">
            <chart:domain table:cell-range-address="Data.G2:Data.G52"/>
            <chart:data-point chart:repeated="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Seebeck (V/K)</text:p>
                <draw:g>
                  <svg:desc>Data.Q1:Data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.G2:Data.G52</svg:desc>
                </draw:g>
              </table:table-cell>
              <table:table-cell office:value-type="float" office:value="NaN">
                <text:p>NaN</text:p>
                <draw:g>
                  <svg:desc>Data.R2:Data.R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6.26532332336987">
                <text:p>6.265323323369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3.14032332336987">
                <text:p>3.140323323369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2.0986566567032">
                <text:p>2.09865665670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1.57782332336987">
                <text:p>1.577823323369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.26532332336987">
                <text:p>1.265323323369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1.05698999003653">
                <text:p>1.056989990036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">
                <text:p>140</text:p>
              </table:table-cell>
              <table:table-cell office:value-type="float" office:value="0.908180466227009">
                <text:p>0.9081804662270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">
                <text:p>160</text:p>
              </table:table-cell>
              <table:table-cell office:value-type="float" office:value="0.796573323369866">
                <text:p>0.7965733233698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">
                <text:p>180</text:p>
              </table:table-cell>
              <table:table-cell office:value-type="float" office:value="0.70976776781431">
                <text:p>0.709767767814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0.640323323369866">
                <text:p>0.6403233233698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0">
                <text:p>220</text:p>
              </table:table-cell>
              <table:table-cell office:value-type="float" office:value="0.583505141551684">
                <text:p>0.5835051415516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">
                <text:p>240</text:p>
              </table:table-cell>
              <table:table-cell office:value-type="float" office:value="0.536156656703199">
                <text:p>0.5361566567031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0">
                <text:p>260</text:p>
              </table:table-cell>
              <table:table-cell office:value-type="float" office:value="0.496092554139097">
                <text:p>0.4960925541390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0">
                <text:p>280</text:p>
              </table:table-cell>
              <table:table-cell office:value-type="float" office:value="0.461751894798437">
                <text:p>0.4617518947984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">
                <text:p>300</text:p>
              </table:table-cell>
              <table:table-cell office:value-type="float" office:value="0.431989990036533">
                <text:p>0.4319899900365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0">
                <text:p>320</text:p>
              </table:table-cell>
              <table:table-cell office:value-type="float" office:value="0.405948323369866">
                <text:p>0.4059483233698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0">
                <text:p>340</text:p>
              </table:table-cell>
              <table:table-cell office:value-type="float" office:value="0.382970382193395">
                <text:p>0.3829703821933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0">
                <text:p>360</text:p>
              </table:table-cell>
              <table:table-cell office:value-type="float" office:value="0.362545545592088">
                <text:p>0.3625455455920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0">
                <text:p>380</text:p>
              </table:table-cell>
              <table:table-cell office:value-type="float" office:value="0.344270691790918">
                <text:p>0.3442706917909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">
                <text:p>400</text:p>
              </table:table-cell>
              <table:table-cell office:value-type="float" office:value="0.327823323369866">
                <text:p>0.3278233233698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0">
                <text:p>420</text:p>
              </table:table-cell>
              <table:table-cell office:value-type="float" office:value="0.312942370988914">
                <text:p>0.3129423709889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0">
                <text:p>440</text:p>
              </table:table-cell>
              <table:table-cell office:value-type="float" office:value="0.299414232460775">
                <text:p>0.2994142324607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0">
                <text:p>460</text:p>
              </table:table-cell>
              <table:table-cell office:value-type="float" office:value="0.287062453804648">
                <text:p>0.2870624538046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0">
                <text:p>480</text:p>
              </table:table-cell>
              <table:table-cell office:value-type="float" office:value="0.275739990036532">
                <text:p>0.2757399900365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0">
                <text:p>500</text:p>
              </table:table-cell>
              <table:table-cell office:value-type="float" office:value="0.265323323369866">
                <text:p>0.2653233233698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0">
                <text:p>520</text:p>
              </table:table-cell>
              <table:table-cell office:value-type="float" office:value="0.255707938754481">
                <text:p>0.2557079387544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0">
                <text:p>540</text:p>
              </table:table-cell>
              <table:table-cell office:value-type="float" office:value="0.246804804851347">
                <text:p>0.2468048048513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0">
                <text:p>560</text:p>
              </table:table-cell>
              <table:table-cell office:value-type="float" office:value="0.238537609084152">
                <text:p>0.2385376090841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0">
                <text:p>580</text:p>
              </table:table-cell>
              <table:table-cell office:value-type="float" office:value="0.230840564749176">
                <text:p>0.2308405647491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0">
                <text:p>600</text:p>
              </table:table-cell>
              <table:table-cell office:value-type="float" office:value="0.223656656703199">
                <text:p>0.2236566567031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0">
                <text:p>620</text:p>
              </table:table-cell>
              <table:table-cell office:value-type="float" office:value="0.216936226595672">
                <text:p>0.2169362265956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0">
                <text:p>640</text:p>
              </table:table-cell>
              <table:table-cell office:value-type="float" office:value="0.210635823369866">
                <text:p>0.2106358233698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0">
                <text:p>660</text:p>
              </table:table-cell>
              <table:table-cell office:value-type="float" office:value="0.204717262763805">
                <text:p>0.2047172627638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0">
                <text:p>680</text:p>
              </table:table-cell>
              <table:table-cell office:value-type="float" office:value="0.199146852781631">
                <text:p>0.1991468527816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">
                <text:p>700</text:p>
              </table:table-cell>
              <table:table-cell office:value-type="float" office:value="0.193894751941294">
                <text:p>0.1938947519412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20">
                <text:p>720</text:p>
              </table:table-cell>
              <table:table-cell office:value-type="float" office:value="0.188934434480977">
                <text:p>0.1889344344809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0">
                <text:p>740</text:p>
              </table:table-cell>
              <table:table-cell office:value-type="float" office:value="0.184242242288785">
                <text:p>0.1842422422887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60">
                <text:p>760</text:p>
              </table:table-cell>
              <table:table-cell office:value-type="float" office:value="0.179797007580392">
                <text:p>0.1797970075803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0">
                <text:p>780</text:p>
              </table:table-cell>
              <table:table-cell office:value-type="float" office:value="0.175579733626276">
                <text:p>0.1755797336262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">
                <text:p>800</text:p>
              </table:table-cell>
              <table:table-cell office:value-type="float" office:value="0.171573323369866">
                <text:p>0.1715733233698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20">
                <text:p>820</text:p>
              </table:table-cell>
              <table:table-cell office:value-type="float" office:value="0.16776234776011">
                <text:p>0.167762347760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40">
                <text:p>840</text:p>
              </table:table-cell>
              <table:table-cell office:value-type="float" office:value="0.16413284717939">
                <text:p>0.164132847179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60">
                <text:p>860</text:p>
              </table:table-cell>
              <table:table-cell office:value-type="float" office:value="0.160672160579168">
                <text:p>0.1606721605791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0">
                <text:p>880</text:p>
              </table:table-cell>
              <table:table-cell office:value-type="float" office:value="0.15736877791532">
                <text:p>0.157368777915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">
                <text:p>900</text:p>
              </table:table-cell>
              <table:table-cell office:value-type="float" office:value="0.154212212258755">
                <text:p>0.1542122122587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0">
                <text:p>920</text:p>
              </table:table-cell>
              <table:table-cell office:value-type="float" office:value="0.151192888587257">
                <text:p>0.1511928885872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40">
                <text:p>940</text:p>
              </table:table-cell>
              <table:table-cell office:value-type="float" office:value="0.148302046774121">
                <text:p>0.1483020467741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60">
                <text:p>960</text:p>
              </table:table-cell>
              <table:table-cell office:value-type="float" office:value="0.145531656703199">
                <text:p>0.1455316567031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80">
                <text:p>980</text:p>
              </table:table-cell>
              <table:table-cell office:value-type="float" office:value="0.142874343778029">
                <text:p>0.1428743437780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0">
                <text:p>1000</text:p>
              </table:table-cell>
              <table:table-cell office:value-type="float" office:value="0.140323323369866">
                <text:p>0.1403233233698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MacOSX_x86 LibreOffice_project/40b2d7fde7e8d2d7bc5a449dc65df4d08a7dd3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aximum="1000" chart:reverse-direction="false" text:line-break="false" chart:axis-position="0"/>
      <style:graphic-properties svg:stroke-width="0.03cm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family="'DejaVu Serif'" style:font-style-name="Book" style:font-family-generic="roman" fo:font-size="12pt" style:font-size-asian="9pt" style:font-size-complex="9pt"/>
    </style:style>
    <style:style style:name="ch5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0.3" chart:origin="0" chart:reverse-direction="false" text:line-break="false" chart:link-data-style-to-source="false" chart:axis-position="0"/>
      <style:graphic-properties svg:stroke-width="0.03cm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family="'DejaVu Serif'" style:font-style-name="Book" style:font-family-generic="roman" fo:font-size="12pt" style:font-size-asian="9pt" style:font-size-complex="9pt"/>
    </style:style>
    <style:style style:name="ch7" style:family="chart" style:data-style-name="N0">
      <style:chart-properties chart:symbol-type="none"/>
      <style:graphic-properties svg:stroke-width="0.05cm" svg:stroke-color="#7e0021" draw:fill-color="#7e0021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5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width="0.03cm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Data.G2:Data.G52 Data.M2:Data.O52" chart:data-source-has-labels="row" svg:x="1.513cm" svg:y="0.855cm" svg:width="13.847cm" svg:height="6.802cm">
          <chartooo:coordinate-region svg:x="2.101cm" svg:y="1.049cm" svg:width="12.86cm" svg:height="6.124cm"/>
          <chart:axis chart:dimension="x" chart:name="primary-x" chart:style-name="ch3">
            <chart:title svg:x="6.589cm" svg:y="7.837cm" chart:style-name="ch4">
              <text:p>Temperature (K)</text:p>
            </chart:title>
          </chart:axis>
          <chart:axis chart:dimension="y" chart:name="primary-y" chart:style-name="ch5">
            <chart:title svg:x="0.451cm" svg:y="7.142cm" chart:style-name="ch6">
              <text:p>Extrinsic Fermi Level (eV)</text:p>
            </chart:title>
          </chart:axis>
          <chart:series chart:style-name="ch7" chart:values-cell-range-address="Data.O2:Data.O52" chart:class="chart:scatter">
            <chart:domain table:cell-range-address="Data.G2:Data.G52"/>
            <chart:data-point chart:repeated="51"/>
          </chart:series>
          <chart:series chart:style-name="ch8" chart:values-cell-range-address="Data.M2:Data.N52" chart:class="chart:scatter">
            <chart:data-point chart:repeated="10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O</text:p>
              </table:table-cell>
              <table:table-cell office:value-type="string">
                <text:p>Column M 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.G2:Data.G52</svg:desc>
                </draw:g>
              </table:table-cell>
              <table:table-cell office:value-type="float" office:value="NaN">
                <text:p>NaN</text:p>
                <draw:g>
                  <svg:desc>Data.O2:Data.O52</svg:desc>
                </draw:g>
              </table:table-cell>
              <table:table-cell office:value-type="float" office:value="0.320435313">
                <text:p>0.320435313</text:p>
                <draw:g>
                  <svg:desc>Data.M2:Data.N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330057086747236">
                <text:p>0.330057086747236</text:p>
              </table:table-cell>
              <table:table-cell office:value-type="float" office:value="0.330057086747236">
                <text:p>0.3300570867472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0.339678860494471">
                <text:p>0.339678860494471</text:p>
              </table:table-cell>
              <table:table-cell office:value-type="float" office:value="0.339678860494471">
                <text:p>0.3396788604944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0.34930063424172">
                <text:p>0.34930063424172</text:p>
              </table:table-cell>
              <table:table-cell office:value-type="float" office:value="0.349300634241707">
                <text:p>0.3493006342417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0.358922407989415">
                <text:p>0.358922407989415</text:p>
              </table:table-cell>
              <table:table-cell office:value-type="float" office:value="0.358922407988943">
                <text:p>0.3589224079889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0.368544181740694">
                <text:p>0.368544181740694</text:p>
              </table:table-cell>
              <table:table-cell office:value-type="float" office:value="0.368544181736179">
                <text:p>0.3685441817361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0.378165955505189">
                <text:p>0.378165955505189</text:p>
              </table:table-cell>
              <table:table-cell office:value-type="float" office:value="0.378165955483414">
                <text:p>0.3781659554834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">
                <text:p>140</text:p>
              </table:table-cell>
              <table:table-cell office:value-type="float" office:value="0.387787729300913">
                <text:p>0.387787729300913</text:p>
              </table:table-cell>
              <table:table-cell office:value-type="float" office:value="0.38778772923065">
                <text:p>0.387787729230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">
                <text:p>160</text:p>
              </table:table-cell>
              <table:table-cell office:value-type="float" office:value="0.397409503153224">
                <text:p>0.397409503153224</text:p>
              </table:table-cell>
              <table:table-cell office:value-type="float" office:value="0.397409502977886">
                <text:p>0.3974095029778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">
                <text:p>180</text:p>
              </table:table-cell>
              <table:table-cell office:value-type="float" office:value="0.40703127709229">
                <text:p>0.40703127709229</text:p>
              </table:table-cell>
              <table:table-cell office:value-type="float" office:value="0.407031276725121">
                <text:p>0.4070312767251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0.416653051150511">
                <text:p>0.416653051150511</text:p>
              </table:table-cell>
              <table:table-cell office:value-type="float" office:value="0.416653050472357">
                <text:p>0.4166530504723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0">
                <text:p>220</text:p>
              </table:table-cell>
              <table:table-cell office:value-type="float" office:value="0.426274825360506">
                <text:p>0.426274825360506</text:p>
              </table:table-cell>
              <table:table-cell office:value-type="float" office:value="0.426274824219593">
                <text:p>0.4262748242195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">
                <text:p>240</text:p>
              </table:table-cell>
              <table:table-cell office:value-type="float" office:value="0.435896599753779">
                <text:p>0.435896599753779</text:p>
              </table:table-cell>
              <table:table-cell office:value-type="float" office:value="0.435896597966829">
                <text:p>0.4358965979668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0">
                <text:p>260</text:p>
              </table:table-cell>
              <table:table-cell office:value-type="float" office:value="0.445518374359932">
                <text:p>0.445518374359932</text:p>
              </table:table-cell>
              <table:table-cell office:value-type="float" office:value="0.445518371714064">
                <text:p>0.4455183717140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0">
                <text:p>280</text:p>
              </table:table-cell>
              <table:table-cell office:value-type="float" office:value="0.455140149206286">
                <text:p>0.455140149206286</text:p>
              </table:table-cell>
              <table:table-cell office:value-type="float" office:value="0.4551401454613">
                <text:p>0.45514014546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">
                <text:p>300</text:p>
              </table:table-cell>
              <table:table-cell office:value-type="float" office:value="0.464761924317751">
                <text:p>0.464761924317751</text:p>
              </table:table-cell>
              <table:table-cell office:value-type="float" office:value="0.464761919208536">
                <text:p>0.4647619192085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0">
                <text:p>320</text:p>
              </table:table-cell>
              <table:table-cell office:value-type="float" office:value="0.474383699716868">
                <text:p>0.474383699716868</text:p>
              </table:table-cell>
              <table:table-cell office:value-type="float" office:value="0.474383692955771">
                <text:p>0.4743836929557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0">
                <text:p>340</text:p>
              </table:table-cell>
              <table:table-cell office:value-type="float" office:value="0.484005475423924">
                <text:p>0.484005475423924</text:p>
              </table:table-cell>
              <table:table-cell office:value-type="float" office:value="0.484005466703007">
                <text:p>0.4840054667030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0">
                <text:p>360</text:p>
              </table:table-cell>
              <table:table-cell office:value-type="float" office:value="0.493627251457131">
                <text:p>0.493627251457131</text:p>
              </table:table-cell>
              <table:table-cell office:value-type="float" office:value="0.493627240450243">
                <text:p>0.4936272404502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0">
                <text:p>380</text:p>
              </table:table-cell>
              <table:table-cell office:value-type="float" office:value="0.503249027832808">
                <text:p>0.503249027832808</text:p>
              </table:table-cell>
              <table:table-cell office:value-type="float" office:value="0.503249014197478">
                <text:p>0.5032490141974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">
                <text:p>400</text:p>
              </table:table-cell>
              <table:table-cell office:value-type="float" office:value="0.512870804565572">
                <text:p>0.512870804565572</text:p>
              </table:table-cell>
              <table:table-cell office:value-type="float" office:value="0.512870787944714">
                <text:p>0.5128707879447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0">
                <text:p>420</text:p>
              </table:table-cell>
              <table:table-cell office:value-type="float" office:value="0.522492581668516">
                <text:p>0.522492581668516</text:p>
              </table:table-cell>
              <table:table-cell office:value-type="float" office:value="0.52249256169195">
                <text:p>0.522492561691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0">
                <text:p>440</text:p>
              </table:table-cell>
              <table:table-cell office:value-type="float" office:value="0.532114359153379">
                <text:p>0.532114359153379</text:p>
              </table:table-cell>
              <table:table-cell office:value-type="float" office:value="0.532114335439186">
                <text:p>0.5321143354391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0">
                <text:p>460</text:p>
              </table:table-cell>
              <table:table-cell office:value-type="float" office:value="0.541736137030693">
                <text:p>0.541736137030693</text:p>
              </table:table-cell>
              <table:table-cell office:value-type="float" office:value="0.541736109186421">
                <text:p>0.5417361091864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0">
                <text:p>480</text:p>
              </table:table-cell>
              <table:table-cell office:value-type="float" office:value="0.551357915309925">
                <text:p>0.551357915309925</text:p>
              </table:table-cell>
              <table:table-cell office:value-type="float" office:value="0.551357882933657">
                <text:p>0.5513578829336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0">
                <text:p>500</text:p>
              </table:table-cell>
              <table:table-cell office:value-type="float" office:value="0.560979693999591">
                <text:p>0.560979693999591</text:p>
              </table:table-cell>
              <table:table-cell office:value-type="float" office:value="0.560979656680893">
                <text:p>0.5609796566808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0">
                <text:p>520</text:p>
              </table:table-cell>
              <table:table-cell office:value-type="float" office:value="0.570601473107372">
                <text:p>0.570601473107372</text:p>
              </table:table-cell>
              <table:table-cell office:value-type="float" office:value="0.570601430428128">
                <text:p>0.5706014304281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0">
                <text:p>540</text:p>
              </table:table-cell>
              <table:table-cell office:value-type="float" office:value="0.5802232526402">
                <text:p>0.5802232526402</text:p>
              </table:table-cell>
              <table:table-cell office:value-type="float" office:value="0.580223204175364">
                <text:p>0.5802232041753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0">
                <text:p>560</text:p>
              </table:table-cell>
              <table:table-cell office:value-type="float" office:value="0.58984503260435">
                <text:p>0.58984503260435</text:p>
              </table:table-cell>
              <table:table-cell office:value-type="float" office:value="0.5898449779226">
                <text:p>0.58984497792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0">
                <text:p>580</text:p>
              </table:table-cell>
              <table:table-cell office:value-type="float" office:value="0.599466813005504">
                <text:p>0.599466813005504</text:p>
              </table:table-cell>
              <table:table-cell office:value-type="float" office:value="0.599466751669836">
                <text:p>0.5994667516698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0">
                <text:p>600</text:p>
              </table:table-cell>
              <table:table-cell office:value-type="float" office:value="0.609088593848825">
                <text:p>0.609088593848825</text:p>
              </table:table-cell>
              <table:table-cell office:value-type="float" office:value="0.609088525417071">
                <text:p>0.6090885254170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0">
                <text:p>620</text:p>
              </table:table-cell>
              <table:table-cell office:value-type="float" office:value="0.618710375139004">
                <text:p>0.618710375139004</text:p>
              </table:table-cell>
              <table:table-cell office:value-type="float" office:value="0.618710299164307">
                <text:p>0.6187102991643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0">
                <text:p>640</text:p>
              </table:table-cell>
              <table:table-cell office:value-type="float" office:value="0.62833215688032">
                <text:p>0.62833215688032</text:p>
              </table:table-cell>
              <table:table-cell office:value-type="float" office:value="0.628332072911543">
                <text:p>0.6283320729115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0">
                <text:p>660</text:p>
              </table:table-cell>
              <table:table-cell office:value-type="float" office:value="0.637953939076674">
                <text:p>0.637953939076674</text:p>
              </table:table-cell>
              <table:table-cell office:value-type="float" office:value="0.637953846658778">
                <text:p>0.6379538466587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0">
                <text:p>680</text:p>
              </table:table-cell>
              <table:table-cell office:value-type="float" office:value="0.647575721731636">
                <text:p>0.647575721731636</text:p>
              </table:table-cell>
              <table:table-cell office:value-type="float" office:value="0.647575620406014">
                <text:p>0.6475756204060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">
                <text:p>700</text:p>
              </table:table-cell>
              <table:table-cell office:value-type="float" office:value="0.657197504848473">
                <text:p>0.657197504848473</text:p>
              </table:table-cell>
              <table:table-cell office:value-type="float" office:value="0.65719739415325">
                <text:p>0.657197394153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20">
                <text:p>720</text:p>
              </table:table-cell>
              <table:table-cell office:value-type="float" office:value="0.666819288430183">
                <text:p>0.666819288430183</text:p>
              </table:table-cell>
              <table:table-cell office:value-type="float" office:value="0.666819167900486">
                <text:p>0.6668191679004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0">
                <text:p>740</text:p>
              </table:table-cell>
              <table:table-cell office:value-type="float" office:value="0.676441072479519">
                <text:p>0.676441072479519</text:p>
              </table:table-cell>
              <table:table-cell office:value-type="float" office:value="0.676440941647721">
                <text:p>0.6764409416477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60">
                <text:p>760</text:p>
              </table:table-cell>
              <table:table-cell office:value-type="float" office:value="0.686062856999018">
                <text:p>0.686062856999018</text:p>
              </table:table-cell>
              <table:table-cell office:value-type="float" office:value="0.686062715394957">
                <text:p>0.6860627153949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0">
                <text:p>780</text:p>
              </table:table-cell>
              <table:table-cell office:value-type="float" office:value="0.695684641991012">
                <text:p>0.695684641991012</text:p>
              </table:table-cell>
              <table:table-cell office:value-type="float" office:value="0.695684489142193">
                <text:p>0.6956844891421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">
                <text:p>800</text:p>
              </table:table-cell>
              <table:table-cell office:value-type="float" office:value="0.705306427457659">
                <text:p>0.705306427457659</text:p>
              </table:table-cell>
              <table:table-cell office:value-type="float" office:value="0.705306262889428">
                <text:p>0.7053062628894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20">
                <text:p>820</text:p>
              </table:table-cell>
              <table:table-cell office:value-type="float" office:value="0.714928213400951">
                <text:p>0.714928213400951</text:p>
              </table:table-cell>
              <table:table-cell office:value-type="float" office:value="0.714928036636664">
                <text:p>0.7149280366366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40">
                <text:p>840</text:p>
              </table:table-cell>
              <table:table-cell office:value-type="float" office:value="0.724549999822732">
                <text:p>0.724549999822732</text:p>
              </table:table-cell>
              <table:table-cell office:value-type="float" office:value="0.7245498103839">
                <text:p>0.72454981038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60">
                <text:p>860</text:p>
              </table:table-cell>
              <table:table-cell office:value-type="float" office:value="0.73417178672471">
                <text:p>0.73417178672471</text:p>
              </table:table-cell>
              <table:table-cell office:value-type="float" office:value="0.734171584131135">
                <text:p>0.7341715841311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0">
                <text:p>880</text:p>
              </table:table-cell>
              <table:table-cell office:value-type="float" office:value="0.743793574108472">
                <text:p>0.743793574108472</text:p>
              </table:table-cell>
              <table:table-cell office:value-type="float" office:value="0.743793357878371">
                <text:p>0.7437933578783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">
                <text:p>900</text:p>
              </table:table-cell>
              <table:table-cell office:value-type="float" office:value="0.753415361975492">
                <text:p>0.753415361975492</text:p>
              </table:table-cell>
              <table:table-cell office:value-type="float" office:value="0.753415131625607">
                <text:p>0.7534151316256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0">
                <text:p>920</text:p>
              </table:table-cell>
              <table:table-cell office:value-type="float" office:value="0.763037150327139">
                <text:p>0.763037150327139</text:p>
              </table:table-cell>
              <table:table-cell office:value-type="float" office:value="0.763036905372843">
                <text:p>0.7630369053728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40">
                <text:p>940</text:p>
              </table:table-cell>
              <table:table-cell office:value-type="float" office:value="0.772658939164692">
                <text:p>0.772658939164692</text:p>
              </table:table-cell>
              <table:table-cell office:value-type="float" office:value="0.772658679120078">
                <text:p>0.7726586791200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60">
                <text:p>960</text:p>
              </table:table-cell>
              <table:table-cell office:value-type="float" office:value="0.782280728489342">
                <text:p>0.782280728489342</text:p>
              </table:table-cell>
              <table:table-cell office:value-type="float" office:value="0.782280452867314">
                <text:p>0.7822804528673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80">
                <text:p>980</text:p>
              </table:table-cell>
              <table:table-cell office:value-type="float" office:value="0.791902518302199">
                <text:p>0.791902518302199</text:p>
              </table:table-cell>
              <table:table-cell office:value-type="float" office:value="0.79190222661455">
                <text:p>0.791902226614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0">
                <text:p>1000</text:p>
              </table:table-cell>
              <table:table-cell office:value-type="float" office:value="0.801524308604303">
                <text:p>0.801524308604303</text:p>
              </table:table-cell>
              <table:table-cell office:value-type="float" office:value="0.801524000361786">
                <text:p>0.8015240003617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6285679217022E-020">
                <text:p>2.06285679217022E-0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2299287809045E-020">
                <text:p>2.12299287809045E-0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8312896401075E-020">
                <text:p>2.18312896401075E-0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4326504993384E-020">
                <text:p>2.24326504993384E-0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0340113587934E-020">
                <text:p>2.30340113587934E-0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6353722190743E-020">
                <text:p>2.36353722190743E-0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2367330813071E-020">
                <text:p>2.42367330813071E-0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8380939470765E-020">
                <text:p>2.48380939470765E-0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4394548182681E-020">
                <text:p>2.54394548182681E-0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0408156969069E-020">
                <text:p>2.60408156969069E-0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6421765850317E-020">
                <text:p>2.66421765850317E-0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2435374846112E-020">
                <text:p>2.72435374846112E-0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8448983974957E-020">
                <text:p>2.78448983974957E-0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4462593253928E-020">
                <text:p>2.84462593253928E-0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0476202698595E-020">
                <text:p>2.90476202698595E-0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6489812323042E-020">
                <text:p>2.96489812323042E-0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2503422139952E-020">
                <text:p>3.02503422139952E-0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8517032160707E-020">
                <text:p>3.08517032160707E-0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4530642395505E-020">
                <text:p>3.14530642395505E-0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0544252853482E-020">
                <text:p>3.20544252853482E-0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6557863542823E-020">
                <text:p>3.26557863542823E-0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2571474470862E-020">
                <text:p>3.32571474470862E-0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8585085644183E-020">
                <text:p>3.38585085644183E-0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4598697068703E-020">
                <text:p>3.44598697068703E-0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0612308749744E-020">
                <text:p>3.50612308749744E-0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6625920692107E-020">
                <text:p>3.56625920692107E-0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2639532900125E-020">
                <text:p>3.62639532900125E-0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8653145377719E-020">
                <text:p>3.68653145377719E-0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466675812844E-020">
                <text:p>3.7466675812844E-0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0680371155515E-020">
                <text:p>3.80680371155515E-0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6693984461878E-020">
                <text:p>3.86693984461878E-0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27075980502E-020">
                <text:p>3.927075980502E-0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8721211922922E-020">
                <text:p>3.98721211922922E-0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4734826082273E-020">
                <text:p>4.04734826082273E-0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0748440530296E-020">
                <text:p>4.10748440530296E-0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6762055268864E-020">
                <text:p>4.16762055268864E-0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27756702997E-020">
                <text:p>4.227756702997E-0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8789285624386E-020">
                <text:p>4.28789285624386E-0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4802901244383E-020">
                <text:p>4.34802901244383E-0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0816517161037E-020">
                <text:p>4.40816517161037E-0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6830133375595E-020">
                <text:p>4.46830133375595E-0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2843749889207E-020">
                <text:p>4.52843749889207E-0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8857366702944E-020">
                <text:p>4.58857366702944E-0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4870983817795E-020">
                <text:p>4.64870983817795E-0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0884601234682E-020">
                <text:p>4.70884601234682E-0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6898218954462E-020">
                <text:p>4.76898218954462E-0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2911836977933E-020">
                <text:p>4.82911836977933E-0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8925455305838E-020">
                <text:p>4.88925455305838E-0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4939073938874E-020">
                <text:p>4.94939073938874E-0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0952692877689E-020">
                <text:p>5.00952692877689E-0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MacOSX_x86 LibreOffice_project/40b2d7fde7e8d2d7bc5a449dc65df4d08a7dd3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aximum="1000" chart:reverse-direction="false" text:line-break="false" chart:axis-position="0"/>
      <style:graphic-properties svg:stroke-width="0.03cm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family="'DejaVu Serif'" style:font-style-name="Book" style:font-family-generic="roman" fo:font-size="12pt" style:font-size-asian="9pt" style:font-size-complex="9pt"/>
    </style:style>
    <style:style style:name="ch5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0.3" chart:maximum="0.8" chart:origin="0" chart:reverse-direction="false" text:line-break="false" chart:link-data-style-to-source="false" chart:axis-position="0"/>
      <style:graphic-properties svg:stroke-width="0.03cm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family="'DejaVu Serif'" style:font-style-name="Book" style:font-family-generic="roman" fo:font-size="12pt" style:font-size-asian="9pt" style:font-size-complex="9pt"/>
    </style:style>
    <style:style style:name="ch7" style:family="chart" style:data-style-name="N0">
      <style:chart-properties chart:symbol-type="none"/>
      <style:graphic-properties draw:stroke="dash" draw:stroke-dash="Fine_20_Dashed" svg:stroke-width="0.05cm" svg:stroke-color="#579d1c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5cm" svg:stroke-color="#7e0021" draw:fill-color="#7e0021"/>
      <style:text-properties fo:font-size="10pt" style:font-size-asian="10pt" style:font-size-complex="10pt"/>
    </style:style>
    <style:style style:name="ch9" style:family="chart">
      <style:graphic-properties draw:stroke="solid" svg:stroke-width="0.03cm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Data.G2:Data.G52 Data.U1:Data.U1 Data.K2:Data.K52 Data.M2:Data.M52" chart:data-source-has-labels="row" svg:x="1.513cm" svg:y="0.855cm" svg:width="13.847cm" svg:height="6.802cm">
          <chartooo:coordinate-region svg:x="2.307cm" svg:y="1.049cm" svg:width="12.654cm" svg:height="6.124cm"/>
          <chart:axis chart:dimension="x" chart:name="primary-x" chart:style-name="ch3">
            <chart:title svg:x="6.589cm" svg:y="7.837cm" chart:style-name="ch4">
              <text:p>Temperature (K)</text:p>
            </chart:title>
          </chart:axis>
          <chart:axis chart:dimension="y" chart:name="primary-y" chart:style-name="ch5">
            <chart:title svg:x="0.451cm" svg:y="7.09cm" chart:style-name="ch6">
              <text:p>Intrinsic Fermi Level (eV)</text:p>
            </chart:title>
          </chart:axis>
          <chart:series chart:style-name="ch7" chart:values-cell-range-address="Data.K2:Data.K52" chart:label-cell-address="Data.U1:Data.U1" chart:class="chart:scatter">
            <chart:domain table:cell-range-address="Data.G2:Data.G52"/>
            <chart:data-point chart:repeated="51"/>
          </chart:series>
          <chart:series chart:style-name="ch8" chart:values-cell-range-address="Data.M2:Data.M52" chart:class="chart:scatter">
            <chart:data-point chart:repeated="5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Power factor</text:p>
                <draw:g>
                  <svg:desc>Data.U1:Data.U1</svg:desc>
                </draw:g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.G2:Data.G52</svg:desc>
                </draw:g>
              </table:table-cell>
              <table:table-cell office:value-type="float" office:value="0.320435313">
                <text:p>0.320435313</text:p>
                <draw:g>
                  <svg:desc>Data.K2:Data.K52</svg:desc>
                </draw:g>
              </table:table-cell>
              <table:table-cell office:value-type="float" office:value="0.320435313">
                <text:p>0.320435313</text:p>
                <draw:g>
                  <svg:desc>Data.M2:Data.M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326416772176">
                <text:p>0.326416772176</text:p>
              </table:table-cell>
              <table:table-cell office:value-type="float" office:value="0.330057086747236">
                <text:p>0.3300570867472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0.332398231352">
                <text:p>0.332398231352</text:p>
              </table:table-cell>
              <table:table-cell office:value-type="float" office:value="0.339678860494471">
                <text:p>0.3396788604944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0.338379690528">
                <text:p>0.338379690528</text:p>
              </table:table-cell>
              <table:table-cell office:value-type="float" office:value="0.349300634241707">
                <text:p>0.3493006342417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0.344361149704">
                <text:p>0.344361149704</text:p>
              </table:table-cell>
              <table:table-cell office:value-type="float" office:value="0.358922407988943">
                <text:p>0.3589224079889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0.35034260888">
                <text:p>0.35034260888</text:p>
              </table:table-cell>
              <table:table-cell office:value-type="float" office:value="0.368544181736179">
                <text:p>0.3685441817361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0.356324068056">
                <text:p>0.356324068056</text:p>
              </table:table-cell>
              <table:table-cell office:value-type="float" office:value="0.378165955483414">
                <text:p>0.3781659554834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">
                <text:p>140</text:p>
              </table:table-cell>
              <table:table-cell office:value-type="float" office:value="0.362305527232">
                <text:p>0.362305527232</text:p>
              </table:table-cell>
              <table:table-cell office:value-type="float" office:value="0.38778772923065">
                <text:p>0.387787729230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">
                <text:p>160</text:p>
              </table:table-cell>
              <table:table-cell office:value-type="float" office:value="0.368286986408">
                <text:p>0.368286986408</text:p>
              </table:table-cell>
              <table:table-cell office:value-type="float" office:value="0.397409502977886">
                <text:p>0.3974095029778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">
                <text:p>180</text:p>
              </table:table-cell>
              <table:table-cell office:value-type="float" office:value="0.374268445584">
                <text:p>0.374268445584</text:p>
              </table:table-cell>
              <table:table-cell office:value-type="float" office:value="0.407031276725121">
                <text:p>0.4070312767251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0.38024990476">
                <text:p>0.38024990476</text:p>
              </table:table-cell>
              <table:table-cell office:value-type="float" office:value="0.416653050472357">
                <text:p>0.4166530504723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0">
                <text:p>220</text:p>
              </table:table-cell>
              <table:table-cell office:value-type="float" office:value="0.386231363936">
                <text:p>0.386231363936</text:p>
              </table:table-cell>
              <table:table-cell office:value-type="float" office:value="0.426274824219593">
                <text:p>0.4262748242195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">
                <text:p>240</text:p>
              </table:table-cell>
              <table:table-cell office:value-type="float" office:value="0.392212823112">
                <text:p>0.392212823112</text:p>
              </table:table-cell>
              <table:table-cell office:value-type="float" office:value="0.435896597966829">
                <text:p>0.4358965979668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0">
                <text:p>260</text:p>
              </table:table-cell>
              <table:table-cell office:value-type="float" office:value="0.398194282288">
                <text:p>0.398194282288</text:p>
              </table:table-cell>
              <table:table-cell office:value-type="float" office:value="0.445518371714064">
                <text:p>0.4455183717140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0">
                <text:p>280</text:p>
              </table:table-cell>
              <table:table-cell office:value-type="float" office:value="0.404175741464">
                <text:p>0.404175741464</text:p>
              </table:table-cell>
              <table:table-cell office:value-type="float" office:value="0.4551401454613">
                <text:p>0.45514014546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">
                <text:p>300</text:p>
              </table:table-cell>
              <table:table-cell office:value-type="float" office:value="0.41015720064">
                <text:p>0.41015720064</text:p>
              </table:table-cell>
              <table:table-cell office:value-type="float" office:value="0.464761919208536">
                <text:p>0.4647619192085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0">
                <text:p>320</text:p>
              </table:table-cell>
              <table:table-cell office:value-type="float" office:value="0.416138659816">
                <text:p>0.416138659816</text:p>
              </table:table-cell>
              <table:table-cell office:value-type="float" office:value="0.474383692955771">
                <text:p>0.4743836929557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0">
                <text:p>340</text:p>
              </table:table-cell>
              <table:table-cell office:value-type="float" office:value="0.422120118992">
                <text:p>0.422120118992</text:p>
              </table:table-cell>
              <table:table-cell office:value-type="float" office:value="0.484005466703007">
                <text:p>0.4840054667030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0">
                <text:p>360</text:p>
              </table:table-cell>
              <table:table-cell office:value-type="float" office:value="0.428101578168">
                <text:p>0.428101578168</text:p>
              </table:table-cell>
              <table:table-cell office:value-type="float" office:value="0.493627240450243">
                <text:p>0.4936272404502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0">
                <text:p>380</text:p>
              </table:table-cell>
              <table:table-cell office:value-type="float" office:value="0.434083037344">
                <text:p>0.434083037344</text:p>
              </table:table-cell>
              <table:table-cell office:value-type="float" office:value="0.503249014197478">
                <text:p>0.5032490141974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">
                <text:p>400</text:p>
              </table:table-cell>
              <table:table-cell office:value-type="float" office:value="0.44006449652">
                <text:p>0.44006449652</text:p>
              </table:table-cell>
              <table:table-cell office:value-type="float" office:value="0.512870787944714">
                <text:p>0.5128707879447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0">
                <text:p>420</text:p>
              </table:table-cell>
              <table:table-cell office:value-type="float" office:value="0.446045955696">
                <text:p>0.446045955696</text:p>
              </table:table-cell>
              <table:table-cell office:value-type="float" office:value="0.52249256169195">
                <text:p>0.522492561691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0">
                <text:p>440</text:p>
              </table:table-cell>
              <table:table-cell office:value-type="float" office:value="0.452027414872">
                <text:p>0.452027414872</text:p>
              </table:table-cell>
              <table:table-cell office:value-type="float" office:value="0.532114335439186">
                <text:p>0.5321143354391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0">
                <text:p>460</text:p>
              </table:table-cell>
              <table:table-cell office:value-type="float" office:value="0.458008874048">
                <text:p>0.458008874048</text:p>
              </table:table-cell>
              <table:table-cell office:value-type="float" office:value="0.541736109186421">
                <text:p>0.5417361091864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0">
                <text:p>480</text:p>
              </table:table-cell>
              <table:table-cell office:value-type="float" office:value="0.463990333224">
                <text:p>0.463990333224</text:p>
              </table:table-cell>
              <table:table-cell office:value-type="float" office:value="0.551357882933657">
                <text:p>0.5513578829336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0">
                <text:p>500</text:p>
              </table:table-cell>
              <table:table-cell office:value-type="float" office:value="0.4699717924">
                <text:p>0.4699717924</text:p>
              </table:table-cell>
              <table:table-cell office:value-type="float" office:value="0.560979656680893">
                <text:p>0.5609796566808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0">
                <text:p>520</text:p>
              </table:table-cell>
              <table:table-cell office:value-type="float" office:value="0.475953251576">
                <text:p>0.475953251576</text:p>
              </table:table-cell>
              <table:table-cell office:value-type="float" office:value="0.570601430428128">
                <text:p>0.5706014304281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0">
                <text:p>540</text:p>
              </table:table-cell>
              <table:table-cell office:value-type="float" office:value="0.481934710752">
                <text:p>0.481934710752</text:p>
              </table:table-cell>
              <table:table-cell office:value-type="float" office:value="0.580223204175364">
                <text:p>0.5802232041753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0">
                <text:p>560</text:p>
              </table:table-cell>
              <table:table-cell office:value-type="float" office:value="0.487916169928">
                <text:p>0.487916169928</text:p>
              </table:table-cell>
              <table:table-cell office:value-type="float" office:value="0.5898449779226">
                <text:p>0.58984497792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0">
                <text:p>580</text:p>
              </table:table-cell>
              <table:table-cell office:value-type="float" office:value="0.493897629104">
                <text:p>0.493897629104</text:p>
              </table:table-cell>
              <table:table-cell office:value-type="float" office:value="0.599466751669836">
                <text:p>0.5994667516698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0">
                <text:p>600</text:p>
              </table:table-cell>
              <table:table-cell office:value-type="float" office:value="0.49987908828">
                <text:p>0.49987908828</text:p>
              </table:table-cell>
              <table:table-cell office:value-type="float" office:value="0.609088525417071">
                <text:p>0.6090885254170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0">
                <text:p>620</text:p>
              </table:table-cell>
              <table:table-cell office:value-type="float" office:value="0.505860547456">
                <text:p>0.505860547456</text:p>
              </table:table-cell>
              <table:table-cell office:value-type="float" office:value="0.618710299164307">
                <text:p>0.6187102991643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0">
                <text:p>640</text:p>
              </table:table-cell>
              <table:table-cell office:value-type="float" office:value="0.511842006632">
                <text:p>0.511842006632</text:p>
              </table:table-cell>
              <table:table-cell office:value-type="float" office:value="0.628332072911543">
                <text:p>0.6283320729115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0">
                <text:p>660</text:p>
              </table:table-cell>
              <table:table-cell office:value-type="float" office:value="0.517823465808">
                <text:p>0.517823465808</text:p>
              </table:table-cell>
              <table:table-cell office:value-type="float" office:value="0.637953846658778">
                <text:p>0.6379538466587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0">
                <text:p>680</text:p>
              </table:table-cell>
              <table:table-cell office:value-type="float" office:value="0.523804924984">
                <text:p>0.523804924984</text:p>
              </table:table-cell>
              <table:table-cell office:value-type="float" office:value="0.647575620406014">
                <text:p>0.6475756204060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">
                <text:p>700</text:p>
              </table:table-cell>
              <table:table-cell office:value-type="float" office:value="0.52978638416">
                <text:p>0.52978638416</text:p>
              </table:table-cell>
              <table:table-cell office:value-type="float" office:value="0.65719739415325">
                <text:p>0.657197394153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20">
                <text:p>720</text:p>
              </table:table-cell>
              <table:table-cell office:value-type="float" office:value="0.535767843336">
                <text:p>0.535767843336</text:p>
              </table:table-cell>
              <table:table-cell office:value-type="float" office:value="0.666819167900486">
                <text:p>0.6668191679004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0">
                <text:p>740</text:p>
              </table:table-cell>
              <table:table-cell office:value-type="float" office:value="0.541749302512">
                <text:p>0.541749302512</text:p>
              </table:table-cell>
              <table:table-cell office:value-type="float" office:value="0.676440941647721">
                <text:p>0.6764409416477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60">
                <text:p>760</text:p>
              </table:table-cell>
              <table:table-cell office:value-type="float" office:value="0.547730761688">
                <text:p>0.547730761688</text:p>
              </table:table-cell>
              <table:table-cell office:value-type="float" office:value="0.686062715394957">
                <text:p>0.6860627153949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0">
                <text:p>780</text:p>
              </table:table-cell>
              <table:table-cell office:value-type="float" office:value="0.553712220864">
                <text:p>0.553712220864</text:p>
              </table:table-cell>
              <table:table-cell office:value-type="float" office:value="0.695684489142193">
                <text:p>0.6956844891421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">
                <text:p>800</text:p>
              </table:table-cell>
              <table:table-cell office:value-type="float" office:value="0.55969368004">
                <text:p>0.55969368004</text:p>
              </table:table-cell>
              <table:table-cell office:value-type="float" office:value="0.705306262889428">
                <text:p>0.7053062628894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20">
                <text:p>820</text:p>
              </table:table-cell>
              <table:table-cell office:value-type="float" office:value="0.565675139216">
                <text:p>0.565675139216</text:p>
              </table:table-cell>
              <table:table-cell office:value-type="float" office:value="0.714928036636664">
                <text:p>0.7149280366366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40">
                <text:p>840</text:p>
              </table:table-cell>
              <table:table-cell office:value-type="float" office:value="0.571656598392">
                <text:p>0.571656598392</text:p>
              </table:table-cell>
              <table:table-cell office:value-type="float" office:value="0.7245498103839">
                <text:p>0.72454981038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60">
                <text:p>860</text:p>
              </table:table-cell>
              <table:table-cell office:value-type="float" office:value="0.577638057568">
                <text:p>0.577638057568</text:p>
              </table:table-cell>
              <table:table-cell office:value-type="float" office:value="0.734171584131135">
                <text:p>0.7341715841311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0">
                <text:p>880</text:p>
              </table:table-cell>
              <table:table-cell office:value-type="float" office:value="0.583619516744">
                <text:p>0.583619516744</text:p>
              </table:table-cell>
              <table:table-cell office:value-type="float" office:value="0.743793357878371">
                <text:p>0.7437933578783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">
                <text:p>900</text:p>
              </table:table-cell>
              <table:table-cell office:value-type="float" office:value="0.58960097592">
                <text:p>0.58960097592</text:p>
              </table:table-cell>
              <table:table-cell office:value-type="float" office:value="0.753415131625607">
                <text:p>0.7534151316256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0">
                <text:p>920</text:p>
              </table:table-cell>
              <table:table-cell office:value-type="float" office:value="0.595582435096">
                <text:p>0.595582435096</text:p>
              </table:table-cell>
              <table:table-cell office:value-type="float" office:value="0.763036905372843">
                <text:p>0.7630369053728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40">
                <text:p>940</text:p>
              </table:table-cell>
              <table:table-cell office:value-type="float" office:value="0.601563894272">
                <text:p>0.601563894272</text:p>
              </table:table-cell>
              <table:table-cell office:value-type="float" office:value="0.772658679120078">
                <text:p>0.7726586791200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60">
                <text:p>960</text:p>
              </table:table-cell>
              <table:table-cell office:value-type="float" office:value="0.607545353448">
                <text:p>0.607545353448</text:p>
              </table:table-cell>
              <table:table-cell office:value-type="float" office:value="0.782280452867314">
                <text:p>0.7822804528673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80">
                <text:p>980</text:p>
              </table:table-cell>
              <table:table-cell office:value-type="float" office:value="0.613526812624">
                <text:p>0.613526812624</text:p>
              </table:table-cell>
              <table:table-cell office:value-type="float" office:value="0.79190222661455">
                <text:p>0.791902226614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0">
                <text:p>1000</text:p>
              </table:table-cell>
              <table:table-cell office:value-type="float" office:value="0.6195082718">
                <text:p>0.6195082718</text:p>
              </table:table-cell>
              <table:table-cell office:value-type="float" office:value="0.801524000361786">
                <text:p>0.80152400036178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MacOSX_x86 LibreOffice_project/40b2d7fde7e8d2d7bc5a449dc65df4d08a7dd3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aximum="1000" chart:reverse-direction="false" text:line-break="false" chart:axis-position="0"/>
      <style:graphic-properties svg:stroke-width="0.03cm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family="'DejaVu Serif'" style:font-style-name="Book" style:font-family-generic="roman" fo:font-size="12pt" style:font-size-asian="9pt" style:font-size-complex="9pt"/>
    </style:style>
    <style:style style:name="ch5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origin="0" chart:reverse-direction="false" text:line-break="false" chart:axis-position="0"/>
      <style:graphic-properties svg:stroke-width="0.03cm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family="'DejaVu Serif'" style:font-style-name="Book" style:font-family-generic="roman" fo:font-size="12pt" style:font-size-asian="9pt" style:font-size-complex="9pt"/>
    </style:style>
    <style:style style:name="ch7" style:family="chart" style:data-style-name="N0">
      <style:chart-properties chart:symbol-type="none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width="0.03cm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Data.G2:Data.G52 Data.T2:Data.T52" svg:x="1.513cm" svg:y="0.855cm" svg:width="13.847cm" svg:height="6.802cm">
          <chartooo:coordinate-region svg:x="2.409cm" svg:y="1.048cm" svg:width="12.552cm" svg:height="6.124cm"/>
          <chart:axis chart:dimension="x" chart:name="primary-x" chart:style-name="ch3">
            <chart:title svg:x="6.589cm" svg:y="7.837cm" chart:style-name="ch4">
              <text:p>Temperature (K)</text:p>
            </chart:title>
          </chart:axis>
          <chart:axis chart:dimension="y" chart:name="primary-y" chart:style-name="ch5">
            <chart:title svg:x="0.451cm" svg:y="6.949cm" chart:style-name="ch6">
              <text:p>Conductivity ([tera]S/m)</text:p>
            </chart:title>
          </chart:axis>
          <chart:series chart:style-name="ch7" chart:values-cell-range-address="Data.T2:Data.T52" chart:class="chart:scatter">
            <chart:domain table:cell-range-address="Data.G2:Data.G52"/>
            <chart:data-point chart:repeated="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.G2:Data.G52</svg:desc>
                </draw:g>
              </table:table-cell>
              <table:table-cell office:value-type="float" office:value="0">
                <text:p>0</text:p>
                <draw:g>
                  <svg:desc>Data.T2:Data.T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595332220120726">
                <text:p>0.5953322201207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2.0057670260237">
                <text:p>2.00576702602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4.27622167709102">
                <text:p>4.276221677091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7.49418206504914">
                <text:p>7.494182065049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1.7459115886983">
                <text:p>11.74591158869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17.1131119566732">
                <text:p>17.11311195667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">
                <text:p>140</text:p>
              </table:table-cell>
              <table:table-cell office:value-type="float" office:value="23.6728415286071">
                <text:p>23.67284152860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">
                <text:p>160</text:p>
              </table:table-cell>
              <table:table-cell office:value-type="float" office:value="31.4979710753351">
                <text:p>31.49797107533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">
                <text:p>180</text:p>
              </table:table-cell>
              <table:table-cell office:value-type="float" office:value="40.6576886800096">
                <text:p>40.65768868000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51.2179513694486">
                <text:p>51.21795136944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0">
                <text:p>220</text:p>
              </table:table-cell>
              <table:table-cell office:value-type="float" office:value="63.2418685331601">
                <text:p>63.24186853316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">
                <text:p>240</text:p>
              </table:table-cell>
              <table:table-cell office:value-type="float" office:value="76.7900233077621">
                <text:p>76.79002330776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0">
                <text:p>260</text:p>
              </table:table-cell>
              <table:table-cell office:value-type="float" office:value="91.9207420931198">
                <text:p>91.92074209311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0">
                <text:p>280</text:p>
              </table:table-cell>
              <table:table-cell office:value-type="float" office:value="108.690321798228">
                <text:p>108.6903217982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">
                <text:p>300</text:p>
              </table:table-cell>
              <table:table-cell office:value-type="float" office:value="127.153222830235">
                <text:p>127.1532228302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0">
                <text:p>320</text:p>
              </table:table-cell>
              <table:table-cell office:value-type="float" office:value="147.36223425106">
                <text:p>147.362234251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0">
                <text:p>340</text:p>
              </table:table-cell>
              <table:table-cell office:value-type="float" office:value="169.368616186494">
                <text:p>169.3686161864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0">
                <text:p>360</text:p>
              </table:table-cell>
              <table:table-cell office:value-type="float" office:value="193.22222350695">
                <text:p>193.222223506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0">
                <text:p>380</text:p>
              </table:table-cell>
              <table:table-cell office:value-type="float" office:value="218.971613968834">
                <text:p>218.9716139688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">
                <text:p>400</text:p>
              </table:table-cell>
              <table:table-cell office:value-type="float" office:value="246.664143362665">
                <text:p>246.6641433626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0">
                <text:p>420</text:p>
              </table:table-cell>
              <table:table-cell office:value-type="float" office:value="276.346049715621">
                <text:p>276.3460497156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0">
                <text:p>440</text:p>
              </table:table-cell>
              <table:table-cell office:value-type="float" office:value="308.062528207972">
                <text:p>308.0625282079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0">
                <text:p>460</text:p>
              </table:table-cell>
              <table:table-cell office:value-type="float" office:value="341.857798158527">
                <text:p>341.8577981585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0">
                <text:p>480</text:p>
              </table:table-cell>
              <table:table-cell office:value-type="float" office:value="377.775163193929">
                <text:p>377.7751631939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0">
                <text:p>500</text:p>
              </table:table-cell>
              <table:table-cell office:value-type="float" office:value="415.857065525507">
                <text:p>415.8570655255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0">
                <text:p>520</text:p>
              </table:table-cell>
              <table:table-cell office:value-type="float" office:value="456.145135104244">
                <text:p>456.1451351042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0">
                <text:p>540</text:p>
              </table:table-cell>
              <table:table-cell office:value-type="float" office:value="498.680234300763">
                <text:p>498.6802343007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0">
                <text:p>560</text:p>
              </table:table-cell>
              <table:table-cell office:value-type="float" office:value="543.502498656787">
                <text:p>543.5024986567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0">
                <text:p>580</text:p>
              </table:table-cell>
              <table:table-cell office:value-type="float" office:value="590.651374172237">
                <text:p>590.6513741722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0">
                <text:p>600</text:p>
              </table:table-cell>
              <table:table-cell office:value-type="float" office:value="640.165651524441">
                <text:p>640.1656515244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0">
                <text:p>620</text:p>
              </table:table-cell>
              <table:table-cell office:value-type="float" office:value="692.083497559784">
                <text:p>692.0834975597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0">
                <text:p>640</text:p>
              </table:table-cell>
              <table:table-cell office:value-type="float" office:value="746.442484351337">
                <text:p>746.4424843513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0">
                <text:p>660</text:p>
              </table:table-cell>
              <table:table-cell office:value-type="float" office:value="803.279616076848">
                <text:p>803.2796160768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0">
                <text:p>680</text:p>
              </table:table-cell>
              <table:table-cell office:value-type="float" office:value="862.631353938389">
                <text:p>862.6313539383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">
                <text:p>700</text:p>
              </table:table-cell>
              <table:table-cell office:value-type="float" office:value="924.533639317061">
                <text:p>924.5336393170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20">
                <text:p>720</text:p>
              </table:table-cell>
              <table:table-cell office:value-type="float" office:value="989.021915332327">
                <text:p>989.0219153323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0">
                <text:p>740</text:p>
              </table:table-cell>
              <table:table-cell office:value-type="float" office:value="1056.13114695527">
                <text:p>1056.131146955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60">
                <text:p>760</text:p>
              </table:table-cell>
              <table:table-cell office:value-type="float" office:value="1125.8958398076">
                <text:p>1125.89583980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0">
                <text:p>780</text:p>
              </table:table-cell>
              <table:table-cell office:value-type="float" office:value="1198.35005776328">
                <text:p>1198.350057763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">
                <text:p>800</text:p>
              </table:table-cell>
              <table:table-cell office:value-type="float" office:value="1273.52743945656">
                <text:p>1273.527439456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20">
                <text:p>820</text:p>
              </table:table-cell>
              <table:table-cell office:value-type="float" office:value="1351.46121378905">
                <text:p>1351.461213789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40">
                <text:p>840</text:p>
              </table:table-cell>
              <table:table-cell office:value-type="float" office:value="1432.18421451862">
                <text:p>1432.184214518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60">
                <text:p>860</text:p>
              </table:table-cell>
              <table:table-cell office:value-type="float" office:value="1515.72889400421">
                <text:p>1515.728894004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0">
                <text:p>880</text:p>
              </table:table-cell>
              <table:table-cell office:value-type="float" office:value="1602.12733617339">
                <text:p>1602.127336173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">
                <text:p>900</text:p>
              </table:table-cell>
              <table:table-cell office:value-type="float" office:value="1691.41126877256">
                <text:p>1691.411268772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0">
                <text:p>920</text:p>
              </table:table-cell>
              <table:table-cell office:value-type="float" office:value="1783.61207495419">
                <text:p>1783.612074954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40">
                <text:p>940</text:p>
              </table:table-cell>
              <table:table-cell office:value-type="float" office:value="1878.76080425007">
                <text:p>1878.760804250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60">
                <text:p>960</text:p>
              </table:table-cell>
              <table:table-cell office:value-type="float" office:value="1976.88818297518">
                <text:p>1976.888182975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80">
                <text:p>980</text:p>
              </table:table-cell>
              <table:table-cell office:value-type="float" office:value="2078.02462410258">
                <text:p>2078.024624102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0">
                <text:p>1000</text:p>
              </table:table-cell>
              <table:table-cell office:value-type="float" office:value="2182.20023664615">
                <text:p>2182.2002366461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MacOSX_x86 LibreOffice_project/40b2d7fde7e8d2d7bc5a449dc65df4d08a7dd3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aximum="1000" chart:reverse-direction="false" text:line-break="false" chart:axis-position="0"/>
      <style:graphic-properties svg:stroke-width="0.03cm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family="'DejaVu Serif'" style:font-style-name="Book" style:font-family-generic="roman" fo:font-size="12pt" style:font-size-asian="9pt" style:font-size-complex="9pt"/>
    </style:style>
    <style:style style:name="ch5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1.5" chart:maximum="4.5" chart:origin="0" chart:reverse-direction="false" text:line-break="false" chart:axis-position="0"/>
      <style:graphic-properties svg:stroke-width="0.03cm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family="'DejaVu Serif'" style:font-style-name="Book" style:font-family-generic="roman" fo:font-size="12pt" style:font-size-asian="9pt" style:font-size-complex="9pt"/>
    </style:style>
    <style:style style:name="ch7" style:family="chart" style:data-style-name="N0">
      <style:chart-properties chart:symbol-type="none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width="0.03cm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Data.G2:Data.G52 Data.U2:Data.U52" svg:x="1.513cm" svg:y="0.855cm" svg:width="13.847cm" svg:height="6.802cm">
          <chartooo:coordinate-region svg:x="2.101cm" svg:y="1.048cm" svg:width="12.86cm" svg:height="6.124cm"/>
          <chart:axis chart:dimension="x" chart:name="primary-x" chart:style-name="ch3">
            <chart:title svg:x="6.589cm" svg:y="7.837cm" chart:style-name="ch4">
              <text:p>Temperature (K)</text:p>
            </chart:title>
          </chart:axis>
          <chart:axis chart:dimension="y" chart:name="primary-y" chart:style-name="ch5">
            <chart:title svg:x="0.451cm" svg:y="6.718cm" chart:style-name="ch6">
              <text:p>Power Factor (VS/mK)</text:p>
            </chart:title>
          </chart:axis>
          <chart:series chart:style-name="ch7" chart:values-cell-range-address="Data.U2:Data.U52" chart:class="chart:scatter">
            <chart:domain table:cell-range-address="Data.G2:Data.G52"/>
            <chart:data-point chart:repeated="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.G2:Data.G52</svg:desc>
                </draw:g>
              </table:table-cell>
              <table:table-cell office:value-type="float" office:value="NaN">
                <text:p>NaN</text:p>
                <draw:g>
                  <svg:desc>Data.U2:Data.U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.33693354865125">
                <text:p>2.33693354865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1.97801334307655">
                <text:p>1.978013343076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1.88340186910706">
                <text:p>1.883401869107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1.86569643953895">
                <text:p>1.865696439538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.8805710851043">
                <text:p>1.88057108510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1.91192450905595">
                <text:p>1.911924509055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">
                <text:p>140</text:p>
              </table:table-cell>
              <table:table-cell office:value-type="float" office:value="1.95251646105022">
                <text:p>1.952516461050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">
                <text:p>160</text:p>
              </table:table-cell>
              <table:table-cell office:value-type="float" office:value="1.99863779627327">
                <text:p>1.998637796273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">
                <text:p>180</text:p>
              </table:table-cell>
              <table:table-cell office:value-type="float" office:value="2.04821353823864">
                <text:p>2.048213538238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2.10000749847605">
                <text:p>2.100007498476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0">
                <text:p>220</text:p>
              </table:table-cell>
              <table:table-cell office:value-type="float" office:value="2.15324807386398">
                <text:p>2.153248073863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">
                <text:p>240</text:p>
              </table:table-cell>
              <table:table-cell office:value-type="float" office:value="2.20743642290216">
                <text:p>2.207436422902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0">
                <text:p>260</text:p>
              </table:table-cell>
              <table:table-cell office:value-type="float" office:value="2.26224136581871">
                <text:p>2.262241365818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0">
                <text:p>280</text:p>
              </table:table-cell>
              <table:table-cell office:value-type="float" office:value="2.31743865664645">
                <text:p>2.317438656646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">
                <text:p>300</text:p>
              </table:table-cell>
              <table:table-cell office:value-type="float" office:value="2.37287433717749">
                <text:p>2.372874337177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0">
                <text:p>320</text:p>
              </table:table-cell>
              <table:table-cell office:value-type="float" office:value="2.42844181093906">
                <text:p>2.428441810939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0">
                <text:p>340</text:p>
              </table:table-cell>
              <table:table-cell office:value-type="float" office:value="2.48406705819331">
                <text:p>2.484067058193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0">
                <text:p>360</text:p>
              </table:table-cell>
              <table:table-cell office:value-type="float" office:value="2.53969885134468">
                <text:p>2.539698851344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0">
                <text:p>380</text:p>
              </table:table-cell>
              <table:table-cell office:value-type="float" office:value="2.59530213425736">
                <text:p>2.595302134257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">
                <text:p>400</text:p>
              </table:table-cell>
              <table:table-cell office:value-type="float" office:value="2.65085345570658">
                <text:p>2.650853455706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0">
                <text:p>420</text:p>
              </table:table-cell>
              <table:table-cell office:value-type="float" office:value="2.70633776683371">
                <text:p>2.706337766833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0">
                <text:p>440</text:p>
              </table:table-cell>
              <table:table-cell office:value-type="float" office:value="2.76174614247988">
                <text:p>2.761746142479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0">
                <text:p>460</text:p>
              </table:table-cell>
              <table:table-cell office:value-type="float" office:value="2.81707413936909">
                <text:p>2.817074139369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0">
                <text:p>480</text:p>
              </table:table-cell>
              <table:table-cell office:value-type="float" office:value="2.87232060018967">
                <text:p>2.872320600189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0">
                <text:p>500</text:p>
              </table:table-cell>
              <table:table-cell office:value-type="float" office:value="2.92748677425337">
                <text:p>2.927486774253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0">
                <text:p>520</text:p>
              </table:table-cell>
              <table:table-cell office:value-type="float" office:value="2.98257566573238">
                <text:p>2.982575665732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0">
                <text:p>540</text:p>
              </table:table-cell>
              <table:table-cell office:value-type="float" office:value="3.03759154732862">
                <text:p>3.037591547328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0">
                <text:p>560</text:p>
              </table:table-cell>
              <table:table-cell office:value-type="float" office:value="3.092539595406">
                <text:p>3.0925395954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0">
                <text:p>580</text:p>
              </table:table-cell>
              <table:table-cell office:value-type="float" office:value="3.14742561510302">
                <text:p>3.147425615103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0">
                <text:p>600</text:p>
              </table:table-cell>
              <table:table-cell office:value-type="float" office:value="3.20225583263632">
                <text:p>3.202255832636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0">
                <text:p>620</text:p>
              </table:table-cell>
              <table:table-cell office:value-type="float" office:value="3.2570367381337">
                <text:p>3.25703673813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0">
                <text:p>640</text:p>
              </table:table-cell>
              <table:table-cell office:value-type="float" office:value="3.31177496670513">
                <text:p>3.311774966705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0">
                <text:p>660</text:p>
              </table:table-cell>
              <table:table-cell office:value-type="float" office:value="3.3664772086077">
                <text:p>3.36647720860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0">
                <text:p>680</text:p>
              </table:table-cell>
              <table:table-cell office:value-type="float" office:value="3.42115014165087">
                <text:p>3.421150141650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">
                <text:p>700</text:p>
              </table:table-cell>
              <table:table-cell office:value-type="float" office:value="3.47580038066886">
                <text:p>3.475800380668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20">
                <text:p>720</text:p>
              </table:table-cell>
              <table:table-cell office:value-type="float" office:value="3.53043444013233">
                <text:p>3.530434440132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0">
                <text:p>740</text:p>
              </table:table-cell>
              <table:table-cell office:value-type="float" office:value="3.5850587068971">
                <text:p>3.58505870689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60">
                <text:p>760</text:p>
              </table:table-cell>
              <table:table-cell office:value-type="float" office:value="3.63967942078732">
                <text:p>3.639679420787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0">
                <text:p>780</text:p>
              </table:table-cell>
              <table:table-cell office:value-type="float" office:value="3.69430266123498">
                <text:p>3.694302661234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">
                <text:p>800</text:p>
              </table:table-cell>
              <table:table-cell office:value-type="float" office:value="3.74893433859958">
                <text:p>3.748934338599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20">
                <text:p>820</text:p>
              </table:table-cell>
              <table:table-cell office:value-type="float" office:value="3.80358018909827">
                <text:p>3.803580189098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40">
                <text:p>840</text:p>
              </table:table-cell>
              <table:table-cell office:value-type="float" office:value="3.85824577251253">
                <text:p>3.858245772512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60">
                <text:p>860</text:p>
              </table:table-cell>
              <table:table-cell office:value-type="float" office:value="3.91293647201877">
                <text:p>3.912936472018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0">
                <text:p>880</text:p>
              </table:table-cell>
              <table:table-cell office:value-type="float" office:value="3.96765749563318">
                <text:p>3.967657495633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">
                <text:p>900</text:p>
              </table:table-cell>
              <table:table-cell office:value-type="float" office:value="4.02241387886931">
                <text:p>4.022413878869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0">
                <text:p>920</text:p>
              </table:table-cell>
              <table:table-cell office:value-type="float" office:value="4.07721048829465">
                <text:p>4.077210488294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40">
                <text:p>940</text:p>
              </table:table-cell>
              <table:table-cell office:value-type="float" office:value="4.13205202573955">
                <text:p>4.132052025739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60">
                <text:p>960</text:p>
              </table:table-cell>
              <table:table-cell office:value-type="float" office:value="4.18694303296402">
                <text:p>4.186943032964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80">
                <text:p>980</text:p>
              </table:table-cell>
              <table:table-cell office:value-type="float" office:value="4.24188789663144">
                <text:p>4.241887896631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0">
                <text:p>1000</text:p>
              </table:table-cell>
              <table:table-cell office:value-type="float" office:value="4.29689085347019">
                <text:p>4.2968908534701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MacOSX_x86 LibreOffice_project/40b2d7fde7e8d2d7bc5a449dc65df4d08a7dd3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aximum="1000" chart:reverse-direction="false" text:line-break="false" chart:axis-position="0"/>
      <style:graphic-properties svg:stroke-width="0.03cm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family="'DejaVu Serif'" style:font-style-name="Book" style:font-family-generic="roman" fo:font-size="12pt" style:font-size-asian="9pt" style:font-size-complex="9pt"/>
    </style:style>
    <style:style style:name="ch5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origin="0" chart:reverse-direction="false" text:line-break="false" chart:axis-position="0"/>
      <style:graphic-properties svg:stroke-width="0.03cm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family="'DejaVu Serif'" style:font-style-name="Book" style:font-family-generic="roman" fo:font-size="12pt" style:font-size-asian="9pt" style:font-size-complex="9pt"/>
    </style:style>
    <style:style style:name="ch7" style:family="chart" style:data-style-name="N0">
      <style:chart-properties chart:symbol-type="none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width="0.03cm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Data.G2:Data.G52 Data.W2:Data.W52" svg:x="1.513cm" svg:y="0.855cm" svg:width="13.847cm" svg:height="6.802cm">
          <chartooo:coordinate-region svg:x="1.999cm" svg:y="1.048cm" svg:width="12.962cm" svg:height="6.124cm"/>
          <chart:axis chart:dimension="x" chart:name="primary-x" chart:style-name="ch3">
            <chart:title svg:x="6.589cm" svg:y="7.837cm" chart:style-name="ch4">
              <text:p>Temperature (K)</text:p>
            </chart:title>
          </chart:axis>
          <chart:axis chart:dimension="y" chart:name="primary-y" chart:style-name="ch5">
            <chart:title svg:x="0.451cm" svg:y="7.706cm" chart:style-name="ch6">
              <text:p>Thermal Conductivity (GW/mK)</text:p>
            </chart:title>
          </chart:axis>
          <chart:series chart:style-name="ch7" chart:values-cell-range-address="Data.W2:Data.W52" chart:class="chart:scatter">
            <chart:domain table:cell-range-address="Data.G2:Data.G52"/>
            <chart:data-point chart:repeated="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.G2:Data.G52</svg:desc>
                </draw:g>
              </table:table-cell>
              <table:table-cell office:value-type="float" office:value="0">
                <text:p>0</text:p>
                <draw:g>
                  <svg:desc>Data.W2:Data.W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00176833714051912">
                <text:p>0.0001768337140519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0.00119156068073286">
                <text:p>0.00119156068073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0.00381054545199632">
                <text:p>0.003810545451996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0.00890409760167277">
                <text:p>0.008904097601672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0.0174446561176692">
                <text:p>0.01744465611766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0.0304990226701089">
                <text:p>0.03049902267010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">
                <text:p>140</text:p>
              </table:table-cell>
              <table:table-cell office:value-type="float" office:value="0.0492214169455154">
                <text:p>0.04922141694551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">
                <text:p>160</text:p>
              </table:table-cell>
              <table:table-cell office:value-type="float" office:value="0.0748476635008494">
                <text:p>0.07484766350084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">
                <text:p>180</text:p>
              </table:table-cell>
              <table:table-cell office:value-type="float" office:value="0.108690322242849">
                <text:p>0.1086903222428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0.152134560514013">
                <text:p>0.1521345605140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0">
                <text:p>220</text:p>
              </table:table-cell>
              <table:table-cell office:value-type="float" office:value="0.206634607201959">
                <text:p>0.2066346072019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">
                <text:p>240</text:p>
              </table:table-cell>
              <table:table-cell office:value-type="float" office:value="0.273710669062544">
                <text:p>0.2737106690625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0">
                <text:p>260</text:p>
              </table:table-cell>
              <table:table-cell office:value-type="float" office:value="0.354946219528812">
                <text:p>0.3549462195288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0">
                <text:p>280</text:p>
              </table:table-cell>
              <table:table-cell office:value-type="float" office:value="0.451985592072487">
                <text:p>0.4519855920724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">
                <text:p>300</text:p>
              </table:table-cell>
              <table:table-cell office:value-type="float" office:value="0.566531825931944">
                <text:p>0.5665318259319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0">
                <text:p>320</text:p>
              </table:table-cell>
              <table:table-cell office:value-type="float" office:value="0.700344723511011">
                <text:p>0.7003447235110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0">
                <text:p>340</text:p>
              </table:table-cell>
              <table:table-cell office:value-type="float" office:value="0.855239087254996">
                <text:p>0.8552390872549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0">
                <text:p>360</text:p>
              </table:table-cell>
              <table:table-cell office:value-type="float" office:value="1.03308311019539">
                <text:p>1.033083110195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0">
                <text:p>380</text:p>
              </table:table-cell>
              <table:table-cell office:value-type="float" office:value="1.23579689922001">
                <text:p>1.235796899220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">
                <text:p>400</text:p>
              </table:table-cell>
              <table:table-cell office:value-type="float" office:value="1.46535111388421">
                <text:p>1.465351113884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0">
                <text:p>420</text:p>
              </table:table-cell>
              <table:table-cell office:value-type="float" office:value="1.72376570652003">
                <text:p>1.723765706520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0">
                <text:p>440</text:p>
              </table:table-cell>
              <table:table-cell office:value-type="float" office:value="2.0131087517289">
                <text:p>2.01310875172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0">
                <text:p>460</text:p>
              </table:table-cell>
              <table:table-cell office:value-type="float" office:value="2.33549535520791">
                <text:p>2.335495355207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0">
                <text:p>480</text:p>
              </table:table-cell>
              <table:table-cell office:value-type="float" office:value="2.69308663336661">
                <text:p>2.693086633366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0">
                <text:p>500</text:p>
              </table:table-cell>
              <table:table-cell office:value-type="float" office:value="3.08808875642126">
                <text:p>3.088088756421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0">
                <text:p>520</text:p>
              </table:table-cell>
              <table:table-cell office:value-type="float" office:value="3.52275204866583">
                <text:p>3.522752048665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0">
                <text:p>540</text:p>
              </table:table-cell>
              <table:table-cell office:value-type="float" office:value="3.99937014045801">
                <text:p>3.999370140458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0">
                <text:p>560</text:p>
              </table:table-cell>
              <table:table-cell office:value-type="float" office:value="4.52027916716075">
                <text:p>4.520279167160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0">
                <text:p>580</text:p>
              </table:table-cell>
              <table:table-cell office:value-type="float" office:value="5.08785701086915">
                <text:p>5.087857010869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0">
                <text:p>600</text:p>
              </table:table-cell>
              <table:table-cell office:value-type="float" office:value="5.70452258125252">
                <text:p>5.704522581252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0">
                <text:p>620</text:p>
              </table:table-cell>
              <table:table-cell office:value-type="float" office:value="6.3727351322665">
                <text:p>6.37273513226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0">
                <text:p>640</text:p>
              </table:table-cell>
              <table:table-cell office:value-type="float" office:value="7.0949936118541">
                <text:p>7.09499361185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0">
                <text:p>660</text:p>
              </table:table-cell>
              <table:table-cell office:value-type="float" office:value="7.87383604206826">
                <text:p>7.873836042068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0">
                <text:p>680</text:p>
              </table:table-cell>
              <table:table-cell office:value-type="float" office:value="8.71183892731881">
                <text:p>8.711838927318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">
                <text:p>700</text:p>
              </table:table-cell>
              <table:table-cell office:value-type="float" office:value="9.61161668868262">
                <text:p>9.611616688682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20">
                <text:p>720</text:p>
              </table:table-cell>
              <table:table-cell office:value-type="float" office:value="10.5758211224205">
                <text:p>10.57582112242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0">
                <text:p>740</text:p>
              </table:table-cell>
              <table:table-cell office:value-type="float" office:value="11.6071408810243">
                <text:p>11.60714088102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60">
                <text:p>760</text:p>
              </table:table-cell>
              <table:table-cell office:value-type="float" office:value="12.708300975276">
                <text:p>12.7083009752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0">
                <text:p>780</text:p>
              </table:table-cell>
              <table:table-cell office:value-type="float" office:value="13.882062295939">
                <text:p>13.8820622959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">
                <text:p>800</text:p>
              </table:table-cell>
              <table:table-cell office:value-type="float" office:value="15.1312211538262">
                <text:p>15.13122115382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20">
                <text:p>820</text:p>
              </table:table-cell>
              <table:table-cell office:value-type="float" office:value="16.4586088370983">
                <text:p>16.45860883709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40">
                <text:p>840</text:p>
              </table:table-cell>
              <table:table-cell office:value-type="float" office:value="17.8670911847449">
                <text:p>17.86709118474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60">
                <text:p>860</text:p>
              </table:table-cell>
              <table:table-cell office:value-type="float" office:value="19.3595681752836">
                <text:p>19.35956817528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0">
                <text:p>880</text:p>
              </table:table-cell>
              <table:table-cell office:value-type="float" office:value="20.9389735297985">
                <text:p>20.93897352979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">
                <text:p>900</text:p>
              </table:table-cell>
              <table:table-cell office:value-type="float" office:value="22.6082743284993">
                <text:p>22.60827432849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0">
                <text:p>920</text:p>
              </table:table-cell>
              <table:table-cell office:value-type="float" office:value="24.3704706400558">
                <text:p>24.37047064005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40">
                <text:p>940</text:p>
              </table:table-cell>
              <table:table-cell office:value-type="float" office:value="26.2285951630105">
                <text:p>26.22859516301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60">
                <text:p>960</text:p>
              </table:table-cell>
              <table:table-cell office:value-type="float" office:value="28.1857128786301">
                <text:p>28.18571287863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80">
                <text:p>980</text:p>
              </table:table-cell>
              <table:table-cell office:value-type="float" office:value="30.2449207145998">
                <text:p>30.24492071459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0">
                <text:p>1000</text:p>
              </table:table-cell>
              <table:table-cell office:value-type="float" office:value="32.4093472190072">
                <text:p>32.409347219007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MacOSX_x86 LibreOffice_project/40b2d7fde7e8d2d7bc5a449dc65df4d08a7dd38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